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Bitstream Vera Sans Mono', 'Courier New', Courier, monospace"/>
    <style:font-face style:name="Consolas" svg:font-family="Consolas, 'Liberation Mono', Menlo, Courier, monospace"/>
    <style:font-face style:name="Helvetica" svg:font-family="Helvetica, Arial, 'lucida grande', tahoma, verdana, arial, sans-serif"/>
    <style:font-face style:name="Ubuntu Mono" svg:font-family="'Ubuntu Mono'"/>
    <style:font-face style:name="UbuntuRegular" svg:font-family="UbuntuRegular, Ubuntu, 'Bitstream Vera Sans', 'DejaVu Sans', Tahoma, sans-serif"/>
    <style:font-face style:name="Liberation Sans1" svg:font-family="'Liberation San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ad2" officeooo:paragraph-rsid="00158ad2"/>
    </style:style>
    <style:style style:name="P2" style:family="paragraph" style:parent-style-name="Standard">
      <style:text-properties fo:font-variant="normal" fo:text-transform="none" fo:color="#000000" fo:font-size="12pt" fo:letter-spacing="normal" officeooo:rsid="001bed85" officeooo:paragraph-rsid="001fa131" style:font-size-asian="10.5pt" style:font-size-complex="12pt"/>
    </style:style>
    <style:style style:name="P3" style:family="paragraph" style:parent-style-name="Standard">
      <style:text-properties fo:font-variant="normal" fo:text-transform="none" fo:color="#000000" fo:font-size="12pt" fo:letter-spacing="normal" officeooo:rsid="001bed85" officeooo:paragraph-rsid="0026ccbc" style:font-size-asian="10.5pt" style:font-size-complex="12pt"/>
    </style:style>
    <style:style style:name="P4" style:family="paragraph" style:parent-style-name="Standard">
      <style:text-properties fo:font-variant="normal" fo:text-transform="none" fo:color="#000000" fo:font-size="12pt" fo:letter-spacing="normal" officeooo:rsid="001bed85" officeooo:paragraph-rsid="002b9f9b" style:font-size-asian="10.5pt" style:font-size-complex="12pt"/>
    </style:style>
    <style:style style:name="P5" style:family="paragraph" style:parent-style-name="Standard">
      <style:text-properties officeooo:rsid="0017913a" officeooo:paragraph-rsid="0017913a"/>
    </style:style>
    <style:style style:name="P6" style:family="paragraph" style:parent-style-name="Standard">
      <style:text-properties officeooo:rsid="001836cb" officeooo:paragraph-rsid="001836cb"/>
    </style:style>
    <style:style style:name="P7" style:family="paragraph" style:parent-style-name="Standard">
      <style:text-properties officeooo:rsid="001836cb" officeooo:paragraph-rsid="001933c1"/>
    </style:style>
    <style:style style:name="P8" style:family="paragraph" style:parent-style-name="Standard">
      <style:text-properties officeooo:rsid="0018d709" officeooo:paragraph-rsid="0018d709"/>
    </style:style>
    <style:style style:name="P9" style:family="paragraph" style:parent-style-name="Standard">
      <style:text-properties officeooo:rsid="0018d709" officeooo:paragraph-rsid="002e437b"/>
    </style:style>
    <style:style style:name="P10" style:family="paragraph" style:parent-style-name="Standard">
      <style:text-properties officeooo:rsid="001933c1" officeooo:paragraph-rsid="001933c1"/>
    </style:style>
    <style:style style:name="P11" style:family="paragraph" style:parent-style-name="Standard">
      <style:text-properties fo:font-size="16pt" officeooo:rsid="00158ad2" officeooo:paragraph-rsid="00158ad2" style:font-size-asian="16pt" style:font-size-complex="16pt"/>
    </style:style>
    <style:style style:name="P12" style:family="paragraph" style:parent-style-name="Standard">
      <style:text-properties fo:font-size="16pt" officeooo:rsid="0017913a" officeooo:paragraph-rsid="0017913a" style:font-size-asian="16pt" style:font-size-complex="16pt"/>
    </style:style>
    <style:style style:name="P13" style:family="paragraph" style:parent-style-name="Standard">
      <style:text-properties fo:font-size="16pt" officeooo:rsid="001b1cc9" officeooo:paragraph-rsid="001b1cc9" style:font-size-asian="16pt" style:font-size-complex="16pt"/>
    </style:style>
    <style:style style:name="P14" style:family="paragraph" style:parent-style-name="Standard">
      <style:text-properties fo:font-size="16pt" officeooo:rsid="001bed85" officeooo:paragraph-rsid="001bed85" style:font-size-asian="16pt" style:font-size-complex="16pt"/>
    </style:style>
    <style:style style:name="P15" style:family="paragraph" style:parent-style-name="Standard">
      <style:text-properties fo:font-size="16pt" officeooo:rsid="001bed85" officeooo:paragraph-rsid="002022b6" style:font-size-asian="16pt" style:font-size-complex="16pt"/>
    </style:style>
    <style:style style:name="P16" style:family="paragraph" style:parent-style-name="Standard">
      <style:text-properties fo:font-size="16pt" officeooo:rsid="001bed85" officeooo:paragraph-rsid="0023b249" style:font-size-asian="16pt" style:font-size-complex="16pt"/>
    </style:style>
    <style:style style:name="P17" style:family="paragraph" style:parent-style-name="Standard">
      <style:text-properties fo:font-size="16pt" officeooo:rsid="001bed85" officeooo:paragraph-rsid="00259416" style:font-size-asian="16pt" style:font-size-complex="16pt"/>
    </style:style>
    <style:style style:name="P18" style:family="paragraph" style:parent-style-name="Standard">
      <style:text-properties fo:font-size="16pt" officeooo:rsid="001bed85" officeooo:paragraph-rsid="0025c957" style:font-size-asian="16pt" style:font-size-complex="16pt"/>
    </style:style>
    <style:style style:name="P19" style:family="paragraph" style:parent-style-name="Standard">
      <style:text-properties fo:font-size="16pt" officeooo:rsid="001c66bf" officeooo:paragraph-rsid="001c66bf" style:font-size-asian="16pt" style:font-size-complex="16pt"/>
    </style:style>
    <style:style style:name="P20" style:family="paragraph" style:parent-style-name="Standard">
      <style:text-properties fo:font-size="16pt" officeooo:rsid="001c66bf" officeooo:paragraph-rsid="001df35d" style:font-size-asian="16pt" style:font-size-complex="16pt"/>
    </style:style>
    <style:style style:name="P21" style:family="paragraph" style:parent-style-name="Standard">
      <style:text-properties fo:font-size="16pt" officeooo:rsid="001c66bf" officeooo:paragraph-rsid="001f68ca" style:font-size-asian="16pt" style:font-size-complex="16pt"/>
    </style:style>
    <style:style style:name="P22" style:family="paragraph" style:parent-style-name="Standard">
      <style:text-properties fo:font-size="16pt" officeooo:rsid="001c66bf" officeooo:paragraph-rsid="001fa131" style:font-size-asian="16pt" style:font-size-complex="16pt"/>
    </style:style>
    <style:style style:name="P23" style:family="paragraph" style:parent-style-name="Standard">
      <style:text-properties fo:font-size="16pt" officeooo:rsid="001c66bf" officeooo:paragraph-rsid="002022b6" style:font-size-asian="16pt" style:font-size-complex="16pt"/>
    </style:style>
    <style:style style:name="P24" style:family="paragraph" style:parent-style-name="Standard">
      <style:text-properties fo:font-size="16pt" officeooo:rsid="001c66bf" officeooo:paragraph-rsid="0026ccbc" style:font-size-asian="16pt" style:font-size-complex="16pt"/>
    </style:style>
    <style:style style:name="P25" style:family="paragraph" style:parent-style-name="Standard">
      <style:text-properties fo:font-size="16pt" officeooo:rsid="001c66bf" officeooo:paragraph-rsid="002b9f9b" style:font-size-asian="16pt" style:font-size-complex="16pt"/>
    </style:style>
    <style:style style:name="P26" style:family="paragraph" style:parent-style-name="Standard">
      <style:text-properties fo:font-size="16pt" officeooo:rsid="001c66bf" officeooo:paragraph-rsid="002d3937" style:font-size-asian="16pt" style:font-size-complex="16pt"/>
    </style:style>
    <style:style style:name="P27" style:family="paragraph" style:parent-style-name="Standard">
      <style:text-properties fo:font-size="16pt" officeooo:rsid="001c66bf" officeooo:paragraph-rsid="002e437b" style:font-size-asian="16pt" style:font-size-complex="16pt"/>
    </style:style>
    <style:style style:name="P28" style:family="paragraph" style:parent-style-name="Standard">
      <style:text-properties fo:font-size="16pt" officeooo:rsid="001836cb" officeooo:paragraph-rsid="001836cb" style:font-size-asian="16pt" style:font-size-complex="16pt"/>
    </style:style>
    <style:style style:name="P29" style:family="paragraph" style:parent-style-name="Standard">
      <style:text-properties fo:font-size="16pt" officeooo:rsid="001f68ca" officeooo:paragraph-rsid="001f68ca" style:font-size-asian="16pt" style:font-size-complex="16pt"/>
    </style:style>
    <style:style style:name="P30" style:family="paragraph" style:parent-style-name="Standard">
      <style:text-properties fo:font-size="16pt" officeooo:rsid="001fa131" officeooo:paragraph-rsid="001fa131" style:font-size-asian="16pt" style:font-size-complex="16pt"/>
    </style:style>
    <style:style style:name="P31" style:family="paragraph" style:parent-style-name="Standard">
      <style:text-properties fo:font-size="16pt" officeooo:rsid="001fa131" officeooo:paragraph-rsid="0023b249" style:font-size-asian="16pt" style:font-size-complex="16pt"/>
    </style:style>
    <style:style style:name="P32" style:family="paragraph" style:parent-style-name="Standard">
      <style:text-properties fo:font-size="16pt" officeooo:rsid="001fa131" officeooo:paragraph-rsid="00259416" style:font-size-asian="16pt" style:font-size-complex="16pt"/>
    </style:style>
    <style:style style:name="P33" style:family="paragraph" style:parent-style-name="Standard">
      <style:text-properties fo:font-size="16pt" officeooo:rsid="001fa131" officeooo:paragraph-rsid="0025c957" style:font-size-asian="16pt" style:font-size-complex="16pt"/>
    </style:style>
    <style:style style:name="P34" style:family="paragraph" style:parent-style-name="Standard">
      <style:text-properties fo:font-size="16pt" officeooo:rsid="002022b6" officeooo:paragraph-rsid="002022b6" style:font-size-asian="16pt" style:font-size-complex="16pt"/>
    </style:style>
    <style:style style:name="P35" style:family="paragraph" style:parent-style-name="Standard">
      <style:text-properties fo:font-size="16pt" officeooo:rsid="0025c957" officeooo:paragraph-rsid="0025c957" style:font-size-asian="16pt" style:font-size-complex="16pt"/>
    </style:style>
    <style:style style:name="P36" style:family="paragraph" style:parent-style-name="Standard">
      <style:text-properties fo:font-size="16pt" officeooo:rsid="0018d709" officeooo:paragraph-rsid="0018d709" style:font-size-asian="16pt" style:font-size-complex="16pt"/>
    </style:style>
    <style:style style:name="P37" style:family="paragraph" style:parent-style-name="Standard">
      <style:text-properties fo:font-size="16pt" officeooo:rsid="001933c1" officeooo:paragraph-rsid="001933c1" style:font-size-asian="16pt" style:font-size-complex="16pt"/>
    </style:style>
    <style:style style:name="P38" style:family="paragraph" style:parent-style-name="Standard">
      <style:text-properties fo:font-size="16pt" officeooo:rsid="002e437b" officeooo:paragraph-rsid="002e437b" style:font-size-asian="16pt" style:font-size-complex="16pt"/>
    </style:style>
    <style:style style:name="P39" style:family="paragraph" style:parent-style-name="Standard">
      <style:text-properties fo:font-size="16pt" officeooo:rsid="002e437b" officeooo:paragraph-rsid="002f9804" style:font-size-asian="16pt" style:font-size-complex="16pt"/>
    </style:style>
    <style:style style:name="P40" style:family="paragraph" style:parent-style-name="Standard">
      <style:text-properties fo:font-size="16pt" officeooo:rsid="002e437b" officeooo:paragraph-rsid="00311c60" style:font-size-asian="16pt" style:font-size-complex="16pt"/>
    </style:style>
    <style:style style:name="P41" style:family="paragraph" style:parent-style-name="Standard">
      <style:text-properties fo:font-size="16pt" officeooo:rsid="001fa131" officeooo:paragraph-rsid="002022b6"/>
    </style:style>
    <style:style style:name="P42" style:family="paragraph" style:parent-style-name="Standard">
      <style:text-properties fo:font-size="18pt" fo:font-weight="bold" officeooo:rsid="00150782" officeooo:paragraph-rsid="00150782" style:font-size-asian="18pt" style:font-weight-asian="bold" style:font-size-complex="18pt" style:font-weight-complex="bold"/>
    </style:style>
    <style:style style:name="P43" style:family="paragraph" style:parent-style-name="Standard">
      <style:text-properties officeooo:rsid="001b1cc9" officeooo:paragraph-rsid="001b1cc9"/>
    </style:style>
    <style:style style:name="P44" style:family="paragraph" style:parent-style-name="Standard">
      <style:text-properties officeooo:rsid="001bed85" officeooo:paragraph-rsid="001bed85"/>
    </style:style>
    <style:style style:name="P45" style:family="paragraph" style:parent-style-name="Standard">
      <style:text-properties officeooo:rsid="001bed85" officeooo:paragraph-rsid="002022b6"/>
    </style:style>
    <style:style style:name="P46" style:family="paragraph" style:parent-style-name="Standard">
      <style:text-properties fo:font-size="12pt" officeooo:rsid="001bed85" officeooo:paragraph-rsid="001bed85" style:font-size-asian="10.5pt" style:font-size-complex="12pt"/>
    </style:style>
    <style:style style:name="P47" style:family="paragraph" style:parent-style-name="Standard">
      <style:text-properties fo:font-size="12pt" officeooo:rsid="001bed85" officeooo:paragraph-rsid="001c66bf" style:font-size-asian="10.5pt" style:font-size-complex="12pt"/>
    </style:style>
    <style:style style:name="P48" style:family="paragraph" style:parent-style-name="Standard">
      <style:text-properties fo:font-size="12pt" officeooo:rsid="001bed85" officeooo:paragraph-rsid="001df35d" style:font-size-asian="10.5pt" style:font-size-complex="12pt"/>
    </style:style>
    <style:style style:name="P49" style:family="paragraph" style:parent-style-name="Standard">
      <style:text-properties fo:font-size="12pt" officeooo:rsid="001bed85" officeooo:paragraph-rsid="001f68ca" style:font-size-asian="10.5pt" style:font-size-complex="12pt"/>
    </style:style>
    <style:style style:name="P50" style:family="paragraph" style:parent-style-name="Standard">
      <style:text-properties fo:font-size="12pt" officeooo:rsid="001bed85" officeooo:paragraph-rsid="001fa131" style:font-size-asian="10.5pt" style:font-size-complex="12pt"/>
    </style:style>
    <style:style style:name="P51" style:family="paragraph" style:parent-style-name="Standard">
      <style:text-properties fo:font-size="12pt" officeooo:rsid="001bed85" officeooo:paragraph-rsid="002022b6" style:font-size-asian="10.5pt" style:font-size-complex="12pt"/>
    </style:style>
    <style:style style:name="P52" style:family="paragraph" style:parent-style-name="Standard">
      <style:text-properties fo:font-size="12pt" officeooo:rsid="001bed85" officeooo:paragraph-rsid="0023b249" style:font-size-asian="10.5pt" style:font-size-complex="12pt"/>
    </style:style>
    <style:style style:name="P53" style:family="paragraph" style:parent-style-name="Standard">
      <style:text-properties fo:font-size="12pt" officeooo:rsid="001bed85" officeooo:paragraph-rsid="00259416" style:font-size-asian="10.5pt" style:font-size-complex="12pt"/>
    </style:style>
    <style:style style:name="P54" style:family="paragraph" style:parent-style-name="Standard">
      <style:text-properties fo:font-size="12pt" officeooo:rsid="001bed85" officeooo:paragraph-rsid="0025c957" style:font-size-asian="10.5pt" style:font-size-complex="12pt"/>
    </style:style>
    <style:style style:name="P55" style:family="paragraph" style:parent-style-name="Standard">
      <style:text-properties fo:font-size="12pt" officeooo:rsid="001bed85" officeooo:paragraph-rsid="0026ccbc" style:font-size-asian="10.5pt" style:font-size-complex="12pt"/>
    </style:style>
    <style:style style:name="P56" style:family="paragraph" style:parent-style-name="Standard">
      <style:text-properties fo:font-size="12pt" officeooo:rsid="001bed85" officeooo:paragraph-rsid="002b9f9b" style:font-size-asian="10.5pt" style:font-size-complex="12pt"/>
    </style:style>
    <style:style style:name="P57" style:family="paragraph" style:parent-style-name="Standard">
      <style:text-properties fo:font-size="12pt" officeooo:rsid="001bed85" officeooo:paragraph-rsid="002d3937" style:font-size-asian="10.5pt" style:font-size-complex="12pt"/>
    </style:style>
    <style:style style:name="P58" style:family="paragraph" style:parent-style-name="Standard">
      <style:text-properties fo:font-size="12pt" officeooo:rsid="001bed85" officeooo:paragraph-rsid="002e437b" style:font-size-asian="10.5pt" style:font-size-complex="12pt"/>
    </style:style>
    <style:style style:name="P59" style:family="paragraph" style:parent-style-name="Standard">
      <style:text-properties fo:font-size="12pt" officeooo:rsid="001bed85" officeooo:paragraph-rsid="002ea089" style:font-size-asian="10.5pt" style:font-size-complex="12pt"/>
    </style:style>
    <style:style style:name="P60" style:family="paragraph" style:parent-style-name="Standard">
      <style:text-properties fo:font-size="12pt" officeooo:rsid="001bed85" officeooo:paragraph-rsid="002f9804" style:font-size-asian="10.5pt" style:font-size-complex="12pt"/>
    </style:style>
    <style:style style:name="P61" style:family="paragraph" style:parent-style-name="Standard">
      <style:text-properties fo:font-size="12pt" officeooo:rsid="001bed85" officeooo:paragraph-rsid="00311c60" style:font-size-asian="10.5pt" style:font-size-complex="12pt"/>
    </style:style>
    <style:style style:name="P62" style:family="paragraph" style:parent-style-name="Standard">
      <style:text-properties fo:font-size="12pt" officeooo:rsid="0025c957" officeooo:paragraph-rsid="0025c957" style:font-size-asian="10.5pt" style:font-size-complex="12pt"/>
    </style:style>
    <style:style style:name="P63" style:family="paragraph" style:parent-style-name="Standard">
      <style:text-properties fo:font-size="12pt" officeooo:rsid="00260016" officeooo:paragraph-rsid="00260016" style:font-size-asian="10.5pt" style:font-size-complex="12pt"/>
    </style:style>
    <style:style style:name="P64" style:family="paragraph" style:parent-style-name="Standard">
      <style:text-properties fo:font-size="12pt" officeooo:rsid="00260016" officeooo:paragraph-rsid="002b9f9b" style:font-size-asian="10.5pt" style:font-size-complex="12pt"/>
    </style:style>
    <style:style style:name="P65" style:family="paragraph" style:parent-style-name="Standard">
      <style:text-properties fo:font-size="12pt" officeooo:rsid="002022b6" officeooo:paragraph-rsid="0023b249" style:font-size-asian="12pt" style:font-size-complex="12pt"/>
    </style:style>
    <style:style style:name="P66" style:family="paragraph" style:parent-style-name="Standard">
      <style:text-properties fo:font-size="12pt" officeooo:rsid="0023c982" officeooo:paragraph-rsid="0023c982" style:font-size-asian="12pt" style:font-size-complex="12pt"/>
    </style:style>
    <style:style style:name="P67" style:family="paragraph" style:parent-style-name="Standard">
      <style:text-properties fo:font-size="12pt" officeooo:rsid="0025c957" officeooo:paragraph-rsid="0025c957" style:font-size-asian="12pt" style:font-size-complex="12pt"/>
    </style:style>
    <style:style style:name="P68" style:family="paragraph" style:parent-style-name="Standard">
      <style:text-properties fo:font-size="12pt" officeooo:rsid="00260016" officeooo:paragraph-rsid="00260016" style:font-size-asian="12pt" style:font-size-complex="12pt"/>
    </style:style>
    <style:style style:name="P69" style:family="paragraph" style:parent-style-name="Standard">
      <style:text-properties fo:font-size="12pt" officeooo:paragraph-rsid="002f9804" style:font-size-asian="12pt" style:font-size-complex="12pt"/>
    </style:style>
    <style:style style:name="P70" style:family="paragraph" style:parent-style-name="Standard">
      <style:text-properties fo:font-size="12pt" officeooo:rsid="002022b6" officeooo:paragraph-rsid="0021a721"/>
    </style:style>
    <style:style style:name="P71" style:family="paragraph" style:parent-style-name="Standard">
      <style:text-properties fo:font-size="12pt" officeooo:rsid="002022b6" officeooo:paragraph-rsid="0023b249"/>
    </style:style>
    <style:style style:name="P72" style:family="paragraph" style:parent-style-name="Standard">
      <style:text-properties fo:font-size="12pt" officeooo:rsid="0025c957" officeooo:paragraph-rsid="0025c957" fo:background-color="transparent" style:font-size-asian="12pt" style:font-size-complex="12pt"/>
    </style:style>
    <style:style style:name="P73" style:family="paragraph" style:parent-style-name="Standard">
      <style:text-properties officeooo:rsid="001c66bf" officeooo:paragraph-rsid="001c66bf"/>
    </style:style>
    <style:style style:name="P74" style:family="paragraph" style:parent-style-name="Standard">
      <style:text-properties officeooo:rsid="001c66bf" officeooo:paragraph-rsid="001df35d"/>
    </style:style>
    <style:style style:name="P75" style:family="paragraph" style:parent-style-name="Standard">
      <style:text-properties officeooo:rsid="001c66bf" officeooo:paragraph-rsid="002022b6"/>
    </style:style>
    <style:style style:name="P76" style:family="paragraph" style:parent-style-name="Standard">
      <style:text-properties officeooo:rsid="001c66bf" officeooo:paragraph-rsid="002e437b"/>
    </style:style>
    <style:style style:name="P77" style:family="paragraph" style:parent-style-name="Standard">
      <style:text-properties officeooo:rsid="001d8ae6" officeooo:paragraph-rsid="001d8ae6"/>
    </style:style>
    <style:style style:name="P78" style:family="paragraph" style:parent-style-name="Standard">
      <style:text-properties officeooo:rsid="001f68ca" officeooo:paragraph-rsid="001f68ca"/>
    </style:style>
    <style:style style:name="P79" style:family="paragraph" style:parent-style-name="Standard">
      <style:text-properties officeooo:rsid="001f68ca" officeooo:paragraph-rsid="001fa131"/>
    </style:style>
    <style:style style:name="P80" style:family="paragraph" style:parent-style-name="Standard">
      <style:text-properties officeooo:rsid="001fa131" officeooo:paragraph-rsid="001fa131"/>
    </style:style>
    <style:style style:name="P81" style:family="paragraph" style:parent-style-name="Standard">
      <style:text-properties officeooo:rsid="001fa131" officeooo:paragraph-rsid="001fb25f"/>
    </style:style>
    <style:style style:name="P82" style:family="paragraph" style:parent-style-name="Standard">
      <style:text-properties officeooo:rsid="001fa131" officeooo:paragraph-rsid="002022b6"/>
    </style:style>
    <style:style style:name="P83" style:family="paragraph" style:parent-style-name="Standard">
      <style:text-properties officeooo:rsid="001fa131" officeooo:paragraph-rsid="0023b249"/>
    </style:style>
    <style:style style:name="P84" style:family="paragraph" style:parent-style-name="Standard">
      <style:text-properties officeooo:rsid="001fa131" officeooo:paragraph-rsid="00259416"/>
    </style:style>
    <style:style style:name="P85" style:family="paragraph" style:parent-style-name="Standard">
      <style:text-properties officeooo:rsid="002022b6" officeooo:paragraph-rsid="002022b6"/>
    </style:style>
    <style:style style:name="P86" style:family="paragraph" style:parent-style-name="Standard">
      <style:text-properties officeooo:rsid="002022b6" officeooo:paragraph-rsid="0023b249"/>
    </style:style>
    <style:style style:name="P87" style:family="paragraph" style:parent-style-name="Standard">
      <style:text-properties officeooo:rsid="002022b6" officeooo:paragraph-rsid="00259416"/>
    </style:style>
    <style:style style:name="P88" style:family="paragraph" style:parent-style-name="Standard">
      <style:text-properties officeooo:rsid="0023b249" officeooo:paragraph-rsid="0023b249"/>
    </style:style>
    <style:style style:name="P89" style:family="paragraph" style:parent-style-name="Standard">
      <style:text-properties officeooo:rsid="00259416" officeooo:paragraph-rsid="00259416"/>
    </style:style>
    <style:style style:name="P90" style:family="paragraph" style:parent-style-name="Standard">
      <style:text-properties officeooo:rsid="0025c957" officeooo:paragraph-rsid="0025c957"/>
    </style:style>
    <style:style style:name="P91" style:family="paragraph" style:parent-style-name="Standard">
      <style:text-properties officeooo:rsid="00260016" officeooo:paragraph-rsid="00260016"/>
    </style:style>
    <style:style style:name="P92" style:family="paragraph" style:parent-style-name="Standard">
      <style:text-properties officeooo:rsid="00260016" officeooo:paragraph-rsid="0026ccbc"/>
    </style:style>
    <style:style style:name="P93" style:family="paragraph" style:parent-style-name="Standard">
      <style:text-properties officeooo:rsid="00260016" officeooo:paragraph-rsid="002b9f9b"/>
    </style:style>
    <style:style style:name="P94" style:family="paragraph" style:parent-style-name="Standard">
      <style:paragraph-properties fo:text-align="start" style:justify-single-word="false"/>
      <style:text-properties fo:color="#ff3333" fo:font-size="16pt" fo:font-weight="bold" officeooo:rsid="00260016" officeooo:paragraph-rsid="00260016" style:font-size-asian="16pt" style:font-weight-asian="bold" style:font-size-complex="16pt" style:font-weight-complex="bold"/>
    </style:style>
    <style:style style:name="P95" style:family="paragraph" style:parent-style-name="Standard">
      <style:text-properties officeooo:rsid="0026ccbc" officeooo:paragraph-rsid="0026ccbc"/>
    </style:style>
    <style:style style:name="P96" style:family="paragraph" style:parent-style-name="Standard">
      <style:text-properties officeooo:rsid="0027a4d5" officeooo:paragraph-rsid="0027a4d5"/>
    </style:style>
    <style:style style:name="P97" style:family="paragraph" style:parent-style-name="Standard">
      <style:text-properties officeooo:rsid="002b9f9b" officeooo:paragraph-rsid="002b9f9b"/>
    </style:style>
    <style:style style:name="P98" style:family="paragraph" style:parent-style-name="Standard">
      <style:text-properties officeooo:rsid="002d3937" officeooo:paragraph-rsid="002d3937"/>
    </style:style>
    <style:style style:name="P99" style:family="paragraph" style:parent-style-name="Standard">
      <style:text-properties fo:color="#ff66ff" fo:font-size="12pt" fo:font-weight="bold" officeooo:rsid="002d3937" officeooo:paragraph-rsid="002d3937" style:font-size-asian="12pt" style:font-weight-asian="bold" style:font-size-complex="12pt" style:font-weight-complex="bold"/>
    </style:style>
    <style:style style:name="P100" style:family="paragraph" style:parent-style-name="Standard">
      <style:text-properties officeooo:rsid="002e437b" officeooo:paragraph-rsid="002e437b"/>
    </style:style>
    <style:style style:name="P101" style:family="paragraph" style:parent-style-name="Standard">
      <style:text-properties officeooo:rsid="002e437b" officeooo:paragraph-rsid="002f9804"/>
    </style:style>
    <style:style style:name="P102" style:family="paragraph" style:parent-style-name="Standard">
      <style:text-properties officeooo:rsid="002f9804" officeooo:paragraph-rsid="002f9804"/>
    </style:style>
    <style:style style:name="P103" style:family="paragraph" style:parent-style-name="Standard">
      <style:text-properties fo:color="#000000" officeooo:rsid="002f9804" officeooo:paragraph-rsid="002f9804"/>
    </style:style>
    <style:style style:name="P104" style:family="paragraph" style:parent-style-name="Standard">
      <style:text-properties fo:color="#000000" style:font-name="Liberation Serif" officeooo:rsid="002f9804" officeooo:paragraph-rsid="00311c60"/>
    </style:style>
    <style:style style:name="P105" style:family="paragraph" style:parent-style-name="Standard">
      <style:text-properties fo:color="#000000" style:font-name="Liberation Serif" fo:font-size="12pt" officeooo:rsid="00311c60" officeooo:paragraph-rsid="00311c60" style:font-size-asian="12pt" style:font-size-complex="12pt"/>
    </style:style>
    <style:style style:name="P106" style:family="paragraph" style:parent-style-name="Standard">
      <style:text-properties fo:color="#000000" fo:font-size="12pt" officeooo:rsid="001bed85" officeooo:paragraph-rsid="00311c60" style:font-size-asian="10.5pt" style:font-size-complex="12pt"/>
    </style:style>
    <style:style style:name="P107" style:family="paragraph" style:parent-style-name="Standard">
      <style:text-properties fo:color="#000000" fo:font-size="16pt" officeooo:rsid="00311c60" officeooo:paragraph-rsid="00311c60" style:font-size-asian="16pt" style:font-size-complex="16pt"/>
    </style:style>
    <style:style style:name="P108" style:family="paragraph" style:parent-style-name="Standard">
      <style:text-properties style:font-name="Liberation Serif" fo:font-size="16pt" officeooo:rsid="002f9804" officeooo:paragraph-rsid="002f9804" style:font-size-asian="16pt" style:font-size-complex="16pt"/>
    </style:style>
    <style:style style:name="P109" style:family="paragraph" style:parent-style-name="Standard">
      <style:text-properties style:font-name="Liberation Serif" officeooo:paragraph-rsid="00311c60"/>
    </style:style>
    <style:style style:name="P110" style:family="paragraph" style:parent-style-name="Standard">
      <style:text-properties style:font-name="Liberation Serif" officeooo:rsid="00311c60" officeooo:paragraph-rsid="00311c60"/>
    </style:style>
    <style:style style:name="P111" style:family="paragraph" style:parent-style-name="Standard">
      <style:paragraph-properties fo:break-before="page"/>
      <style:text-properties fo:font-size="18pt" fo:font-weight="bold" officeooo:rsid="0017913a" officeooo:paragraph-rsid="0017913a" style:font-size-asian="18pt" style:font-weight-asian="bold" style:font-size-complex="18pt" style:font-weight-complex="bold"/>
    </style:style>
    <style:style style:name="P112" style:family="paragraph" style:parent-style-name="Standard">
      <style:paragraph-properties fo:break-before="page"/>
      <style:text-properties fo:font-size="18pt" fo:font-weight="bold" officeooo:rsid="001836cb" officeooo:paragraph-rsid="001836cb" style:font-size-asian="18pt" style:font-weight-asian="bold" style:font-size-complex="18pt" style:font-weight-complex="bold"/>
    </style:style>
    <style:style style:name="P113" style:family="paragraph" style:parent-style-name="Standard">
      <style:paragraph-properties fo:break-before="page"/>
      <style:text-properties fo:font-size="18pt" fo:font-weight="bold" officeooo:rsid="0018d709" officeooo:paragraph-rsid="0018d709" style:font-size-asian="18pt" style:font-weight-asian="bold" style:font-size-complex="18pt" style:font-weight-complex="bold"/>
    </style:style>
    <style:style style:name="P114" style:family="paragraph" style:parent-style-name="Standard">
      <style:paragraph-properties fo:break-before="page"/>
      <style:text-properties fo:font-size="18pt" fo:font-weight="bold" officeooo:rsid="001933c1" officeooo:paragraph-rsid="001933c1" style:font-size-asian="18pt" style:font-weight-asian="bold" style:font-size-complex="18pt" style:font-weight-complex="bold"/>
    </style:style>
    <style:style style:name="P115" style:family="paragraph" style:parent-style-name="Standard">
      <style:paragraph-properties fo:break-before="page"/>
      <style:text-properties fo:font-size="18pt" officeooo:rsid="0017913a" officeooo:paragraph-rsid="0017913a" style:font-size-asian="18pt" style:font-size-complex="18pt"/>
    </style:style>
    <style:style style:name="P116" style:family="paragraph" style:parent-style-name="Standard">
      <style:paragraph-properties fo:break-before="page"/>
      <style:text-properties fo:font-size="18pt" officeooo:rsid="001836cb" officeooo:paragraph-rsid="001836cb" style:font-size-asian="18pt" style:font-size-complex="18pt"/>
    </style:style>
    <style:style style:name="P117" style:family="paragraph" style:parent-style-name="Standard" style:master-page-name="">
      <style:paragraph-properties fo:margin-left="0in" fo:margin-right="-0.0598in" fo:text-indent="0in" style:auto-text-indent="false" style:page-number="auto" fo:break-before="page"/>
      <style:text-properties fo:font-size="18pt" fo:font-weight="bold" officeooo:rsid="001933c1" officeooo:paragraph-rsid="001933c1" style:font-size-asian="18pt" style:font-weight-asian="bold" style:font-size-complex="18pt" style:font-weight-complex="bold"/>
    </style:style>
    <style:style style:name="P118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58ad2" officeooo:paragraph-rsid="00158ad2"/>
    </style:style>
    <style:style style:name="P119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7913a" officeooo:paragraph-rsid="0017913a"/>
    </style:style>
    <style:style style:name="P120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836cb" officeooo:paragraph-rsid="001836cb"/>
    </style:style>
    <style:style style:name="P121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8d709" officeooo:paragraph-rsid="0018d709"/>
    </style:style>
    <style:style style:name="P122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933c1" officeooo:paragraph-rsid="001933c1"/>
    </style:style>
    <style:style style:name="P12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913a" officeooo:paragraph-rsid="0017913a" style:font-size-asian="10.5pt" style:font-weight-asian="normal" style:font-size-complex="12pt" style:font-weight-complex="normal"/>
    </style:style>
    <style:style style:name="P124" style:family="paragraph" style:parent-style-name="Preformatted_20_Text">
      <style:text-properties fo:font-variant="normal" fo:text-transform="none" fo:color="#000000" style:font-name="Liberation Serif" fo:font-size="16pt" fo:letter-spacing="normal" fo:font-style="normal" fo:font-weight="normal" officeooo:rsid="0017913a" officeooo:paragraph-rsid="0017913a" style:font-size-asian="16pt" style:font-weight-asian="normal" style:font-size-complex="16pt" style:font-weight-complex="normal"/>
    </style:style>
    <style:style style:name="P125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font-size="9.75pt" fo:letter-spacing="normal" fo:font-style="normal" fo:font-weight="normal"/>
    </style:style>
    <style:style style:name="P126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/>
    </style:style>
    <style:style style:name="P127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1f68ca" officeooo:paragraph-rsid="001f68ca"/>
    </style:style>
    <style:style style:name="P128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1f68ca" officeooo:paragraph-rsid="0027a4d5"/>
    </style:style>
    <style:style style:name="P129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2022b6" officeooo:paragraph-rsid="00259416"/>
    </style:style>
    <style:style style:name="P130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2022b6" officeooo:paragraph-rsid="002022b6" fo:background-color="#ffff66"/>
    </style:style>
    <style:style style:name="P131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2022b6" officeooo:paragraph-rsid="002225ab" fo:background-color="#99ff66"/>
    </style:style>
    <style:style style:name="P132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27a4d5" officeooo:paragraph-rsid="0027a4d5"/>
    </style:style>
    <style:style style:name="P133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font-size="16pt" fo:letter-spacing="normal" officeooo:rsid="001fa131" officeooo:paragraph-rsid="00259416" style:font-size-asian="16pt" style:font-size-complex="16pt"/>
    </style:style>
    <style:style style:name="P134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8800" fo:font-size="9.75pt" fo:letter-spacing="normal" fo:font-style="normal" fo:font-weight="bold"/>
    </style:style>
    <style:style style:name="P135" style:family="paragraph" style:parent-style-name="Preformatted_20_Text">
      <style:paragraph-properties fo:margin-top="0in" fo:margin-bottom="0in" style:contextual-spacing="false" style:line-height-at-least="0.1563in"/>
    </style:style>
    <style:style style:name="P136" style:family="paragraph" style:parent-style-name="Preformatted_20_Text">
      <style:paragraph-properties fo:break-before="page"/>
      <style:text-properties fo:font-variant="normal" fo:text-transform="none" fo:color="#000000" style:font-name="Liberation Serif" fo:font-size="18pt" fo:letter-spacing="normal" fo:font-style="normal" fo:font-weight="bold" officeooo:rsid="0017913a" officeooo:paragraph-rsid="0017913a" style:font-size-asian="18pt" style:font-weight-asian="bold" style:font-size-complex="18pt" style:font-weight-complex="bold"/>
    </style:style>
    <style:style style:name="P137" style:family="paragraph" style:parent-style-name="Header">
      <style:paragraph-properties fo:text-align="center" style:justify-single-word="false"/>
      <style:text-properties officeooo:rsid="0019ebaf" officeooo:paragraph-rsid="0019ebaf"/>
    </style:style>
    <style:style style:name="T1" style:family="text">
      <style:text-properties fo:font-variant="normal" fo:text-transform="none" fo:color="#006699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fb25f"/>
    </style:style>
    <style:style style:name="T5" style:family="text">
      <style:text-properties fo:font-variant="normal" fo:text-transform="none" fo:color="#000000" fo:letter-spacing="normal" fo:font-style="normal" fo:font-weight="normal" fo:background-color="#ffff66" loext:char-shading-value="0"/>
    </style:style>
    <style:style style:name="T6" style:family="text">
      <style:text-properties fo:font-variant="normal" fo:text-transform="none" fo:color="#000000" fo:letter-spacing="normal" fo:font-style="normal" fo:font-weight="normal" officeooo:rsid="001fa131" fo:background-color="#ffff66" loext:char-shading-value="0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fo:font-weight="normal" fo:background-color="#ff3333" loext:char-shading-value="0"/>
    </style:style>
    <style:style style:name="T8" style:family="text">
      <style:text-properties fo:font-variant="normal" fo:text-transform="none" fo:color="#000000" fo:letter-spacing="normal" fo:font-style="normal" fo:font-weight="normal" fo:background-color="#99ff66" loext:char-shading-value="0"/>
    </style:style>
    <style:style style:name="T9" style:family="text">
      <style:text-properties fo:font-variant="normal" fo:text-transform="none" fo:color="#000000" fo:letter-spacing="normal" fo:font-style="normal" fo:font-weight="normal" officeooo:rsid="001fa131"/>
    </style:style>
    <style:style style:name="T10" style:family="text">
      <style:text-properties fo:font-variant="normal" fo:text-transform="none" fo:color="#000000" fo:font-size="9.75pt" fo:letter-spacing="normal" fo:font-style="normal" fo:font-weight="normal"/>
    </style:style>
    <style:style style:name="T11" style:family="text">
      <style:text-properties fo:font-variant="normal" fo:text-transform="none" fo:color="#000000" fo:font-size="9.75pt" fo:letter-spacing="normal" fo:font-style="normal" fo:font-weight="normal" officeooo:rsid="001fa131"/>
    </style:style>
    <style:style style:name="T12" style:family="text">
      <style:text-properties fo:font-variant="normal" fo:text-transform="none" fo:color="#000000" fo:font-size="9.75pt" fo:letter-spacing="normal" fo:font-style="normal" fo:font-weight="normal" officeooo:rsid="001fb25f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1fb25f" fo:background-color="#99ff66" loext:char-shading-value="0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23c982" fo:background-color="#99ff66" loext:char-shading-value="0" style:font-size-asian="12pt" style:font-size-complex="12pt"/>
    </style:style>
    <style:style style:name="T15" style:family="text">
      <style:text-properties fo:font-variant="normal" fo:text-transform="none" fo:color="#0000dd" fo:font-size="9.75pt" fo:letter-spacing="normal" fo:font-style="normal" fo:font-weight="normal"/>
    </style:style>
    <style:style style:name="T16" style:family="text">
      <style:text-properties fo:font-variant="normal" fo:text-transform="none" fo:color="#0000dd" fo:letter-spacing="normal" fo:font-style="normal" fo:font-weight="normal" officeooo:rsid="001fa131" fo:background-color="#ffff66" loext:char-shading-value="0" style:font-size-asian="12pt" style:font-size-complex="12pt"/>
    </style:style>
    <style:style style:name="T17" style:family="text">
      <style:text-properties fo:font-variant="normal" fo:text-transform="none" fo:color="#0000dd" fo:font-size="12pt" fo:letter-spacing="normal" fo:font-style="normal" fo:font-weight="normal" officeooo:rsid="001fb25f" fo:background-color="#99ff66" loext:char-shading-value="0" style:font-size-asian="12pt" style:font-size-complex="12pt"/>
    </style:style>
    <style:style style:name="T18" style:family="text">
      <style:text-properties fo:font-variant="normal" fo:text-transform="none" fo:color="#008800" fo:font-size="9.75pt" fo:letter-spacing="normal" fo:font-style="normal" fo:font-weight="bold"/>
    </style:style>
    <style:style style:name="T19" style:family="text">
      <style:text-properties fo:font-variant="normal" fo:text-transform="none" fo:color="#008800" fo:letter-spacing="normal" fo:font-style="normal" fo:font-weight="bold" fo:background-color="#ffff66" loext:char-shading-value="0"/>
    </style:style>
    <style:style style:name="T20" style:family="text">
      <style:text-properties fo:font-variant="normal" fo:text-transform="none" fo:color="#008800" fo:letter-spacing="normal" fo:font-style="normal" fo:font-weight="bold" fo:background-color="#99ff66" loext:char-shading-value="0"/>
    </style:style>
    <style:style style:name="T21" style:family="text">
      <style:text-properties fo:font-variant="normal" fo:text-transform="none" fo:color="#dd2200" fo:font-size="9.75pt" fo:letter-spacing="normal" fo:font-style="normal" fo:font-weight="normal"/>
    </style:style>
    <style:style style:name="T22" style:family="text">
      <style:text-properties fo:font-variant="normal" fo:text-transform="none" fo:color="#003366" fo:font-size="9.75pt" fo:letter-spacing="normal" fo:font-style="normal" fo:font-weight="bold"/>
    </style:style>
    <style:style style:name="T23" style:family="text">
      <style:text-properties fo:font-variant="normal" fo:text-transform="none" fo:color="#771100" fo:font-size="9.75pt" fo:letter-spacing="normal" fo:font-style="normal" fo:font-weight="normal"/>
    </style:style>
    <style:style style:name="T24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font-size="12pt" fo:letter-spacing="normal" fo:font-style="normal" fo:font-weight="normal" officeooo:rsid="00311c60" style:font-size-asian="12pt" style:font-size-complex="12pt"/>
    </style:style>
    <style:style style:name="T26" style:family="text">
      <style:text-properties fo:font-weight="bold" officeooo:rsid="00311c60" style:font-weight-asian="bold" style:font-weight-complex="bold"/>
    </style:style>
    <style:style style:name="T27" style:family="text">
      <style:text-properties fo:color="#006699"/>
    </style:style>
    <style:style style:name="T28" style:family="text">
      <style:text-properties fo:color="#006699" fo:font-size="9.75pt" fo:font-style="normal" fo:font-weight="normal"/>
    </style:style>
    <style:style style:name="T29" style:family="text">
      <style:text-properties fo:color="#006699" fo:font-size="9.75pt" fo:font-style="normal" fo:font-weight="normal" fo:background-color="#ffff66" loext:char-shading-value="0"/>
    </style:style>
    <style:style style:name="T30" style:family="text">
      <style:text-properties fo:color="#006699" fo:font-size="9.75pt" fo:font-style="normal" fo:font-weight="normal" fo:background-color="#99ff66" loext:char-shading-value="0"/>
    </style:style>
    <style:style style:name="T31" style:family="text">
      <style:text-properties fo:color="#000000" officeooo:rsid="00311c60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003366" fo:font-weight="bold"/>
    </style:style>
    <style:style style:name="T34" style:family="text">
      <style:text-properties fo:color="#003366" fo:font-size="9.75pt" fo:font-style="normal" fo:font-weight="bold"/>
    </style:style>
    <style:style style:name="T35" style:family="text">
      <style:text-properties fo:color="#771100"/>
    </style:style>
    <style:style style:name="T36" style:family="text">
      <style:text-properties fo:color="#771100" fo:font-size="9.75pt" fo:font-style="normal" fo:font-weight="normal"/>
    </style:style>
    <style:style style:name="T37" style:family="text">
      <style:text-properties fo:color="#771100" fo:font-size="9.75pt" fo:font-style="normal" fo:font-weight="normal" fo:background-color="#99ff66" loext:char-shading-value="0"/>
    </style:style>
    <style:style style:name="T38" style:family="text">
      <style:text-properties fo:color="#771100" fo:font-size="9.75pt" fo:font-style="normal" fo:font-weight="normal" fo:background-color="#ffff66" loext:char-shading-value="0"/>
    </style:style>
    <style:style style:name="T39" style:family="text">
      <style:text-properties fo:color="#dd2200"/>
    </style:style>
    <style:style style:name="T40" style:family="text">
      <style:text-properties fo:color="#dd2200" fo:font-size="9.75pt" fo:font-style="normal" fo:font-weight="normal"/>
    </style:style>
    <style:style style:name="T41" style:family="text">
      <style:text-properties fo:color="#dd2200" fo:font-size="9.75pt" fo:font-style="normal" fo:font-weight="normal" fo:background-color="#99ff66" loext:char-shading-value="0"/>
    </style:style>
    <style:style style:name="T42" style:family="text">
      <style:text-properties fo:color="#dd2200" fo:font-size="9.75pt" fo:font-style="normal" fo:font-weight="normal" fo:background-color="#ffff66" loext:char-shading-value="0"/>
    </style:style>
    <style:style style:name="T43" style:family="text">
      <style:text-properties fo:color="#777777" fo:font-size="9.75pt" fo:font-style="normal" fo:font-weight="normal"/>
    </style:style>
    <style:style style:name="T44" style:family="text">
      <style:text-properties fo:color="#0000dd"/>
    </style:style>
    <style:style style:name="T45" style:family="text">
      <style:text-properties fo:color="#0000dd" fo:font-size="9.75pt" fo:font-style="normal" fo:font-weight="normal"/>
    </style:style>
    <style:style style:name="T46" style:family="text">
      <style:text-properties fo:color="#0000dd" fo:font-size="9.75pt" fo:font-style="normal" fo:font-weight="normal" fo:background-color="#ffff66" loext:char-shading-value="0"/>
    </style:style>
    <style:style style:name="T47" style:family="text">
      <style:text-properties fo:color="#0000dd" fo:font-size="9.75pt" fo:font-style="normal" fo:font-weight="normal" fo:background-color="#99ff66" loext:char-shading-value="0"/>
    </style:style>
    <style:style style:name="T48" style:family="text">
      <style:text-properties fo:color="#008800" fo:font-weight="bold"/>
    </style:style>
    <style:style style:name="T49" style:family="text">
      <style:text-properties fo:color="#008800" fo:font-size="9.75pt" fo:font-style="normal" fo:font-weight="bold"/>
    </style:style>
    <style:style style:name="T50" style:family="text">
      <style:text-properties fo:color="#008800" fo:font-size="9.75pt" fo:font-style="normal" fo:font-weight="bold" officeooo:rsid="00259416" fo:background-color="#99ff66" loext:char-shading-value="0"/>
    </style:style>
    <style:style style:name="T51" style:family="text">
      <style:text-properties fo:font-size="9.75pt" fo:font-style="normal" fo:font-weight="normal"/>
    </style:style>
    <style:style style:name="T52" style:family="text">
      <style:text-properties fo:font-size="9.75pt" fo:font-style="normal" fo:font-weight="normal" officeooo:rsid="00259416"/>
    </style:style>
    <style:style style:name="T53" style:family="text">
      <style:text-properties fo:font-size="9.75pt" fo:font-style="normal" fo:font-weight="normal" fo:background-color="#ffff66" loext:char-shading-value="0"/>
    </style:style>
    <style:style style:name="T54" style:family="text">
      <style:text-properties fo:font-size="9.75pt" fo:font-style="normal" fo:font-weight="normal" fo:background-color="#99ff66" loext:char-shading-value="0"/>
    </style:style>
    <style:style style:name="T55" style:family="text">
      <style:text-properties fo:font-size="9.75pt" fo:font-style="normal" fo:font-weight="normal" officeooo:rsid="0027a4d5"/>
    </style:style>
    <style:style style:name="T56" style:family="text">
      <style:text-properties fo:color="#0066bb" fo:font-weight="bold"/>
    </style:style>
    <style:style style:name="T57" style:family="text">
      <style:text-properties fo:color="#0066bb" fo:font-size="9.75pt" fo:font-style="normal" fo:font-weight="bold"/>
    </style:style>
    <style:style style:name="T58" style:family="text">
      <style:text-properties fo:color="#666666" fo:font-size="9.75pt" fo:font-style="normal" fo:font-weight="bold"/>
    </style:style>
    <style:style style:name="T59" style:family="text">
      <style:text-properties fo:color="#666666" fo:font-size="9.75pt" fo:font-style="normal" fo:font-weight="bold" fo:background-color="#99ff66" loext:char-shading-value="0"/>
    </style:style>
    <style:style style:name="T60" style:family="text">
      <style:text-properties fo:color="#666666" fo:font-size="9.75pt" fo:font-style="normal" fo:font-weight="bold" fo:background-color="#ffff66" loext:char-shading-value="0"/>
    </style:style>
    <style:style style:name="T61" style:family="text">
      <style:text-properties fo:color="#666666" fo:font-weight="bold"/>
    </style:style>
    <style:style style:name="T62" style:family="text">
      <style:text-properties fo:color="#440044" fo:font-size="9.75pt" fo:font-style="normal" fo:font-weight="normal"/>
    </style:style>
    <style:style style:name="T63" style:family="text">
      <style:text-properties fo:color="#880088" fo:font-size="9.75pt" fo:font-style="normal" fo:font-weight="normal"/>
    </style:style>
    <style:style style:name="T64" style:family="text">
      <style:text-properties fo:color="#880088" fo:font-size="9.75pt" fo:font-style="normal" fo:font-weight="normal" officeooo:rsid="002022b6"/>
    </style:style>
    <style:style style:name="T65" style:family="text">
      <style:text-properties fo:color="#bb0066" fo:font-weight="bold"/>
    </style:style>
    <style:style style:name="T66" style:family="text">
      <style:text-properties fo:font-size="16pt" style:font-size-asian="16pt" style:font-size-complex="16pt"/>
    </style:style>
    <style:style style:name="T67" style:family="text">
      <style:text-properties officeooo:rsid="001c66bf"/>
    </style:style>
    <style:style style:name="T68" style:family="text">
      <style:text-properties officeooo:rsid="001df35d"/>
    </style:style>
    <style:style style:name="T69" style:family="text">
      <style:text-properties officeooo:rsid="001f68ca"/>
    </style:style>
    <style:style style:name="T70" style:family="text">
      <style:text-properties officeooo:rsid="001fa131"/>
    </style:style>
    <style:style style:name="T71" style:family="text">
      <style:text-properties officeooo:rsid="001fb25f"/>
    </style:style>
    <style:style style:name="T72" style:family="text">
      <style:text-properties officeooo:rsid="002022b6"/>
    </style:style>
    <style:style style:name="T73" style:family="text">
      <style:text-properties style:font-size-asian="16pt" style:font-size-complex="16pt"/>
    </style:style>
    <style:style style:name="T74" style:family="text">
      <style:text-properties style:font-size-asian="12pt" style:font-size-complex="12pt"/>
    </style:style>
    <style:style style:name="T75" style:family="text">
      <style:text-properties officeooo:rsid="002225ab"/>
    </style:style>
    <style:style style:name="T76" style:family="text">
      <style:text-properties fo:background-color="#99ff66" loext:char-shading-value="0"/>
    </style:style>
    <style:style style:name="T77" style:family="text">
      <style:text-properties fo:background-color="#ffff66" loext:char-shading-value="0"/>
    </style:style>
    <style:style style:name="T78" style:family="text">
      <style:text-properties officeooo:rsid="00259416"/>
    </style:style>
    <style:style style:name="T79" style:family="text">
      <style:text-properties officeooo:rsid="0025c957"/>
    </style:style>
    <style:style style:name="T80" style:family="text">
      <style:text-properties officeooo:rsid="00260016"/>
    </style:style>
    <style:style style:name="T81" style:family="text">
      <style:text-properties officeooo:rsid="0026ccbc"/>
    </style:style>
    <style:style style:name="T82" style:family="text">
      <style:text-properties officeooo:rsid="0027a4d5"/>
    </style:style>
    <style:style style:name="T83" style:family="text">
      <style:text-properties officeooo:rsid="0027e74b"/>
    </style:style>
    <style:style style:name="T84" style:family="text">
      <style:text-properties officeooo:rsid="002b9f9b"/>
    </style:style>
    <style:style style:name="T85" style:family="text">
      <style:text-properties officeooo:rsid="002d3937"/>
    </style:style>
    <style:style style:name="T86" style:family="text">
      <style:text-properties officeooo:rsid="002e437b"/>
    </style:style>
    <style:style style:name="T87" style:family="text">
      <style:text-properties officeooo:rsid="002ea089"/>
    </style:style>
    <style:style style:name="T88" style:family="text">
      <style:text-properties officeooo:rsid="002f9804"/>
    </style:style>
    <style:style style:name="T89" style:family="text">
      <style:text-properties style:text-outline="false" style:text-line-through-style="none" style:text-line-through-type="none" style:font-name="Liberation Sans1" fo:font-size="8.5pt" fo:font-style="normal" fo:text-shadow="none" style:text-underline-style="none" fo:font-weight="normal" style:font-size-asian="8.5pt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style:font-name="Liberation Sans1" fo:font-size="8.5pt" fo:font-style="normal" fo:text-shadow="none" style:text-underline-style="none" fo:font-weight="normal" officeooo:rsid="00311c60" style:font-size-asian="8.5pt" style:font-style-asian="normal" style:font-weight-asian="normal" style:text-emphasize="none"/>
    </style:style>
    <style:style style:name="T91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fo:background-color="#ffff66" loext:char-shading-value="0" style:font-style-asian="normal" style:font-weight-asian="normal" style:text-emphasize="none"/>
    </style:style>
    <style:style style:name="T9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f9804" fo:background-color="#ffff66" loext:char-shading-value="0" style:font-style-asian="normal" style:font-weight-asian="normal" style:text-emphasize="none"/>
    </style:style>
    <style:style style:name="T9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9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311c60" style:font-size-asian="12pt" style:font-style-asian="normal" style:font-weight-asian="normal" style:font-size-complex="12pt" style:text-emphasize="none"/>
    </style:style>
    <style:style style:name="T95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9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11c60" style:font-size-asian="12pt" style:font-style-asian="normal" style:font-weight-asian="normal" style:font-size-complex="12pt" style:text-emphasize="none"/>
    </style:style>
    <style:style style:name="T97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ff66" loext:char-shading-value="0" style:font-size-asian="12pt" style:font-style-asian="normal" style:font-weight-asian="normal" style:font-size-complex="12pt" style:text-emphasize="none"/>
    </style:style>
    <style:style style:name="T9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11c60" fo:background-color="#ffff66" loext:char-shading-value="0" style:font-size-asian="12pt" style:font-style-asian="normal" style:font-weight-asian="normal" style:font-size-complex="12pt" style:text-emphasize="none"/>
    </style:style>
    <style:style style:name="T99" style:family="text">
      <style:text-properties fo:color="#ff3333" fo:font-weight="bold" fo:background-color="transparent" loext:char-shading-value="0" style:font-weight-asian="bold" style:font-weight-complex="bold"/>
    </style:style>
    <style:style style:name="T100" style:family="text">
      <style:text-properties fo:color="#ff3333" fo:font-weight="bold" officeooo:rsid="00311c60" style:font-weight-asian="bold" style:font-weight-complex="bold"/>
    </style:style>
    <style:style style:name="T101" style:family="text">
      <style:text-properties officeooo:rsid="00311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enis Trenchev</text:p>
      <text:p text:style-name="P11">Code:</text:p>
      <text:p text:style-name="P1"/>
      <text:p text:style-name="P118">require <text:span text:style-name="T35">'</text:span><text:span text:style-name="T39">csv</text:span><text:span text:style-name="T35">'</text:span></text:p>
      <text:p text:style-name="P135"/>
      <text:p text:style-name="P125">i = <text:span text:style-name="T44">0</text:span></text:p>
      <text:p text:style-name="P125">arr1 = []</text:p>
      <text:p text:style-name="P125">arr2 = []</text:p>
      <text:p text:style-name="P125">arr3 = []</text:p>
      <text:p text:style-name="P135"/>
      <text:p text:style-name="P125"><text:span text:style-name="T33">Dir</text:span>.glob(<text:span text:style-name="T27">ARGV</text:span>[<text:span text:style-name="T44">0</text:span>]+<text:span text:style-name="T35">"</text:span><text:span text:style-name="T39">*.rb</text:span><text:span text:style-name="T35">"</text:span>) <text:span text:style-name="T48">do</text:span> |first_folder|</text:p>
      <text:p text:style-name="P126"><text:s text:c="2"/><text:span text:style-name="T51">name = first_folder.split(</text:span><text:span text:style-name="T36">'</text:span><text:span text:style-name="T40">/</text:span><text:span text:style-name="T36">'</text:span><text:span text:style-name="T51">).last.split(</text:span><text:span text:style-name="T36">'</text:span><text:span text:style-name="T40">.</text:span><text:span text:style-name="T36">'</text:span><text:span text:style-name="T51">).first.split(</text:span><text:span text:style-name="T36">'</text:span><text:span text:style-name="T40">_</text:span><text:span text:style-name="T36">'</text:span><text:span text:style-name="T51">)</text:span></text:p>
      <text:p text:style-name="P126"><text:s text:c="2"/></text:p>
      <text:p text:style-name="P126"><text:s text:c="2"/><text:span text:style-name="T49">if</text:span><text:span text:style-name="T51"> name.length == </text:span><text:span text:style-name="T45">3</text:span></text:p>
      <text:p text:style-name="P126"><text:s text:c="4"/><text:span text:style-name="T49">if</text:span><text:span text:style-name="T51"> name[</text:span><text:span text:style-name="T45">1</text:span><text:span text:style-name="T51">].to_s.length == </text:span><text:span text:style-name="T45">5</text:span></text:p>
      <text:p text:style-name="P126"><text:s text:c="6"/><text:span text:style-name="T51">arr1[i] = []</text:span></text:p>
      <text:p text:style-name="P126"><text:s text:c="6"/><text:span text:style-name="T51">arr[i][</text:span><text:span text:style-name="T45">0</text:span><text:span text:style-name="T51">] = name[</text:span><text:span text:style-name="T45">0</text:span><text:span text:style-name="T51">]</text:span></text:p>
      <text:p text:style-name="P126"><text:s text:c="6"/><text:span text:style-name="T51">arr[i][</text:span><text:span text:style-name="T45">1</text:span><text:span text:style-name="T51">] = name[</text:span><text:span text:style-name="T45">1</text:span><text:span text:style-name="T51">]</text:span></text:p>
      <text:p text:style-name="P126"><text:s text:c="6"/><text:span text:style-name="T51">i+=</text:span><text:span text:style-name="T45">1</text:span></text:p>
      <text:p text:style-name="P126"><text:s text:c="4"/><text:span text:style-name="T49">end</text:span></text:p>
      <text:p text:style-name="P126"><text:s text:c="2"/><text:span text:style-name="T49">end</text:span></text:p>
      <text:p text:style-name="P125"><text:span text:style-name="T48">end</text:span> <text:s/></text:p>
      <text:p text:style-name="P125">i = <text:span text:style-name="T44">0</text:span></text:p>
      <text:p text:style-name="P135"/>
      <text:p text:style-name="P125"><text:span text:style-name="T33">Dir</text:span>.glob(<text:span text:style-name="T27">ARGV</text:span>[<text:span text:style-name="T44">1</text:span>]+<text:span text:style-name="T35">"</text:span><text:span text:style-name="T39">*.rb</text:span><text:span text:style-name="T35">"</text:span>) <text:span text:style-name="T48">do</text:span> |second_folder|</text:p>
      <text:p text:style-name="P126"><text:s text:c="2"/><text:span text:style-name="T51">name = second_folder.split(</text:span><text:span text:style-name="T36">'</text:span><text:span text:style-name="T40">/</text:span><text:span text:style-name="T36">'</text:span><text:span text:style-name="T51">).last.split(</text:span><text:span text:style-name="T36">'</text:span><text:span text:style-name="T40">.</text:span><text:span text:style-name="T36">'</text:span><text:span text:style-name="T51">).first.split(</text:span><text:span text:style-name="T36">'</text:span><text:span text:style-name="T40">_</text:span><text:span text:style-name="T36">'</text:span><text:span text:style-name="T51">)</text:span></text:p>
      <text:p text:style-name="P126"><text:s text:c="2"/></text:p>
      <text:p text:style-name="P126"><text:s text:c="2"/><text:span text:style-name="T49">if</text:span><text:span text:style-name="T51"> name.length == </text:span><text:span text:style-name="T45">3</text:span></text:p>
      <text:p text:style-name="P126"><text:s text:c="4"/><text:span text:style-name="T49">if</text:span><text:span text:style-name="T51"> name[</text:span><text:span text:style-name="T45">1</text:span><text:span text:style-name="T51">].to_s.length == </text:span><text:span text:style-name="T45">5</text:span></text:p>
      <text:p text:style-name="P126"><text:s text:c="6"/><text:span text:style-name="T51">arr1[i] = []</text:span></text:p>
      <text:p text:style-name="P126"><text:s text:c="6"/><text:span text:style-name="T51">arr[i][</text:span><text:span text:style-name="T45">0</text:span><text:span text:style-name="T51">] = name_1[</text:span><text:span text:style-name="T45">0</text:span><text:span text:style-name="T51">]</text:span></text:p>
      <text:p text:style-name="P126"><text:s text:c="6"/><text:span text:style-name="T51">arr[i][</text:span><text:span text:style-name="T45">1</text:span><text:span text:style-name="T51">] = name_1[</text:span><text:span text:style-name="T45">1</text:span><text:span text:style-name="T51">]</text:span></text:p>
      <text:p text:style-name="P126"><text:s text:c="6"/><text:span text:style-name="T51">i+=</text:span><text:span text:style-name="T45">1</text:span></text:p>
      <text:p text:style-name="P126"><text:s text:c="4"/><text:span text:style-name="T49">end</text:span></text:p>
      <text:p text:style-name="P126"><text:s text:c="2"/><text:span text:style-name="T49">end</text:span></text:p>
      <text:p text:style-name="P134">end</text:p>
      <text:p text:style-name="P125">i = <text:span text:style-name="T44">0</text:span></text:p>
      <text:p text:style-name="P135"/>
      <text:p text:style-name="P125">arr1.each <text:span text:style-name="T48">do</text:span> |compare1|</text:p>
      <text:p text:style-name="P126"><text:s text:c="2"/><text:span text:style-name="T51">arr2.each </text:span><text:span text:style-name="T49">do</text:span><text:span text:style-name="T51"> |compare2|</text:span></text:p>
      <text:p text:style-name="P126"><text:s text:c="4"/><text:span text:style-name="T49">if</text:span><text:span text:style-name="T51"> compare2 == compare1</text:span></text:p>
      <text:p text:style-name="P126"><text:s text:c="6"/><text:span text:style-name="T51">arr3[i] = compare1</text:span></text:p>
      <text:p text:style-name="P126"><text:s text:c="6"/><text:span text:style-name="T51">i+=</text:span><text:span text:style-name="T45">1</text:span></text:p>
      <text:p text:style-name="P126"><text:s text:c="4"/><text:span text:style-name="T49">end</text:span></text:p>
      <text:p text:style-name="P126"><text:s text:c="2"/><text:span text:style-name="T49">end</text:span></text:p>
      <text:p text:style-name="P134">end</text:p>
      <text:p text:style-name="P135"/>
      <text:p text:style-name="P135"/>
      <text:p text:style-name="P125">sort = arr3.sort_by{|asd| asd[<text:span text:style-name="T44">1</text:span>]}</text:p>
      <text:p text:style-name="P125"><text:span text:style-name="T33">CSV</text:span>.open(<text:span text:style-name="T35">"</text:span><text:span text:style-name="T39">students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4"/><text:span text:style-name="T51">sort.each </text:span><text:span text:style-name="T49">do</text:span><text:span text:style-name="T51"> |element|</text:span></text:p>
      <text:p text:style-name="P126"><text:s text:c="8"/><text:span text:style-name="T51">csv &lt;&lt; element</text:span></text:p>
      <text:p text:style-name="P126"><text:s text:c="4"/><text:span text:style-name="T49">end</text:span></text:p>
      <text:p text:style-name="P134">end</text:p>
      <text:p text:style-name="P13"/>
      <text:p text:style-name="P13"><text:soft-page-break/>Problem:</text:p>
      <text:p text:style-name="P43">Denis Trenchev is stupid idiot, who can not write ruby code!!!!!! TOTALY WRONG !</text:p>
      <text:p text:style-name="P43">FK U ! Greetz, RAINBOW PATKA ! _(_</text:p>
      <text:p text:style-name="P43"/>
      <text:p text:style-name="P34">Fix:</text:p>
      <text:p text:style-name="P85">DELETE the whole program and try again !</text:p>
      <text:p text:style-name="P43"/>
      <text:p text:style-name="P14">Rank:</text:p>
      <text:p text:style-name="P46">Easy to understand: -100</text:p>
      <text:p text:style-name="P46">Readable: 4</text:p>
      <text:p text:style-name="P46">Working in most cases: 0</text:p>
      <text:p text:style-name="P46">Overall: -32</text:p>
      <text:p text:style-name="P44"/>
      <text:p text:style-name="P136">Dimitar Nesterov</text:p>
      <text:p text:style-name="P124">Code:</text:p>
      <text:p text:style-name="P123"/>
      <text:p text:style-name="P118">require <text:span text:style-name="T35">'</text:span><text:span text:style-name="T39">csv</text:span><text:span text:style-name="T35">'</text:span></text:p>
      <text:p text:style-name="P125"><text:span text:style-name="T48">def</text:span> <text:span text:style-name="T56">is_numeric</text:span>(o)</text:p>
      <text:p text:style-name="P126"><text:s text:c="4"/><text:span text:style-name="T28">true</text:span><text:span text:style-name="T51"> </text:span><text:span text:style-name="T49">if</text:span><text:span text:style-name="T51"> Integer(o) </text:span><text:span text:style-name="T49">rescue</text:span><text:span text:style-name="T51"> </text:span><text:span text:style-name="T28">false</text:span></text:p>
      <text:p text:style-name="P134">end</text:p>
      <text:p text:style-name="P125">array = []</text:p>
      <text:p text:style-name="P125">count = <text:span text:style-name="T44">0</text:span></text:p>
      <text:p text:style-name="P125"><text:span text:style-name="T33">Dir</text:span>.glob(<text:span text:style-name="T27">ARGV</text:span>[<text:span text:style-name="T44">0</text:span>] + <text:span text:style-name="T35">"</text:span><text:span text:style-name="T39">*.rb</text:span><text:span text:style-name="T35">"</text:span>) <text:span text:style-name="T48">do</text:span> |file|</text:p>
      <text:p text:style-name="P126"><text:s text:c="2"/><text:span text:style-name="T51">name = 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.split(</text:span><text:span text:style-name="T36">"</text:span><text:span text:style-name="T40">_</text:span><text:span text:style-name="T36">"</text:span><text:span text:style-name="T51">)</text:span></text:p>
      <text:p text:style-name="P126"><text:s text:c="2"/></text:p>
      <text:p text:style-name="P126"><text:s text:c="2"/><text:span text:style-name="T51">name[</text:span><text:span text:style-name="T45">0</text:span><text:span text:style-name="T51">] = name[</text:span><text:span text:style-name="T45">0</text:span><text:span text:style-name="T51">].to_s</text:span></text:p>
      <text:p text:style-name="P126"><text:s text:c="2"/><text:span text:style-name="T51">name[</text:span><text:span text:style-name="T45">0</text:span><text:span text:style-name="T51">] = name[</text:span><text:span text:style-name="T45">0</text:span><text:span text:style-name="T51">].capitalize</text:span></text:p>
      <text:p text:style-name="P126"><text:s text:c="2"/><text:span text:style-name="T51">name[</text:span><text:span text:style-name="T45">1</text:span><text:span text:style-name="T51">] = name[</text:span><text:span text:style-name="T45">1</text:span><text:span text:style-name="T51">].to_s</text:span></text:p>
      <text:p text:style-name="P126"><text:s text:c="2"/><text:span text:style-name="T51">name[</text:span><text:span text:style-name="T45">1</text:span><text:span text:style-name="T51">] = name[</text:span><text:span text:style-name="T45">1</text:span><text:span text:style-name="T51">].capitalize</text:span></text:p>
      <text:p text:style-name="P126"><text:s text:c="2"/></text:p>
      <text:p text:style-name="P126"><text:s text:c="2"/><text:span text:style-name="T49">if</text:span><text:span text:style-name="T51"> name.size == </text:span><text:span text:style-name="T45">3</text:span><text:span text:style-name="T51"> &amp;&amp; is_numeric(name[</text:span><text:span text:style-name="T45">2</text:span><text:span text:style-name="T51">])</text:span></text:p>
      <text:p text:style-name="P126"><text:s text:c="4"/><text:span text:style-name="T49">if</text:span><text:span text:style-name="T51"> name[</text:span><text:span text:style-name="T45">1</text:span><text:span text:style-name="T51">].length == </text:span><text:span text:style-name="T45">10</text:span></text:p>
      <text:p text:style-name="P126"><text:s text:c="2"/></text:p>
      <text:p text:style-name="P126"><text:s text:c="6"/><text:span text:style-name="T51">array[count] = []</text:span></text:p>
      <text:p text:style-name="P126"><text:s text:c="6"/><text:span text:style-name="T51">array[count][</text:span><text:span text:style-name="T45">0</text:span><text:span text:style-name="T51">] = name[</text:span><text:span text:style-name="T45">0</text:span><text:span text:style-name="T51">].to_s</text:span></text:p>
      <text:p text:style-name="P126"><text:s text:c="6"/><text:span text:style-name="T51">array[count][</text:span><text:span text:style-name="T45">1</text:span><text:span text:style-name="T51">] = </text:span><text:span text:style-name="T36">"</text:span><text:span text:style-name="T40"> </text:span><text:span text:style-name="T58">#{</text:span><text:span text:style-name="T51">name[</text:span><text:span text:style-name="T45">1</text:span><text:span text:style-name="T51">].to_s</text:span><text:span text:style-name="T58">}</text:span><text:span text:style-name="T36">"</text:span></text:p>
      <text:p text:style-name="P126"><text:s text:c="6"/><text:span text:style-name="T51">count += </text:span><text:span text:style-name="T45">1</text:span></text:p>
      <text:p text:style-name="P126"><text:s text:c="4"/></text:p>
      <text:p text:style-name="P126"><text:s text:c="4"/><text:span text:style-name="T49">end</text:span></text:p>
      <text:p text:style-name="P126"><text:s text:c="2"/><text:span text:style-name="T49">end</text:span></text:p>
      <text:p text:style-name="P134">end</text:p>
      <text:p text:style-name="P125">array = array.sort_by {|el| -el[<text:span text:style-name="T44">1</text:span>]}</text:p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/text:p>
      <text:p text:style-name="P126"><text:s text:c="4"/><text:span text:style-name="T51">array.uniq.each </text:span><text:span text:style-name="T49">do</text:span><text:span text:style-name="T51"> |e|</text:span></text:p>
      <text:p text:style-name="P126"><text:s text:c="6"/></text:p>
      <text:p text:style-name="P126"><text:s text:c="6"/><text:span text:style-name="T51">csv &lt;&lt; e</text:span></text:p>
      <text:p text:style-name="P126"><text:s text:c="4"/></text:p>
      <text:p text:style-name="P126"><text:s text:c="4"/><text:span text:style-name="T49">end</text:span></text:p>
      <text:p text:style-name="P135"/>
      <text:p text:style-name="P134">end</text:p>
      <text:p text:style-name="P1"/>
      <text:p text:style-name="P14">Problem:</text:p>
      <text:p text:style-name="P80">There is <text:span text:style-name="T71">a</text:span> problem with the sorting. <text:span text:style-name="T72">The student should sort the result by Last Name DESC not by Last Name ASC and also remove the dash before “el[1]”.</text:span></text:p>
      <text:p text:style-name="P81"/>
      <text:p text:style-name="P30">Fix:</text:p>
      <text:p text:style-name="P70"><text:span text:style-name="T74">change:</text:span><text:span text:style-name="T11"> <text:tab/></text:span><text:span text:style-name="T6">array = array.sort_by {|el| -el[</text:span><text:span text:style-name="T16">1</text:span><text:span text:style-name="T6">]}</text:span></text:p>
      <text:p text:style-name="P85">to: <text:span text:style-name="T12"><text:s/><text:tab/><text:tab/></text:span><text:span text:style-name="T13">array = array.sort_by {|el| el[</text:span><text:span text:style-name="T17">1</text:span><text:span text:style-name="T13">]}.reverse</text:span></text:p>
      <text:p text:style-name="P85"/>
      <text:p text:style-name="P14">Rank:</text:p>
      <text:p text:style-name="P46">Easy to understand: <text:span text:style-name="T70">4</text:span></text:p>
      <text:p text:style-name="P46">Readable: 4</text:p>
      <text:p text:style-name="P46">Working in most cases: <text:span text:style-name="T72">1</text:span></text:p>
      <text:p text:style-name="P46">Overall: <text:span text:style-name="T72">3</text:span></text:p>
      <text:p text:style-name="P111">Dimitar Terziev</text:p>
      <text:p text:style-name="P12">Code:</text:p>
      <text:p text:style-name="P5"/>
      <text:p text:style-name="P119">require <text:span text:style-name="T35">'</text:span><text:span text:style-name="T39">csv</text:span><text:span text:style-name="T35">'</text:span></text:p>
      <text:p text:style-name="P125">arr = []</text:p>
      <text:p text:style-name="P125"><text:span text:style-name="T33">Dir</text:span>.glob(<text:span text:style-name="T35">"</text:span><text:span text:style-name="T61">#{</text:span><text:span text:style-name="T27">ARGV</text:span>[<text:span text:style-name="T44">0</text:span>]<text:span text:style-name="T61">}</text:span><text:span text:style-name="T39">*.rb*</text:span><text:span text:style-name="T35">"</text:span>){|file|</text:p>
      <text:p text:style-name="P126"><text:s text:c="2"/><text:span text:style-name="T51">file_str = file.split(</text:span><text:span text:style-name="T36">'</text:span><text:span text:style-name="T40">/</text:span><text:span text:style-name="T36">'</text:span><text:span text:style-name="T51">).last</text:span></text:p>
      <text:p text:style-name="P126"><text:s text:c="2"/><text:span text:style-name="T49">if</text:span><text:span text:style-name="T51">(file_str=~</text:span><text:span text:style-name="T62">/</text:span><text:span text:style-name="T40">\A</text:span><text:span text:style-name="T63">[a-zA-Z]+</text:span><text:span text:style-name="T40">\_</text:span><text:span text:style-name="T63">[a-zA-Z]+</text:span><text:span text:style-name="T40">\_\d</text:span><text:span text:style-name="T63">+</text:span><text:span text:style-name="T64">2 <text:s/></text:span><text:span text:style-name="T40">\.</text:span><text:span text:style-name="T63">rb</text:span><text:span text:style-name="T40">\z</text:span><text:span text:style-name="T62">/</text:span><text:span text:style-name="T51"> &amp;&amp; file_str.split(</text:span><text:span text:style-name="T36">'</text:span><text:span text:style-name="T40">_</text:span><text:span text:style-name="T36">'</text:span><text:span text:style-name="T51">)[</text:span><text:span text:style-name="T45">1</text:span><text:span text:style-name="T51">].size == </text:span><text:span text:style-name="T45">5</text:span><text:span text:style-name="T51">)</text:span></text:p>
      <text:p text:style-name="P126"><text:s text:c="4"/><text:span text:style-name="T51">arr.push(</text:span><text:span text:style-name="T36">"</text:span><text:span text:style-name="T58">#{</text:span><text:span text:style-name="T51">file_str.split(</text:span><text:span text:style-name="T36">'</text:span><text:span text:style-name="T40">_</text:span><text:span text:style-name="T36">'</text:span><text:span text:style-name="T51">)[</text:span><text:span text:style-name="T45">1</text:span><text:span text:style-name="T51">]</text:span><text:span text:style-name="T58">}</text:span><text:span text:style-name="T40"> </text:span><text:span text:style-name="T58">#{</text:span><text:span text:style-name="T51">file_str.split(</text:span><text:span text:style-name="T36">'</text:span><text:span text:style-name="T40">_</text:span><text:span text:style-name="T36">'</text:span><text:span text:style-name="T51">).first</text:span><text:span text:style-name="T58">}</text:span><text:span text:style-name="T36">"</text:span><text:span text:style-name="T51">)</text:span></text:p>
      <text:p text:style-name="P126"><text:s text:c="2"/><text:span text:style-name="T49">end</text:span></text:p>
      <text:p text:style-name="P125">}</text:p>
      <text:p text:style-name="P125"><text:span text:style-name="T33">CSV</text:span>.open(<text:span text:style-name="T35">'</text:span><text:span text:style-name="T39">result.csv</text:span><text:span text:style-name="T35">'</text:span>,<text:span text:style-name="T35">'</text:span><text:span text:style-name="T39">w</text:span><text:span text:style-name="T35">'</text:span>){|csv|</text:p>
      <text:p text:style-name="P126"><text:s text:c="2"/><text:span text:style-name="T51">arr.uniq.sort.each{|el|</text:span></text:p>
      <text:p text:style-name="P126"><text:s text:c="4"/><text:span text:style-name="T51">csv &lt;&lt; </text:span><text:span text:style-name="T36">"</text:span><text:span text:style-name="T58">#{</text:span><text:span text:style-name="T51">el.split(</text:span><text:span text:style-name="T36">'</text:span><text:span text:style-name="T40"> </text:span><text:span text:style-name="T36">'</text:span><text:span text:style-name="T51">).last</text:span><text:span text:style-name="T58">}</text:span><text:span text:style-name="T40"> </text:span><text:span text:style-name="T58">#{</text:span><text:span text:style-name="T51">el.split(</text:span><text:span text:style-name="T36">'</text:span><text:span text:style-name="T40"> </text:span><text:span text:style-name="T36">'</text:span><text:span text:style-name="T51">).first</text:span><text:span text:style-name="T58">}</text:span><text:span text:style-name="T36">"</text:span><text:span text:style-name="T51">.split(</text:span><text:span text:style-name="T36">'</text:span><text:span text:style-name="T40"> </text:span><text:span text:style-name="T36">'</text:span><text:span text:style-name="T51">)</text:span></text:p>
      <text:p text:style-name="P126"><text:s text:c="2"/><text:span text:style-name="T51">}</text:span></text:p>
      <text:p text:style-name="P125">}</text:p>
      <text:p text:style-name="P5"/>
      <text:p text:style-name="P45"><text:span text:style-name="T66">Problem:</text:span></text:p>
      <text:p text:style-name="P85">The student checks first and last name if they contain only letters, but in the fixtures names can also include numbers.</text:p>
      <text:p text:style-name="P82"/>
      <text:p text:style-name="P41"><text:span text:style-name="T73">Fix:</text:span></text:p>
      <text:p text:style-name="P85"><text:span text:style-name="T75">change</text:span> the if statement:</text:p>
      <text:p text:style-name="P130"><text:span text:style-name="T49">if</text:span><text:span text:style-name="T51">(file_str=~</text:span><text:span text:style-name="T62">/</text:span><text:span text:style-name="T40">\A</text:span><text:span text:style-name="T63">[a-zA-Z]+</text:span><text:span text:style-name="T40">\_</text:span><text:span text:style-name="T63">[a-zA-Z]+</text:span><text:span text:style-name="T40">\_\d</text:span><text:span text:style-name="T63">+2 <text:s/></text:span><text:span text:style-name="T40">\.</text:span><text:span text:style-name="T63">rb</text:span><text:span text:style-name="T40">\z</text:span><text:span text:style-name="T62">/</text:span><text:span text:style-name="T51"> &amp;&amp; file_str.split(</text:span><text:span text:style-name="T36">'</text:span><text:span text:style-name="T40">_</text:span><text:span text:style-name="T36">'</text:span><text:span text:style-name="T51">)[</text:span><text:span text:style-name="T45">1</text:span><text:span text:style-name="T51">].size == </text:span><text:span text:style-name="T45">5</text:span><text:span text:style-name="T51">)</text:span></text:p>
      <text:p text:style-name="P85"><text:span text:style-name="T75">to: </text:span></text:p>
      <text:p text:style-name="P131"><text:span text:style-name="T49">if</text:span><text:span text:style-name="T51">(file_str.split(</text:span><text:span text:style-name="T36">'</text:span><text:span text:style-name="T40">_</text:span><text:span text:style-name="T36">'</text:span><text:span text:style-name="T51">)[</text:span><text:span text:style-name="T45">1</text:span><text:span text:style-name="T51">].size == </text:span><text:span text:style-name="T45">5</text:span><text:span text:style-name="T51">)</text:span></text:p>
      <text:p text:style-name="P51"/>
      <text:p text:style-name="P15">Rank:</text:p>
      <text:p text:style-name="P51">Easy to understand: <text:span text:style-name="T72">4</text:span></text:p>
      <text:p text:style-name="P51">Readable: <text:span text:style-name="T72">4</text:span></text:p>
      <text:p text:style-name="P51">Working in most cases: <text:span text:style-name="T72">4</text:span></text:p>
      <text:p text:style-name="P51">Overall: <text:span text:style-name="T72">4</text:span></text:p>
      <text:p text:style-name="P111">Georgi Ivanov</text:p>
      <text:p text:style-name="P12">Code:</text:p>
      <text:p text:style-name="P5"/>
      <text:p text:style-name="P119">require <text:span text:style-name="T35">"</text:span><text:span text:style-name="T39">csv</text:span><text:span text:style-name="T35">"</text:span></text:p>
      <text:p text:style-name="P135"/>
      <text:p text:style-name="P125">arr = []</text:p>
      <text:p text:style-name="P125">i = <text:span text:style-name="T44">0</text:span></text:p>
      <text:p text:style-name="P135"/>
      <text:p text:style-name="P125"><text:span text:style-name="T33">Dir</text:span>.glob(<text:span text:style-name="T27">ARGV</text:span>[<text:span text:style-name="T44">0</text:span>]+<text:span text:style-name="T35">"</text:span><text:span text:style-name="T39">*.rb</text:span><text:span text:style-name="T35">"</text:span>) <text:span text:style-name="T48">do</text:span> |file|</text:p>
      <text:p text:style-name="P126"><text:s text:c="3"/><text:span text:style-name="T51">name = file.split(</text:span><text:span text:style-name="T36">'</text:span><text:span text:style-name="T40">/</text:span><text:span text:style-name="T36">'</text:span><text:span text:style-name="T51">).last.split(</text:span><text:span text:style-name="T36">'</text:span><text:span text:style-name="T40">.</text:span><text:span text:style-name="T36">'</text:span><text:span text:style-name="T51">).first.split(</text:span><text:span text:style-name="T36">'</text:span><text:span text:style-name="T40">_</text:span><text:span text:style-name="T36">'</text:span><text:span text:style-name="T51">)</text:span></text:p>
      <text:p text:style-name="P126"><text:s text:c="3"/><text:span text:style-name="T51">firstname = name[</text:span><text:span text:style-name="T45">0</text:span><text:span text:style-name="T51">]</text:span></text:p>
      <text:p text:style-name="P126"><text:s text:c="2"/><text:span text:style-name="T51">lastname = name[</text:span><text:span text:style-name="T45">1</text:span><text:span text:style-name="T51">]</text:span></text:p>
      <text:p text:style-name="P126"><text:s text:c="2"/><text:span text:style-name="T51">exercise = name[</text:span><text:span text:style-name="T45">2</text:span><text:span text:style-name="T51">] <text:s/></text:span></text:p>
      <text:p text:style-name="P126"><text:s text:c="4"/></text:p>
      <text:p text:style-name="P126"><text:s text:c="2"/><text:span text:style-name="T49">if</text:span><text:span text:style-name="T51"> firstname == </text:span><text:span text:style-name="T36">''</text:span><text:span text:style-name="T51"> || lastname == </text:span><text:span text:style-name="T36">''</text:span><text:span text:style-name="T51"> || exercise == </text:span><text:span text:style-name="T36">''</text:span></text:p>
      <text:p text:style-name="P126"><text:s text:c="2"/><text:span text:style-name="T49">elsif</text:span><text:span text:style-name="T51"> name.length == </text:span><text:span text:style-name="T45">3</text:span><text:span text:style-name="T51"> <text:s/></text:span></text:p>
      <text:p text:style-name="P126"><text:s text:c="2"/></text:p>
      <text:p text:style-name="P126"><text:s text:c="3"/><text:span text:style-name="T49">if</text:span><text:span text:style-name="T51"> lastname.length == </text:span><text:span text:style-name="T45">5</text:span></text:p>
      <text:p text:style-name="P126"><text:s text:c="6"/><text:span text:style-name="T51">arr[i] = []</text:span></text:p>
      <text:p text:style-name="P126"><text:s text:c="6"/><text:span text:style-name="T51">arr[i][</text:span><text:span text:style-name="T45">0</text:span><text:span text:style-name="T51">] = name[</text:span><text:span text:style-name="T45">0</text:span><text:span text:style-name="T51">]</text:span></text:p>
      <text:p text:style-name="P126"><text:s text:c="6"/><text:span text:style-name="T51">arr[i][</text:span><text:span text:style-name="T45">1</text:span><text:span text:style-name="T51">] = name[</text:span><text:span text:style-name="T45">1</text:span><text:span text:style-name="T51">]</text:span></text:p>
      <text:p text:style-name="P126"><text:s text:c="6"/><text:span text:style-name="T51">i+=</text:span><text:span text:style-name="T45">1</text:span></text:p>
      <text:p text:style-name="P126"><text:s text:c="4"/><text:span text:style-name="T49">end</text:span></text:p>
      <text:p text:style-name="P126"><text:s text:c="4"/><text:span text:style-name="T49">end</text:span></text:p>
      <text:p text:style-name="P125"><text:span text:style-name="T48">end</text:span> </text:p>
      <text:p text:style-name="P135"/>
      <text:p text:style-name="P135"/>
      <text:p text:style-name="P125">daiba = arr.sort_by{|asd| asd[<text:span text:style-name="T44">0</text:span>]}.reverse!</text:p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3"/><text:span text:style-name="T51">daiba.each </text:span><text:span text:style-name="T49">do</text:span><text:span text:style-name="T51"> |element|</text:span></text:p>
      <text:p text:style-name="P126"><text:s text:c="6"/><text:span text:style-name="T51">csv &lt;&lt; element</text:span></text:p>
      <text:p text:style-name="P126"><text:s text:c="2"/><text:span text:style-name="T49">end</text:span></text:p>
      <text:p text:style-name="P134">end</text:p>
      <text:p text:style-name="P5"/>
      <text:p text:style-name="P23">Problem:</text:p>
      <text:p text:style-name="P75">There is no problem. Program works fine!</text:p>
      <text:p text:style-name="P75"/>
      <text:p text:style-name="P23">Rank:</text:p>
      <text:p text:style-name="P51">Easy to understand: <text:span text:style-name="T67">5</text:span></text:p>
      <text:p text:style-name="P51">Readable: <text:span text:style-name="T67">5</text:span></text:p>
      <text:p text:style-name="P51">Working in most cases: <text:span text:style-name="T67">5</text:span></text:p>
      <text:p text:style-name="P51">Overall: <text:span text:style-name="T67">5</text:span></text:p>
      <text:p text:style-name="P111">Hristo Dachev</text:p>
      <text:p text:style-name="P12">Code:</text:p>
      <text:p text:style-name="P5"/>
      <text:p text:style-name="P119">require <text:span text:style-name="T35">'</text:span><text:span text:style-name="T39">csv</text:span><text:span text:style-name="T35">'</text:span></text:p>
      <text:p text:style-name="P135"/>
      <text:p text:style-name="P125">hash = <text:span text:style-name="T33">Hash</text:span>.new</text:p>
      <text:p text:style-name="P135"/>
      <text:p text:style-name="P125"><text:span text:style-name="T33">Dir</text:span>.glob(<text:span text:style-name="T35">"</text:span><text:span text:style-name="T61">#{</text:span><text:span text:style-name="T27">ARGV</text:span>[<text:span text:style-name="T44">0</text:span>]<text:span text:style-name="T61">}</text:span><text:span text:style-name="T39">*</text:span><text:span text:style-name="T35">"</text:span>).each <text:span text:style-name="T48">do</text:span> |path|</text:p>
      <text:p text:style-name="P126"><text:s text:c="2"/><text:span text:style-name="T51">first_name = <text:s text:c="2"/>path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2"/><text:span text:style-name="T51">last_name = <text:s text:c="2"/>path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 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2"/><text:span text:style-name="T51">digit = <text:s text:c="4"/>path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 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</text:span></text:p>
      <text:p text:style-name="P126"><text:s text:c="2"/><text:span text:style-name="T51">name = path.split(</text:span><text:span text:style-name="T36">"</text:span><text:span text:style-name="T40">/</text:span><text:span text:style-name="T36">"</text:span><text:span text:style-name="T51">).last</text:span></text:p>
      <text:p text:style-name="P126"><text:s text:c="2"/></text:p>
      <text:p text:style-name="P126"><text:s text:c="2"/><text:span text:style-name="T49">if</text:span><text:span text:style-name="T51"> name.include? </text:span><text:span text:style-name="T36">"</text:span><text:span text:style-name="T40">_</text:span><text:span text:style-name="T36">"</text:span><text:span text:style-name="T51"> </text:span><text:span text:style-name="T49">then</text:span><text:span text:style-name="T51"> counter = name.count </text:span><text:span text:style-name="T36">"</text:span><text:span text:style-name="T40">_</text:span><text:span text:style-name="T36">"</text:span><text:span text:style-name="T51"> </text:span><text:span text:style-name="T49">end</text:span></text:p>
      <text:p text:style-name="P135"/>
      <text:p text:style-name="P126"><text:s text:c="2"/><text:span text:style-name="T49">if</text:span><text:span text:style-name="T51"> (counter != </text:span><text:span text:style-name="T45">2</text:span><text:span text:style-name="T51">) || (digit.to_i.to_s != digit)</text:span></text:p>
      <text:p text:style-name="P126"><text:s text:c="4"/><text:span text:style-name="T51">l = name.length</text:span></text:p>
      <text:p text:style-name="P126"><text:s text:c="4"/><text:span text:style-name="T51">hash[name] = l</text:span></text:p>
      <text:p text:style-name="P126"><text:s text:c="2"/><text:span text:style-name="T49">end</text:span></text:p>
      <text:p text:style-name="P134">end</text:p>
      <text:p text:style-name="P125"><text:span text:style-name="T33">Dir</text:span>.glob(<text:span text:style-name="T35">"</text:span><text:span text:style-name="T61">#{</text:span><text:span text:style-name="T27">ARGV</text:span>[<text:span text:style-name="T44">1</text:span>]<text:span text:style-name="T61">}</text:span><text:span text:style-name="T39">*</text:span><text:span text:style-name="T35">"</text:span>).each <text:span text:style-name="T48">do</text:span> |path|</text:p>
      <text:p text:style-name="P126"><text:s text:c="2"/><text:span text:style-name="T51">first_name = <text:s text:c="2"/>path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2"/><text:span text:style-name="T51">last_name = <text:s text:c="2"/>path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 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2"/><text:span text:style-name="T51">digit = <text:s text:c="4"/>path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 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</text:span></text:p>
      <text:p text:style-name="P135"/>
      <text:p text:style-name="P126"><text:s text:c="2"/></text:p>
      <text:p text:style-name="P126"><text:s text:c="2"/></text:p>
      <text:p text:style-name="P126"><text:s text:c="2"/><text:span text:style-name="T51">name = path.split(</text:span><text:span text:style-name="T36">"</text:span><text:span text:style-name="T40">/</text:span><text:span text:style-name="T36">"</text:span><text:span text:style-name="T51">).last</text:span></text:p>
      <text:p text:style-name="P126"><text:s text:c="2"/><text:span text:style-name="T49">if</text:span><text:span text:style-name="T51"> name.include? </text:span><text:span text:style-name="T36">"</text:span><text:span text:style-name="T40">_</text:span><text:span text:style-name="T36">"</text:span><text:span text:style-name="T51"> </text:span><text:span text:style-name="T49">then</text:span><text:span text:style-name="T51"> counter = name.count </text:span><text:span text:style-name="T36">"</text:span><text:span text:style-name="T40">_</text:span><text:span text:style-name="T36">"</text:span><text:span text:style-name="T51"> </text:span><text:span text:style-name="T49">end</text:span></text:p>
      <text:p text:style-name="P135"/>
      <text:p text:style-name="P126"><text:s text:c="2"/><text:span text:style-name="T49">if</text:span><text:span text:style-name="T51"> (counter != </text:span><text:span text:style-name="T45">2</text:span><text:span text:style-name="T51">) || (digit.to_i.to_s != digit)</text:span></text:p>
      <text:p text:style-name="P126"><text:s text:c="4"/><text:span text:style-name="T51">l = name.length</text:span></text:p>
      <text:p text:style-name="P126"><text:s text:c="4"/><text:span text:style-name="T51">hash[name] = l</text:span></text:p>
      <text:p text:style-name="P126"><text:s text:c="2"/><text:span text:style-name="T49">end</text:span></text:p>
      <text:p text:style-name="P125"><text:span text:style-name="T48">end</text:span> <text:s/></text:p>
      <text:p text:style-name="P135"/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hash.sort_by{ |k, v| v}.each </text:span><text:span text:style-name="T49">do</text:span><text:span text:style-name="T51"> |name, length|</text:span></text:p>
      <text:p text:style-name="P126"><text:s text:c="4"/><text:span text:style-name="T51">csv &lt;&lt; [</text:span><text:span text:style-name="T36">"</text:span><text:span text:style-name="T58">#{</text:span><text:span text:style-name="T51">name</text:span><text:span text:style-name="T58">}</text:span><text:span text:style-name="T36">"</text:span><text:span text:style-name="T51">,</text:span><text:span text:style-name="T36">"</text:span><text:span text:style-name="T58">#{</text:span><text:span text:style-name="T51">length</text:span><text:span text:style-name="T58">}</text:span><text:span text:style-name="T36">"</text:span><text:span text:style-name="T51">]</text:span></text:p>
      <text:p text:style-name="P126"><text:s text:c="2"/><text:span text:style-name="T49">end</text:span></text:p>
      <text:p text:style-name="P134">end</text:p>
      <text:p text:style-name="P5"/>
      <text:p text:style-name="P19">Problem:</text:p>
      <text:p text:style-name="P73">There is no problem. Program works fine!</text:p>
      <text:p text:style-name="P73"/>
      <text:p text:style-name="P19">Rank:</text:p>
      <text:p text:style-name="P47">Easy to understand: <text:span text:style-name="T67">5</text:span></text:p>
      <text:p text:style-name="P47">Readable: <text:span text:style-name="T67">5</text:span></text:p>
      <text:p text:style-name="P47">Working in most cases: <text:span text:style-name="T67">5</text:span></text:p>
      <text:p text:style-name="P47">Overall: <text:span text:style-name="T67">5</text:span></text:p>
      <text:p text:style-name="P111">Ivelin Slavchev</text:p>
      <text:p text:style-name="P12">Code:</text:p>
      <text:p text:style-name="P5"/>
      <text:p text:style-name="P119">require <text:span text:style-name="T35">'</text:span><text:span text:style-name="T39">csv</text:span><text:span text:style-name="T35">'</text:span></text:p>
      <text:p text:style-name="P125">result = <text:span text:style-name="T33">Hash</text:span>.new</text:p>
      <text:p text:style-name="P125"><text:span text:style-name="T33">Dir</text:span>.glob(<text:span text:style-name="T27">ARGV</text:span>[<text:span text:style-name="T44">0</text:span>] + <text:span text:style-name="T35">"</text:span><text:span text:style-name="T39">*</text:span><text:span text:style-name="T35">"</text:span>).each <text:span text:style-name="T48">do</text:span> |file1|</text:p>
      <text:p text:style-name="P126"><text:s text:c="2"/><text:span text:style-name="T51">short1 = file1.split(</text:span><text:span text:style-name="T36">"</text:span><text:span text:style-name="T40">/</text:span><text:span text:style-name="T36">"</text:span><text:span text:style-name="T51">).last</text:span></text:p>
      <text:p text:style-name="P126"><text:s text:c="2"/><text:span text:style-name="T51">ext1 = short1.split(</text:span><text:span text:style-name="T36">"</text:span><text:span text:style-name="T40">.</text:span><text:span text:style-name="T36">"</text:span><text:span text:style-name="T51">).last</text:span></text:p>
      <text:p text:style-name="P126"><text:s text:c="2"/><text:span text:style-name="T51">names1 = short1.split(</text:span><text:span text:style-name="T36">"</text:span><text:span text:style-name="T40">.</text:span><text:span text:style-name="T36">"</text:span><text:span text:style-name="T51">).first</text:span></text:p>
      <text:p text:style-name="P126"><text:s text:c="2"/><text:span text:style-name="T51">digit1 = file1.split(</text:span><text:span text:style-name="T36">"</text:span><text:span text:style-name="T40">_</text:span><text:span text:style-name="T36">"</text:span><text:span text:style-name="T51">).last</text:span></text:p>
      <text:p text:style-name="P126"><text:s text:c="2"/><text:span text:style-name="T49">if</text:span><text:span text:style-name="T51"> (ext1 != </text:span><text:span text:style-name="T36">"</text:span><text:span text:style-name="T40">rb</text:span><text:span text:style-name="T36">"</text:span><text:span text:style-name="T51">) </text:span><text:span text:style-name="T49">or</text:span><text:span text:style-name="T51"> (digit1.to_i.to_s != digit1) </text:span><text:span text:style-name="T49">or</text:span><text:span text:style-name="T51"> (short1.scan(</text:span><text:span text:style-name="T36">"</text:span><text:span text:style-name="T40">_</text:span><text:span text:style-name="T36">"</text:span><text:span text:style-name="T51">).count != </text:span><text:span text:style-name="T45">2</text:span><text:span text:style-name="T51">)</text:span></text:p>
      <text:p text:style-name="P126"><text:s text:c="4"/><text:span text:style-name="T51">result[short1] = short1.length</text:span></text:p>
      <text:p text:style-name="P126"><text:s text:c="2"/><text:span text:style-name="T49">end</text:span></text:p>
      <text:p text:style-name="P134">end</text:p>
      <text:p text:style-name="P125"><text:span text:style-name="T33">Dir</text:span>.glob(<text:span text:style-name="T27">ARGV</text:span>[<text:span text:style-name="T44">1</text:span>] + <text:span text:style-name="T35">"</text:span><text:span text:style-name="T39">*</text:span><text:span text:style-name="T35">"</text:span>).each <text:span text:style-name="T48">do</text:span> |file2|</text:p>
      <text:p text:style-name="P126"><text:s text:c="2"/><text:span text:style-name="T51">short2 = file2.split(</text:span><text:span text:style-name="T36">"</text:span><text:span text:style-name="T40">/</text:span><text:span text:style-name="T36">"</text:span><text:span text:style-name="T51">).last</text:span></text:p>
      <text:p text:style-name="P126"><text:s text:c="2"/><text:span text:style-name="T51">ext2 = short2.split(</text:span><text:span text:style-name="T36">"</text:span><text:span text:style-name="T40">.</text:span><text:span text:style-name="T36">"</text:span><text:span text:style-name="T51">).last</text:span></text:p>
      <text:p text:style-name="P126"><text:s text:c="2"/><text:span text:style-name="T51">names2 = short2.split(</text:span><text:span text:style-name="T36">"</text:span><text:span text:style-name="T40">.</text:span><text:span text:style-name="T36">"</text:span><text:span text:style-name="T51">).first</text:span></text:p>
      <text:p text:style-name="P126"><text:s text:c="2"/><text:span text:style-name="T51">digit2 = file2.split(</text:span><text:span text:style-name="T36">"</text:span><text:span text:style-name="T40">_</text:span><text:span text:style-name="T36">"</text:span><text:span text:style-name="T51">).last</text:span></text:p>
      <text:p text:style-name="P126"><text:s text:c="2"/><text:span text:style-name="T49">if</text:span><text:span text:style-name="T51"> (ext2 != </text:span><text:span text:style-name="T36">"</text:span><text:span text:style-name="T40">rb</text:span><text:span text:style-name="T36">"</text:span><text:span text:style-name="T51">) </text:span><text:span text:style-name="T49">or</text:span><text:span text:style-name="T51"> (digit2.to_i.to_s != digit) </text:span><text:span text:style-name="T49">or</text:span><text:span text:style-name="T51"> (short2.scan(</text:span><text:span text:style-name="T36">"</text:span><text:span text:style-name="T40">_</text:span><text:span text:style-name="T36">"</text:span><text:span text:style-name="T51">).count != </text:span><text:span text:style-name="T45">2</text:span><text:span text:style-name="T51">)</text:span></text:p>
      <text:p text:style-name="P126"><text:s text:c="4"/><text:span text:style-name="T51">result[short2] = short2.length</text:span></text:p>
      <text:p text:style-name="P126"><text:s text:c="2"/><text:span text:style-name="T49">end</text:span></text:p>
      <text:p text:style-name="P134">end</text:p>
      <text:p text:style-name="P125">result.sort_by{|k, v| v}</text:p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result.each </text:span><text:span text:style-name="T49">do</text:span><text:span text:style-name="T51"> |p|</text:span></text:p>
      <text:p text:style-name="P126"><text:s text:c="4"/><text:span text:style-name="T51">csv &lt;&lt; p</text:span></text:p>
      <text:p text:style-name="P126"><text:s text:c="2"/><text:span text:style-name="T49">end</text:span></text:p>
      <text:p text:style-name="P134">end</text:p>
      <text:p text:style-name="P5"/>
      <text:p text:style-name="P16">Problem:</text:p>
      <text:p text:style-name="P88">There is a problem with a variable name and the sorting.</text:p>
      <text:p text:style-name="P83"/>
      <text:p text:style-name="P31">Fix:</text:p>
      <text:p text:style-name="P71"><text:span text:style-name="T74">change:</text:span><text:span text:style-name="T11"> <text:tab/></text:span><text:span text:style-name="T6">(digit2.to_i.to_s != digit)</text:span></text:p>
      <text:p text:style-name="P86">to: <text:span text:style-name="T12"><text:s/><text:tab/><text:tab/></text:span><text:span text:style-name="T13">(digit2.to_i.to_s != digit</text:span><text:span text:style-name="T14">2</text:span><text:span text:style-name="T13">)</text:span></text:p>
      <text:p text:style-name="P66"><text:span text:style-name="T4">r</text:span><text:span text:style-name="T3">emove: <text:tab/></text:span><text:span text:style-name="T7">result.sort_by{|k, v| v}</text:span></text:p>
      <text:p text:style-name="P66"><text:span text:style-name="T3">change: <text:tab/></text:span><text:span text:style-name="T5">result.each </text:span><text:span text:style-name="T19">do</text:span><text:span text:style-name="T5"> |p|</text:span></text:p>
      <text:p text:style-name="P66"><text:span text:style-name="T3">to: <text:tab/><text:tab/></text:span><text:span text:style-name="T8">result.sort_by{|k, v| v}.each </text:span><text:span text:style-name="T20">do</text:span><text:span text:style-name="T8"> |p|</text:span></text:p>
      <text:p text:style-name="P65"/>
      <text:p text:style-name="P86"/>
      <text:p text:style-name="P16">Rank:</text:p>
      <text:p text:style-name="P52">Easy to understand: <text:span text:style-name="T70">4</text:span></text:p>
      <text:p text:style-name="P52">Readable: 4</text:p>
      <text:p text:style-name="P52">Working in most cases: <text:span text:style-name="T72">1</text:span></text:p>
      <text:p text:style-name="P52">Overall: <text:span text:style-name="T72">3</text:span></text:p>
      <text:p text:style-name="P111">Ivo Valchev</text:p>
      <text:p text:style-name="P12">Code:</text:p>
      <text:p text:style-name="P5"/>
      <text:p text:style-name="P119">hash_fold1={}</text:p>
      <text:p text:style-name="P125">hash_fold2={}</text:p>
      <text:p text:style-name="P135"/>
      <text:p text:style-name="P125"><text:span text:style-name="T33">Dir</text:span>.glob(<text:span text:style-name="T35">"</text:span><text:span text:style-name="T61">#{</text:span><text:span text:style-name="T27">ARGV</text:span>[<text:span text:style-name="T44">0</text:span>]<text:span text:style-name="T61">}</text:span><text:span text:style-name="T39">*.*</text:span><text:span text:style-name="T35">"</text:span>) <text:s/><text:span text:style-name="T48">do</text:span> |file|</text:p>
      <text:p text:style-name="P126"><text:s text:c="4"/><text:span text:style-name="T51">name = 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.split(</text:span><text:span text:style-name="T36">"</text:span><text:span text:style-name="T40">_</text:span><text:span text:style-name="T36">"</text:span><text:span text:style-name="T51">)</text:span></text:p>
      <text:p text:style-name="P126"><text:s text:c="4"/><text:span text:style-name="T51">isNum = Integer(name[</text:span><text:span text:style-name="T45">2</text:span><text:span text:style-name="T51">]) </text:span><text:span text:style-name="T49">rescue</text:span><text:span text:style-name="T51"> </text:span><text:span text:style-name="T28">nil</text:span></text:p>
      <text:p text:style-name="P126"><text:s text:c="4"/><text:span text:style-name="T49">if</text:span><text:span text:style-name="T51"> name[</text:span><text:span text:style-name="T45">0</text:span><text:span text:style-name="T51">] </text:span><text:span text:style-name="T49">and</text:span><text:span text:style-name="T51"> name[</text:span><text:span text:style-name="T45">1</text:span><text:span text:style-name="T51">] </text:span><text:span text:style-name="T49">and</text:span><text:span text:style-name="T51"> name[</text:span><text:span text:style-name="T45">0</text:span><text:span text:style-name="T51">].length == </text:span><text:span text:style-name="T45">5</text:span><text:span text:style-name="T51"> </text:span><text:span text:style-name="T49">and</text:span><text:span text:style-name="T51"> !isNum!=</text:span><text:span text:style-name="T28">nil</text:span><text:span text:style-name="T51"> hash_fold1.include?(name[</text:span><text:span text:style-name="T45">0</text:span><text:span text:style-name="T51">])</text:span></text:p>
      <text:p text:style-name="P126"><text:s text:c="6"/><text:span text:style-name="T51">hash_fold1[</text:span><text:span text:style-name="T36">"</text:span><text:span text:style-name="T58">#{</text:span><text:span text:style-name="T51">name[</text:span><text:span text:style-name="T45">1</text:span><text:span text:style-name="T51">]</text:span><text:span text:style-name="T58">}</text:span><text:span text:style-name="T36">"</text:span><text:span text:style-name="T51">] = </text:span><text:span text:style-name="T36">"</text:span><text:span text:style-name="T58">#{</text:span><text:span text:style-name="T51">name[</text:span><text:span text:style-name="T45">0</text:span><text:span text:style-name="T51">]</text:span><text:span text:style-name="T58">}</text:span><text:span text:style-name="T36">"</text:span></text:p>
      <text:p text:style-name="P126"><text:s text:c="4"/><text:span text:style-name="T49">end</text:span></text:p>
      <text:p text:style-name="P134">end</text:p>
      <text:p text:style-name="P125"><text:span text:style-name="T33">Dir</text:span>.glob(<text:span text:style-name="T35">"</text:span><text:span text:style-name="T61">#{</text:span><text:span text:style-name="T27">ARGV</text:span>[<text:span text:style-name="T44">1</text:span>]<text:span text:style-name="T61">}</text:span><text:span text:style-name="T39">*.*</text:span><text:span text:style-name="T35">"</text:span>) <text:span text:style-name="T48">do</text:span> |file|</text:p>
      <text:p text:style-name="P126"><text:s text:c="4"/><text:span text:style-name="T51">name = 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.split(</text:span><text:span text:style-name="T36">"</text:span><text:span text:style-name="T40">_</text:span><text:span text:style-name="T36">"</text:span><text:span text:style-name="T51">)</text:span></text:p>
      <text:p text:style-name="P126"><text:s text:c="4"/><text:span text:style-name="T51">isNum = Integer(name[</text:span><text:span text:style-name="T45">2</text:span><text:span text:style-name="T51">]) </text:span><text:span text:style-name="T49">rescue</text:span><text:span text:style-name="T51"> </text:span><text:span text:style-name="T28">nil</text:span></text:p>
      <text:p text:style-name="P126"><text:s text:c="4"/><text:span text:style-name="T49">if</text:span><text:span text:style-name="T51"> name[</text:span><text:span text:style-name="T45">0</text:span><text:span text:style-name="T51">] </text:span><text:span text:style-name="T49">and</text:span><text:span text:style-name="T51"> name[</text:span><text:span text:style-name="T45">1</text:span><text:span text:style-name="T51">] </text:span><text:span text:style-name="T49">and</text:span><text:span text:style-name="T51"> name[</text:span><text:span text:style-name="T45">0</text:span><text:span text:style-name="T51">].length == </text:span><text:span text:style-name="T45">5</text:span><text:span text:style-name="T51"> </text:span><text:span text:style-name="T49">and</text:span><text:span text:style-name="T51"> !isNum!=</text:span><text:span text:style-name="T28">nil</text:span><text:span text:style-name="T51"> and!hash_fold2.include?(name[</text:span><text:span text:style-name="T45">0</text:span><text:span text:style-name="T51">])</text:span></text:p>
      <text:p text:style-name="P126"><text:s text:c="6"/><text:span text:style-name="T51">hash_fold2[</text:span><text:span text:style-name="T36">"</text:span><text:span text:style-name="T58">#{</text:span><text:span text:style-name="T51">name[</text:span><text:span text:style-name="T45">1</text:span><text:span text:style-name="T51">]</text:span><text:span text:style-name="T58">}</text:span><text:span text:style-name="T36">"</text:span><text:span text:style-name="T51">] = </text:span><text:span text:style-name="T36">"</text:span><text:span text:style-name="T58">#{</text:span><text:span text:style-name="T51">name[</text:span><text:span text:style-name="T45">0</text:span><text:span text:style-name="T51">]</text:span><text:span text:style-name="T58">}</text:span><text:span text:style-name="T36">"</text:span></text:p>
      <text:p text:style-name="P126"><text:s text:c="4"/><text:span text:style-name="T49">end</text:span></text:p>
      <text:p text:style-name="P134">end</text:p>
      <text:p text:style-name="P125"><text:span text:style-name="T33">File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hash_fold1.sort.map </text:span><text:span text:style-name="T49">do</text:span><text:span text:style-name="T51"> |key, value|</text:span></text:p>
      <text:p text:style-name="P126"><text:s text:c="4"/><text:span text:style-name="T49">if</text:span><text:span text:style-name="T51"> (hash_fold1[key]==hash_fold2[key])</text:span></text:p>
      <text:p text:style-name="P126"><text:s text:c="6"/><text:span text:style-name="T51">csv.puts(</text:span><text:span text:style-name="T36">"</text:span><text:span text:style-name="T58">#{</text:span><text:span text:style-name="T51">key</text:span><text:span text:style-name="T58">}</text:span><text:span text:style-name="T40">,</text:span><text:span text:style-name="T58">#{</text:span><text:span text:style-name="T51">value</text:span><text:span text:style-name="T58">}</text:span><text:span text:style-name="T36">"</text:span><text:span text:style-name="T51">)</text:span></text:p>
      <text:p text:style-name="P126"><text:s text:c="4"/><text:span text:style-name="T49">end</text:span></text:p>
      <text:p text:style-name="P126"><text:s text:c="2"/><text:span text:style-name="T49">end</text:span></text:p>
      <text:p text:style-name="P134">end</text:p>
      <text:p text:style-name="P5"/>
      <text:p text:style-name="P17">Problem:</text:p>
      <text:p text:style-name="P89">There are two syntaxs errors. Also creating and writing <text:span text:style-name="T79">in .csv file is wrong.</text:span></text:p>
      <text:p text:style-name="P84"/>
      <text:p text:style-name="P32">Fix:</text:p>
      <text:p text:style-name="P133"><text:span text:style-name="T52">change: <text:tab/></text:span><text:span text:style-name="T53">!isNum!=</text:span><text:span text:style-name="T29">nil</text:span><text:span text:style-name="T53"> hash_fold1.include?(name[</text:span><text:span text:style-name="T46">0</text:span><text:span text:style-name="T53">])</text:span></text:p>
      <text:p text:style-name="P129"><text:span text:style-name="T52">to: <text:tab/><text:tab/></text:span><text:span text:style-name="T54">!isNum!=</text:span><text:span text:style-name="T30">nil</text:span><text:span text:style-name="T54"> </text:span><text:span text:style-name="T50">and</text:span><text:span text:style-name="T54"> hash_fold1.include?(name[</text:span><text:span text:style-name="T47">0</text:span><text:span text:style-name="T54">])</text:span></text:p>
      <text:p text:style-name="P87"/>
      <text:p text:style-name="P17">Rank:</text:p>
      <text:p text:style-name="P53">Easy to understand: <text:span text:style-name="T78">2</text:span></text:p>
      <text:p text:style-name="P53">Readable: <text:span text:style-name="T81">2</text:span></text:p>
      <text:p text:style-name="P53">Working in most cases: <text:span text:style-name="T72">1</text:span></text:p>
      <text:p text:style-name="P53">Overall: <text:span text:style-name="T81">1.6</text:span></text:p>
      <text:p text:style-name="P111">Kalin Marinov</text:p>
      <text:p text:style-name="P12">Code:</text:p>
      <text:p text:style-name="P5"/>
      <text:p text:style-name="P119">require <text:span text:style-name="T35">'</text:span><text:span text:style-name="T39">csv</text:span><text:span text:style-name="T35">'</text:span></text:p>
      <text:p text:style-name="P135"/>
      <text:p text:style-name="P125">hash = <text:span text:style-name="T33">Hash</text:span>.new</text:p>
      <text:p text:style-name="P135"/>
      <text:p text:style-name="P125"><text:span text:style-name="T33">Dir</text:span>.glob(<text:span text:style-name="T35">"</text:span><text:span text:style-name="T61">#{</text:span> <text:span text:style-name="T27">ARGV</text:span>[<text:span text:style-name="T44">0</text:span>] <text:span text:style-name="T61">}</text:span><text:span text:style-name="T39">/*</text:span><text:span text:style-name="T35">"</text:span>) <text:span text:style-name="T48">do</text:span> |name|</text:p>
      <text:p text:style-name="P126"><text:s text:c="2"/><text:span text:style-name="T51">name = name.split(</text:span><text:span text:style-name="T36">"</text:span><text:span text:style-name="T40">/</text:span><text:span text:style-name="T36">"</text:span><text:span text:style-name="T51">).last</text:span></text:p>
      <text:p text:style-name="P126"><text:s text:c="2"/><text:span text:style-name="T51">short_name = name.split(</text:span><text:span text:style-name="T36">'</text:span><text:span text:style-name="T40">_</text:span><text:span text:style-name="T36">'</text:span><text:span text:style-name="T51">)[</text:span><text:span text:style-name="T45">1</text:span><text:span text:style-name="T51">]</text:span></text:p>
      <text:p text:style-name="P126"><text:s text:c="2"/><text:span text:style-name="T49">if</text:span><text:span text:style-name="T51"> short_name.length == </text:span><text:span text:style-name="T45">5</text:span></text:p>
      <text:p text:style-name="P126"><text:s text:c="4"/><text:span text:style-name="T51">hash[name] = short_name</text:span></text:p>
      <text:p text:style-name="P126"><text:s text:c="2"/><text:span text:style-name="T49">end</text:span></text:p>
      <text:p text:style-name="P134">end</text:p>
      <text:p text:style-name="P135"/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hash = hash.sort_by { |key, value| value }.reverse</text:span></text:p>
      <text:p text:style-name="P126"><text:s text:c="2"/><text:span text:style-name="T51">hash.each |key| </text:span><text:span text:style-name="T49">do</text:span></text:p>
      <text:p text:style-name="P126"><text:s text:c="4"/><text:span text:style-name="T51">csv &lt;&lt; key</text:span></text:p>
      <text:p text:style-name="P126"><text:s text:c="2"/><text:span text:style-name="T49">end</text:span></text:p>
      <text:p text:style-name="P134">end</text:p>
      <text:p text:style-name="P17"/>
      <text:p text:style-name="P17">Problem:</text:p>
      <text:p text:style-name="P89">Wrong file name <text:span text:style-name="T79">and wrong each loop.</text:span></text:p>
      <text:p text:style-name="P84"/>
      <text:p text:style-name="P32">Fix:</text:p>
      <text:p text:style-name="P89">Change file name to: <text:span text:style-name="T76">Kalin_Marinov_12_bce70c.rb</text:span></text:p>
      <text:p text:style-name="P90"/>
      <text:p text:style-name="P90">Change: <text:tab/><text:span text:style-name="T77">hash.each |key| do</text:span></text:p>
      <text:p text:style-name="P90">To: <text:tab/><text:tab/><text:span text:style-name="T76">hash.each do |key|</text:span></text:p>
      <text:p text:style-name="P89"/>
      <text:p text:style-name="P17">Rank:</text:p>
      <text:p text:style-name="P53">Easy to understand: <text:span text:style-name="T81">5</text:span></text:p>
      <text:p text:style-name="P53">Readable: <text:span text:style-name="T81">5</text:span></text:p>
      <text:p text:style-name="P53">Working in most cases: <text:span text:style-name="T81">1</text:span></text:p>
      <text:p text:style-name="P53">Overall: <text:span text:style-name="T81">3.6</text:span></text:p>
      <text:p text:style-name="P115">Kamena Dacheva</text:p>
      <text:p text:style-name="P12">Code:</text:p>
      <text:p text:style-name="P5"/>
      <text:p text:style-name="P119">student = <text:span text:style-name="T33">Hash</text:span>.new { |name, programs| name[programs] = []}</text:p>
      <text:p text:style-name="P125">directory = <text:span text:style-name="T27">ARGV</text:span>[<text:span text:style-name="T44">0</text:span>]</text:p>
      <text:p text:style-name="P125">require <text:span text:style-name="T35">"</text:span><text:span text:style-name="T39">csv</text:span><text:span text:style-name="T35">"</text:span></text:p>
      <text:p text:style-name="P135"/>
      <text:p text:style-name="P125"><text:span text:style-name="T48">class</text:span> <text:span text:style-name="T65">String</text:span></text:p>
      <text:p text:style-name="P126"><text:s text:c="2"/><text:span text:style-name="T49">def</text:span><text:span text:style-name="T51"> </text:span><text:span text:style-name="T57">is_number?</text:span></text:p>
      <text:p text:style-name="P126"><text:s text:c="4"/><text:span text:style-name="T51">Float(</text:span><text:span text:style-name="T28">self</text:span><text:span text:style-name="T51">) != </text:span><text:span text:style-name="T28">nil</text:span><text:span text:style-name="T51"> </text:span><text:span text:style-name="T49">rescue</text:span><text:span text:style-name="T51"> </text:span><text:span text:style-name="T28">false</text:span></text:p>
      <text:p text:style-name="P126"><text:s text:c="2"/><text:span text:style-name="T49">end</text:span></text:p>
      <text:p text:style-name="P134">end</text:p>
      <text:p text:style-name="P135"/>
      <text:p text:style-name="P125"><text:span text:style-name="T33">Dir</text:span>.glob(<text:span text:style-name="T35">"</text:span><text:span text:style-name="T61">#{</text:span>directory<text:span text:style-name="T61">}</text:span><text:span text:style-name="T39">/*.*</text:span><text:span text:style-name="T35">"</text:span>) <text:span text:style-name="T48">do</text:span> |my_repository|</text:p>
      <text:p text:style-name="P135"/>
      <text:p text:style-name="P126"><text:s text:c="2"/><text:span text:style-name="T51">name_dir = my_repository.split(</text:span><text:span text:style-name="T36">"</text:span><text:span text:style-name="T40">/</text:span><text:span text:style-name="T36">"</text:span><text:span text:style-name="T51">).last</text:span></text:p>
      <text:p text:style-name="P135"/>
      <text:p text:style-name="P126"><text:s text:c="2"/><text:span text:style-name="T51">name = name_dir.split(</text:span><text:span text:style-name="T36">"</text:span><text:span text:style-name="T40">_</text:span><text:span text:style-name="T36">"</text:span><text:span text:style-name="T51">).first.capitalize</text:span></text:p>
      <text:p text:style-name="P126"><text:s text:c="2"/><text:span text:style-name="T51">sir_name = name_dir.split(</text:span><text:span text:style-name="T36">"</text:span><text:span text:style-name="T40">_</text:span><text:span text:style-name="T36">"</text:span><text:span text:style-name="T51">, 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.capitalize</text:span></text:p>
      <text:p text:style-name="P126"><text:s text:c="2"/><text:span text:style-name="T51">program = name_dir.split(</text:span><text:span text:style-name="T36">"</text:span><text:span text:style-name="T40">_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</text:span></text:p>
      <text:p text:style-name="P126"><text:s text:c="2"/><text:span text:style-name="T51">ex = name_dir.split(</text:span><text:span text:style-name="T36">"</text:span><text:span text:style-name="T40">_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last</text:span></text:p>
      <text:p text:style-name="P135"/>
      <text:p text:style-name="P126"><text:s text:c="2"/><text:span text:style-name="T49">if</text:span><text:span text:style-name="T51"> name_dir.include? </text:span><text:span text:style-name="T36">"</text:span><text:span text:style-name="T40">_</text:span><text:span text:style-name="T36">"</text:span><text:span text:style-name="T51"> </text:span><text:span text:style-name="T49">then</text:span><text:span text:style-name="T51"> counter = name_dir.count </text:span><text:span text:style-name="T36">"</text:span><text:span text:style-name="T40">_</text:span><text:span text:style-name="T36">"</text:span><text:span text:style-name="T51"> </text:span><text:span text:style-name="T49">end</text:span></text:p>
      <text:p text:style-name="P126"><text:s text:c="2"/><text:span text:style-name="T51">student[</text:span><text:span text:style-name="T36">"</text:span><text:span text:style-name="T58">#{</text:span><text:span text:style-name="T51">name</text:span><text:span text:style-name="T58">}</text:span><text:span text:style-name="T36">"</text:span><text:span text:style-name="T51">] &lt;&lt; sir_name </text:span><text:span text:style-name="T49">if</text:span><text:span text:style-name="T51"> ((counter == </text:span><text:span text:style-name="T45">2</text:span><text:span text:style-name="T51">) &amp;&amp; (sir_name.length == </text:span><text:span text:style-name="T45">5</text:span><text:span text:style-name="T51">) &amp;&amp; (program.is_number?) &amp;&amp; (ex == </text:span><text:span text:style-name="T36">"</text:span><text:span text:style-name="T40">rb</text:span><text:span text:style-name="T36">"</text:span><text:span text:style-name="T51">))</text:span></text:p>
      <text:p text:style-name="P134">end</text:p>
      <text:p text:style-name="P135"/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student.sort_by{|k, v| v}.reverse.each </text:span><text:span text:style-name="T49">do</text:span><text:span text:style-name="T51"> |f_name, l_name|</text:span></text:p>
      <text:p text:style-name="P126"><text:s text:c="4"/><text:span text:style-name="T51">csv &lt;&lt; [f_name,l_name].flatten</text:span></text:p>
      <text:p text:style-name="P126"><text:s text:c="2"/><text:span text:style-name="T49">end</text:span></text:p>
      <text:p text:style-name="P125"><text:span text:style-name="T48">end</text:span> <text:s/></text:p>
      <text:p text:style-name="P5"/>
      <text:p text:style-name="P17">Problem:</text:p>
      <text:p text:style-name="P90">Wrong sorting.</text:p>
      <text:p text:style-name="P90"/>
      <text:p text:style-name="P32">Fix:</text:p>
      <text:p text:style-name="P67">Change: <text:s/><text:tab/><text:span text:style-name="T5">student.sort_by{|k, v| v}.reverse.each</text:span></text:p>
      <text:p text:style-name="P72"><text:span text:style-name="T9">T</text:span><text:span text:style-name="T3">o: <text:s/><text:tab/><text:tab/></text:span><text:span text:style-name="T8">student.sort_by{|k, v| k}.reverse.each</text:span></text:p>
      <text:p text:style-name="P17"/>
      <text:p text:style-name="P17">Rank:</text:p>
      <text:p text:style-name="P53">Easy to understand: <text:span text:style-name="T79">5</text:span></text:p>
      <text:p text:style-name="P53">Readable: <text:span text:style-name="T79">5</text:span></text:p>
      <text:p text:style-name="P53">Working in most cases: <text:span text:style-name="T81">4</text:span></text:p>
      <text:p text:style-name="P53">Overall: <text:span text:style-name="T79">4.6</text:span></text:p>
      <text:p text:style-name="P111">Kristina Pironkova</text:p>
      <text:p text:style-name="P12">Code:</text:p>
      <text:p text:style-name="P5"/>
      <text:p text:style-name="P119">require <text:span text:style-name="T35">'</text:span><text:span text:style-name="T39">csv</text:span><text:span text:style-name="T35">'</text:span></text:p>
      <text:p text:style-name="P125">results=<text:span text:style-name="T33">Hash</text:span>.new</text:p>
      <text:p text:style-name="P125"><text:span text:style-name="T33">Directory</text:span> = <text:span text:style-name="T27">ARGV</text:span>[<text:span text:style-name="T44">0</text:span>]</text:p>
      <text:p text:style-name="P125"><text:span text:style-name="T33">Dir</text:span>.glob(<text:span text:style-name="T35">"</text:span><text:span text:style-name="T61">#{</text:span><text:span text:style-name="T33">Directory</text:span><text:span text:style-name="T61">}</text:span><text:span text:style-name="T39">/*.rb</text:span><text:span text:style-name="T35">"</text:span>) <text:span text:style-name="T48">do</text:span> |file_name|</text:p>
      <text:p text:style-name="P126"><text:s text:c="2"/></text:p>
      <text:p text:style-name="P126"><text:s text:c="2"/><text:span text:style-name="T51">first_name = file_nam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first.capitalize</text:span></text:p>
      <text:p text:style-name="P126"><text:span text:style-name="T51"><text:s/>last_name=file_nam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.capitalize</text:span></text:p>
      <text:p text:style-name="P126"><text:s text:c="2"/></text:p>
      <text:p text:style-name="P126"><text:s text:c="4"/><text:span text:style-name="T49">if</text:span><text:span text:style-name="T51"> first_name.length == </text:span><text:span text:style-name="T45">10</text:span></text:p>
      <text:p text:style-name="P126"><text:s text:c="6"/></text:p>
      <text:p text:style-name="P126"><text:s text:c="6"/><text:span text:style-name="T51">results[</text:span><text:span text:style-name="T36">"</text:span><text:span text:style-name="T58">#{</text:span><text:span text:style-name="T51">last_name</text:span><text:span text:style-name="T58">}</text:span><text:span text:style-name="T36">"</text:span><text:span text:style-name="T51">] =</text:span><text:span text:style-name="T36">"</text:span><text:span text:style-name="T58">#{</text:span><text:span text:style-name="T51">first_name</text:span><text:span text:style-name="T58">}</text:span><text:span text:style-name="T36">"</text:span></text:p>
      <text:p text:style-name="P126"><text:s text:c="4"/><text:span text:style-name="T49">end</text:span></text:p>
      <text:p text:style-name="P135"/>
      <text:p text:style-name="P134">end</text:p>
      <text:p text:style-name="P135"/>
      <text:p text:style-name="P135"/>
      <text:p text:style-name="P125"><text:span text:style-name="T33">CSV</text:span>.open(<text:span text:style-name="T35">"</text:span><text:span text:style-name="T39">results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results.sort.each </text:span><text:span text:style-name="T49">do</text:span><text:span text:style-name="T51"> |first,last|</text:span></text:p>
      <text:p text:style-name="P126"><text:s text:c="2"/></text:p>
      <text:p text:style-name="P126"><text:s text:c="2"/><text:span text:style-name="T51">csv &lt;&lt; [last,first]</text:span></text:p>
      <text:p text:style-name="P126"><text:s text:c="2"/></text:p>
      <text:p text:style-name="P126"><text:s text:c="2"/><text:span text:style-name="T49">end</text:span></text:p>
      <text:p text:style-name="P134">end</text:p>
      <text:p text:style-name="P5"/>
      <text:p text:style-name="P18">Problem:</text:p>
      <text:p text:style-name="P90">Wrong result file name and sorting.</text:p>
      <text:p text:style-name="P90"/>
      <text:p text:style-name="P33">Fix:</text:p>
      <text:p text:style-name="P67">Rename: <text:tab/><text:span text:style-name="T77">results.csv </text:span></text:p>
      <text:p text:style-name="P67">To: <text:tab/><text:tab/><text:span text:style-name="T76">result.csv</text:span></text:p>
      <text:p text:style-name="P67"/>
      <text:p text:style-name="P67">Change: <text:tab/><text:span text:style-name="T77">result.sort.each</text:span></text:p>
      <text:p text:style-name="P67">To: <text:tab/><text:tab/><text:span text:style-name="T76">result.sort.reverse.each</text:span></text:p>
      <text:p text:style-name="P35"/>
      <text:p text:style-name="P18">Rank:</text:p>
      <text:p text:style-name="P54">Easy to understand: <text:span text:style-name="T79">5</text:span></text:p>
      <text:p text:style-name="P54">Readable: <text:span text:style-name="T81">4</text:span></text:p>
      <text:p text:style-name="P54">Working in most cases: <text:span text:style-name="T79">4</text:span></text:p>
      <text:p text:style-name="P54">Overall: <text:span text:style-name="T79">4.3</text:span></text:p>
      <text:p text:style-name="P111">Lubomir Yankov</text:p>
      <text:p text:style-name="P12">Code:</text:p>
      <text:p text:style-name="P5"/>
      <text:p text:style-name="P119">require <text:span text:style-name="T35">'</text:span><text:span text:style-name="T39">csv</text:span><text:span text:style-name="T35">'</text:span></text:p>
      <text:p text:style-name="P125"><text:span text:style-name="T48">def</text:span> <text:span text:style-name="T56">is_numeric</text:span>(o)</text:p>
      <text:p text:style-name="P126"><text:s text:c="4"/><text:span text:style-name="T28">true</text:span><text:span text:style-name="T51"> </text:span><text:span text:style-name="T49">if</text:span><text:span text:style-name="T51"> Integer(o) </text:span><text:span text:style-name="T49">rescue</text:span><text:span text:style-name="T51"> </text:span><text:span text:style-name="T28">false</text:span></text:p>
      <text:p text:style-name="P134">end</text:p>
      <text:p text:style-name="P135"/>
      <text:p text:style-name="P125">array = []</text:p>
      <text:p text:style-name="P125">count = <text:span text:style-name="T44">0</text:span></text:p>
      <text:p text:style-name="P135"/>
      <text:p text:style-name="P125"><text:span text:style-name="T33">Dir</text:span>.glob(<text:span text:style-name="T27">ARGV</text:span>[<text:span text:style-name="T44">0</text:span>] + <text:span text:style-name="T35">"</text:span><text:span text:style-name="T39">*</text:span><text:span text:style-name="T35">"</text:span>).each <text:span text:style-name="T48">do</text:span> |file|</text:p>
      <text:p text:style-name="P126"><text:s text:c="2"/><text:span text:style-name="T51">ch_count = </text:span><text:span text:style-name="T45">0</text:span></text:p>
      <text:p text:style-name="P126"><text:s text:c="2"/><text:span text:style-name="T51">file_name = file.split(</text:span><text:span text:style-name="T36">"</text:span><text:span text:style-name="T40">/</text:span><text:span text:style-name="T36">"</text:span><text:span text:style-name="T51">).last.split(</text:span><text:span text:style-name="T36">""</text:span><text:span text:style-name="T51">)</text:span></text:p>
      <text:p text:style-name="P126"><text:s text:c="2"/></text:p>
      <text:p text:style-name="P126"><text:s text:c="2"/><text:span text:style-name="T51">file_name.each </text:span><text:span text:style-name="T49">do</text:span><text:span text:style-name="T51"> |ch|</text:span></text:p>
      <text:p text:style-name="P126"><text:s text:c="2"/></text:p>
      <text:p text:style-name="P126"><text:s text:c="4"/><text:span text:style-name="T49">if</text:span><text:span text:style-name="T51"> is_numeric(ch)</text:span></text:p>
      <text:p text:style-name="P126"><text:s text:c="4"/></text:p>
      <text:p text:style-name="P126"><text:s text:c="6"/><text:span text:style-name="T51">ch_count += </text:span><text:span text:style-name="T45">1</text:span></text:p>
      <text:p text:style-name="P126"><text:s text:c="2"/></text:p>
      <text:p text:style-name="P126"><text:s text:c="4"/><text:span text:style-name="T49">end</text:span></text:p>
      <text:p text:style-name="P126"><text:s text:c="4"/></text:p>
      <text:p text:style-name="P126"><text:s text:c="2"/><text:span text:style-name="T49">end</text:span></text:p>
      <text:p text:style-name="P126"><text:s text:c="2"/><text:span text:style-name="T49">if</text:span><text:span text:style-name="T51"> ch_count == </text:span><text:span text:style-name="T45">9</text:span></text:p>
      <text:p text:style-name="P126"><text:s text:c="4"/><text:span text:style-name="T51">len = file_name.length</text:span></text:p>
      <text:p text:style-name="P126"><text:s text:c="4"/><text:span text:style-name="T51">array[count] = []</text:span></text:p>
      <text:p text:style-name="P126"><text:s text:c="4"/><text:span text:style-name="T51">array[count][</text:span><text:span text:style-name="T45">0</text:span><text:span text:style-name="T51">] = file_name</text:span></text:p>
      <text:p text:style-name="P126"><text:s text:c="4"/><text:span text:style-name="T51">array[count][</text:span><text:span text:style-name="T45">1</text:span><text:span text:style-name="T51">] = len/</text:span><text:span text:style-name="T45">2</text:span><text:span text:style-name="T51">.round</text:span></text:p>
      <text:p text:style-name="P126"><text:s text:c="4"/><text:span text:style-name="T51">count += </text:span><text:span text:style-name="T45">1</text:span></text:p>
      <text:p text:style-name="P126"><text:s text:c="2"/><text:span text:style-name="T49">end</text:span></text:p>
      <text:p text:style-name="P135"/>
      <text:p text:style-name="P134">end</text:p>
      <text:p text:style-name="P125">array = array.sort_by {|el| el[<text:span text:style-name="T44">0</text:span>]}</text:p>
      <text:p text:style-name="P125"><text:span text:style-name="T33">CSV</text:span>.open(<text:span text:style-name="T35">"</text:span><text:span text:style-name="T39">results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35"/>
      <text:p text:style-name="P126"><text:s text:c="2"/><text:span text:style-name="T51">array.each </text:span><text:span text:style-name="T49">do</text:span><text:span text:style-name="T51"> |element|</text:span></text:p>
      <text:p text:style-name="P126"><text:s text:c="4"/></text:p>
      <text:p text:style-name="P126"><text:s text:c="4"/><text:span text:style-name="T51">csv &lt;&lt; element</text:span></text:p>
      <text:p text:style-name="P126"><text:s text:c="4"/></text:p>
      <text:p text:style-name="P126"><text:s text:c="2"/><text:span text:style-name="T49">end</text:span></text:p>
      <text:p text:style-name="P135"/>
      <text:p text:style-name="P134">end</text:p>
      <text:p text:style-name="P5"/>
      <text:p text:style-name="P18">Problem:</text:p>
      <text:p text:style-name="P96">Totally wrong!</text:p>
      <text:p text:style-name="P62"/>
      <text:p text:style-name="P18">Rank:</text:p>
      <text:p text:style-name="P54">Easy to understand: <text:span text:style-name="T79">5</text:span></text:p>
      <text:p text:style-name="P54">Readable: <text:span text:style-name="T79">5</text:span></text:p>
      <text:p text:style-name="P54">Working in most cases: <text:span text:style-name="T79">4</text:span></text:p>
      <text:p text:style-name="P54">Overall: <text:span text:style-name="T79">4.6</text:span></text:p>
      <text:p text:style-name="P111">Marian Belchev</text:p>
      <text:p text:style-name="P12">Code:</text:p>
      <text:p text:style-name="P5"/>
      <text:p text:style-name="P119">require <text:span text:style-name="T35">'</text:span><text:span text:style-name="T39">csv</text:span><text:span text:style-name="T35">'</text:span></text:p>
      <text:p text:style-name="P135"/>
      <text:p text:style-name="P125">hash1 = <text:span text:style-name="T33">Hash</text:span>.new</text:p>
      <text:p text:style-name="P125">hash2 = <text:span text:style-name="T33">Hash</text:span>.new</text:p>
      <text:p text:style-name="P135"/>
      <text:p text:style-name="P125"><text:span text:style-name="T33">Dir</text:span>.glob(<text:span text:style-name="T35">"</text:span><text:span text:style-name="T61">#{</text:span><text:span text:style-name="T27">ARGV</text:span>[<text:span text:style-name="T44">0</text:span>]<text:span text:style-name="T61">}</text:span><text:span text:style-name="T39">*_*_*.rb</text:span><text:span text:style-name="T35">"</text:span>) <text:span text:style-name="T48">do</text:span> |file1|</text:p>
      <text:p text:style-name="P126"><text:s text:c="2"/><text:span text:style-name="T34">Dir</text:span><text:span text:style-name="T51">.glob(</text:span><text:span text:style-name="T36">"</text:span><text:span text:style-name="T58">#{</text:span><text:span text:style-name="T28">ARGV</text:span><text:span text:style-name="T51">[</text:span><text:span text:style-name="T45">1</text:span><text:span text:style-name="T51">]</text:span><text:span text:style-name="T58">}</text:span><text:span text:style-name="T40">*_*_*.rb</text:span><text:span text:style-name="T36">"</text:span><text:span text:style-name="T51">) </text:span><text:span text:style-name="T49">do</text:span><text:span text:style-name="T51"> |file2|</text:span></text:p>
      <text:p text:style-name="P126"><text:s text:c="4"/><text:span text:style-name="T51">firstName1 <text:s text:c="2"/>= file1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4"/><text:span text:style-name="T51">lastName1 <text:s text:c="2"/>= file1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 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4"/><text:span text:style-name="T51">number1 = file1.split(</text:span><text:span text:style-name="T36">"</text:span><text:span text:style-name="T40">_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</text:span></text:p>
      <text:p text:style-name="P126"><text:s text:c="4"/></text:p>
      <text:p text:style-name="P126"><text:s text:c="4"/><text:span text:style-name="T51">firstName2 <text:s text:c="2"/>= file2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4"/><text:span text:style-name="T51">lastName2 <text:s text:c="2"/>= file2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 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4"/><text:span text:style-name="T51">number2 = file2.split(</text:span><text:span text:style-name="T36">"</text:span><text:span text:style-name="T40">_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</text:span></text:p>
      <text:p text:style-name="P126"><text:s text:c="4"/></text:p>
      <text:p text:style-name="P126"><text:s text:c="4"/><text:span text:style-name="T51">hash1[firstName1] = lastName1 + </text:span><text:span text:style-name="T36">"</text:span><text:span text:style-name="T40">.</text:span><text:span text:style-name="T36">"</text:span><text:span text:style-name="T51"> + number1</text:span></text:p>
      <text:p text:style-name="P126"><text:s text:c="4"/><text:span text:style-name="T51">hash2[firstName2] = lastName2 + </text:span><text:span text:style-name="T36">"</text:span><text:span text:style-name="T40">.</text:span><text:span text:style-name="T36">"</text:span><text:span text:style-name="T51"> + number2</text:span></text:p>
      <text:p text:style-name="P126"><text:s text:c="2"/><text:span text:style-name="T49">end</text:span></text:p>
      <text:p text:style-name="P134">end</text:p>
      <text:p text:style-name="P135"/>
      <text:p text:style-name="P125"><text:span text:style-name="T33">CSV</text:span>.open(<text:span text:style-name="T35">"</text:span><text:span text:style-name="T39">results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hash2.sort.each </text:span><text:span text:style-name="T49">do</text:span><text:span text:style-name="T51"> |key, value|</text:span></text:p>
      <text:p text:style-name="P126"><text:s text:c="4"/><text:span text:style-name="T49">if</text:span><text:span text:style-name="T51"> !hash1.has_key?(key) &amp;&amp; !hash1.has_value?(value.split(</text:span><text:span text:style-name="T36">"</text:span><text:span text:style-name="T40">.</text:span><text:span text:style-name="T36">"</text:span><text:span text:style-name="T51">).first) &amp;&amp; !hash1.has_value?(value.split(</text:span><text:span text:style-name="T36">"</text:span><text:span text:style-name="T40">.</text:span><text:span text:style-name="T36">"</text:span><text:span text:style-name="T51">).last.to_i)</text:span></text:p>
      <text:p text:style-name="P126"><text:s text:c="8"/><text:span text:style-name="T51">csv &lt;&lt; [key,value.gsub(</text:span><text:span text:style-name="T36">'</text:span><text:span text:style-name="T40">.</text:span><text:span text:style-name="T36">'</text:span><text:span text:style-name="T51">,</text:span><text:span text:style-name="T36">""</text:span><text:span text:style-name="T51">)]</text:span></text:p>
      <text:p text:style-name="P126"><text:s text:c="4"/><text:span text:style-name="T49">end</text:span></text:p>
      <text:p text:style-name="P126"><text:s text:c="4"/><text:span text:style-name="T49">if</text:span><text:span text:style-name="T51"> hash1.has_key?(key) &amp;&amp; !hash1.has_value?(value.split(</text:span><text:span text:style-name="T36">"</text:span><text:span text:style-name="T40">.</text:span><text:span text:style-name="T36">"</text:span><text:span text:style-name="T51">).first) &amp;&amp; !hash1.has_value?(value.split(</text:span><text:span text:style-name="T36">"</text:span><text:span text:style-name="T40">.</text:span><text:span text:style-name="T36">"</text:span><text:span text:style-name="T51">).last.to_i)</text:span></text:p>
      <text:p text:style-name="P126"><text:s text:c="6"/><text:span text:style-name="T51">csv &lt;&lt; [key,value.gsub(</text:span><text:span text:style-name="T36">'</text:span><text:span text:style-name="T40">.</text:span><text:span text:style-name="T36">'</text:span><text:span text:style-name="T51">,</text:span><text:span text:style-name="T36">""</text:span><text:span text:style-name="T51">)]</text:span></text:p>
      <text:p text:style-name="P126"><text:s text:c="4"/><text:span text:style-name="T49">end</text:span></text:p>
      <text:p text:style-name="P126"><text:s text:c="2"/><text:span text:style-name="T49">end</text:span></text:p>
      <text:p text:style-name="P134">end</text:p>
      <text:p text:style-name="P5"/>
      <text:p text:style-name="P19">Problem:</text:p>
      <text:p text:style-name="P77">No problems !!! Marian Belchev is sooo smart, cool, beautiful and is the best Ruby programmer!!!!! Deserves excellent mark !</text:p>
      <text:p text:style-name="P73"/>
      <text:p text:style-name="P19">Rank:</text:p>
      <text:p text:style-name="P47">Easy to understand: <text:span text:style-name="T67">5</text:span></text:p>
      <text:p text:style-name="P47">Readable: <text:span text:style-name="T67">5</text:span></text:p>
      <text:p text:style-name="P47">Working in most cases: <text:span text:style-name="T80">5</text:span></text:p>
      <text:p text:style-name="P47">Overall: <text:span text:style-name="T80">5</text:span></text:p>
      <text:p text:style-name="P115">Momchil Angelov</text:p>
      <text:p text:style-name="P12">Code:</text:p>
      <text:p text:style-name="P5"/>
      <text:p text:style-name="P119">require <text:span text:style-name="T35">'</text:span><text:span text:style-name="T39">csv</text:span><text:span text:style-name="T35">'</text:span></text:p>
      <text:p text:style-name="P135"/>
      <text:p text:style-name="P125">arr1=<text:span text:style-name="T33">Array</text:span>.new</text:p>
      <text:p text:style-name="P125">arr2=<text:span text:style-name="T33">Array</text:span>.new</text:p>
      <text:p text:style-name="P125">arr3=<text:span text:style-name="T33">Array</text:span>.new</text:p>
      <text:p text:style-name="P125">a = <text:span text:style-name="T27">ARGV</text:span>[<text:span text:style-name="T44">0</text:span>]</text:p>
      <text:p text:style-name="P125">b = <text:span text:style-name="T27">ARGV</text:span>[<text:span text:style-name="T44">1</text:span>]</text:p>
      <text:p text:style-name="P125">i=<text:span text:style-name="T44">0</text:span></text:p>
      <text:p text:style-name="P125"><text:span text:style-name="T33">Dir</text:span>.glob(a + <text:span text:style-name="T35">"</text:span><text:span text:style-name="T39">/*.rb</text:span><text:span text:style-name="T35">"</text:span>) <text:span text:style-name="T48">do</text:span> |my_text_file1|</text:p>
      <text:p text:style-name="P126"><text:s text:c="2"/><text:span text:style-name="T51">short= my_text_file1.split(</text:span><text:span text:style-name="T36">'</text:span><text:span text:style-name="T40">/</text:span><text:span text:style-name="T36">'</text:span><text:span text:style-name="T51">).last</text:span></text:p>
      <text:p text:style-name="P126"><text:s text:c="2"/><text:span text:style-name="T51">length1 = short.length</text:span></text:p>
      <text:p text:style-name="P126"><text:s text:c="2"/><text:span text:style-name="T51">shorter= short.split(</text:span><text:span text:style-name="T36">'</text:span><text:span text:style-name="T40">.</text:span><text:span text:style-name="T36">'</text:span><text:span text:style-name="T51">).first.split(</text:span><text:span text:style-name="T36">'</text:span><text:span text:style-name="T40">_</text:span><text:span text:style-name="T36">'</text:span><text:span text:style-name="T51">)</text:span></text:p>
      <text:p text:style-name="P126"><text:s text:c="2"/><text:span text:style-name="T51">first_name=shorter[</text:span><text:span text:style-name="T45">0</text:span><text:span text:style-name="T51">]</text:span></text:p>
      <text:p text:style-name="P126"><text:s text:c="2"/><text:span text:style-name="T51">last_name=shorter[</text:span><text:span text:style-name="T45">1</text:span><text:span text:style-name="T51">]</text:span></text:p>
      <text:p text:style-name="P126"><text:s text:c="2"/><text:span text:style-name="T51">digits=shorter[</text:span><text:span text:style-name="T45">2</text:span><text:span text:style-name="T51">].to_i</text:span></text:p>
      <text:p text:style-name="P126"><text:s text:c="2"/></text:p>
      <text:p text:style-name="P126"><text:s text:c="2"/><text:span text:style-name="T49">if</text:span><text:span text:style-name="T51"> !first_name || !last_name || digits=</text:span><text:span text:style-name="T45">0</text:span><text:span text:style-name="T51"> </text:span></text:p>
      <text:p text:style-name="P126"><text:s text:c="4"/><text:span text:style-name="T49">next</text:span></text:p>
      <text:p text:style-name="P126"><text:s text:c="2"/><text:span text:style-name="T49">else</text:span><text:span text:style-name="T51"> </text:span></text:p>
      <text:p text:style-name="P126"><text:s text:c="4"/><text:span text:style-name="T51">arr1 &lt;&lt; [</text:span><text:span text:style-name="T36">"</text:span><text:span text:style-name="T58">#{</text:span><text:span text:style-name="T51">short</text:span><text:span text:style-name="T58">}</text:span><text:span text:style-name="T36">"</text:span><text:span text:style-name="T51"> </text:span><text:span text:style-name="T36">"</text:span><text:span text:style-name="T58">#{</text:span><text:span text:style-name="T51">length1</text:span><text:span text:style-name="T58">}</text:span><text:span text:style-name="T36">"</text:span><text:span text:style-name="T51">]</text:span></text:p>
      <text:p text:style-name="P126"><text:s text:c="2"/><text:span text:style-name="T49">end</text:span></text:p>
      <text:p text:style-name="P134">end</text:p>
      <text:p text:style-name="P125"><text:span text:style-name="T33">Dir</text:span>.glob(b + <text:span text:style-name="T35">"</text:span><text:span text:style-name="T39">/*.rb</text:span><text:span text:style-name="T35">"</text:span>) <text:span text:style-name="T48">do</text:span> |my_text_file2|</text:p>
      <text:p text:style-name="P135"/>
      <text:p text:style-name="P126"><text:s text:c="2"/><text:span text:style-name="T51">short2= my_text_file2.split(</text:span><text:span text:style-name="T36">'</text:span><text:span text:style-name="T40">/</text:span><text:span text:style-name="T36">'</text:span><text:span text:style-name="T51">).last</text:span></text:p>
      <text:p text:style-name="P126"><text:s text:c="2"/><text:span text:style-name="T51">length2 = short2.length</text:span></text:p>
      <text:p text:style-name="P126"><text:s text:c="2"/><text:span text:style-name="T51">shorter2= short.split(</text:span><text:span text:style-name="T36">'</text:span><text:span text:style-name="T40">.</text:span><text:span text:style-name="T36">'</text:span><text:span text:style-name="T51">).first.split(</text:span><text:span text:style-name="T36">'</text:span><text:span text:style-name="T40">_</text:span><text:span text:style-name="T36">'</text:span><text:span text:style-name="T51">)</text:span></text:p>
      <text:p text:style-name="P126"><text:s text:c="2"/><text:span text:style-name="T51">first_name2=shorter2[</text:span><text:span text:style-name="T45">0</text:span><text:span text:style-name="T51">]</text:span></text:p>
      <text:p text:style-name="P126"><text:s text:c="2"/><text:span text:style-name="T51">last_name2=shorter2[</text:span><text:span text:style-name="T45">1</text:span><text:span text:style-name="T51">]</text:span></text:p>
      <text:p text:style-name="P126"><text:s text:c="2"/><text:span text:style-name="T51">digits2=shorter2[</text:span><text:span text:style-name="T45">2</text:span><text:span text:style-name="T51">].to_i</text:span></text:p>
      <text:p text:style-name="P135"/>
      <text:p text:style-name="P135"/>
      <text:p text:style-name="P126"><text:s text:c="2"/><text:span text:style-name="T49">if</text:span><text:span text:style-name="T51"> !first_name2 || !last_name2 || digits2=</text:span><text:span text:style-name="T45">0</text:span><text:span text:style-name="T51"> <text:s text:c="2"/></text:span></text:p>
      <text:p text:style-name="P126"><text:s text:c="4"/><text:span text:style-name="T49">next</text:span></text:p>
      <text:p text:style-name="P126"><text:s text:c="2"/><text:span text:style-name="T49">else</text:span><text:span text:style-name="T51"> </text:span></text:p>
      <text:p text:style-name="P126"><text:s text:c="4"/><text:span text:style-name="T51">arr2 &lt;&lt; [</text:span><text:span text:style-name="T36">"</text:span><text:span text:style-name="T58">#{</text:span><text:span text:style-name="T51">short2</text:span><text:span text:style-name="T58">}</text:span><text:span text:style-name="T36">"</text:span><text:span text:style-name="T51">,</text:span><text:span text:style-name="T36">"</text:span><text:span text:style-name="T58">#{</text:span><text:span text:style-name="T51">length2</text:span><text:span text:style-name="T58">}</text:span><text:span text:style-name="T36">"</text:span><text:span text:style-name="T51">]</text:span></text:p>
      <text:p text:style-name="P126"><text:s text:c="2"/><text:span text:style-name="T49">end</text:span></text:p>
      <text:p text:style-name="P134">end</text:p>
      <text:p text:style-name="P135"/>
      <text:p text:style-name="P126"><text:s text:c="2"/><text:span text:style-name="T51">arr3 = arr1 &amp; arr2</text:span></text:p>
      <text:p text:style-name="P135"/>
      <text:p text:style-name="P126"><text:s text:c="2"/><text:span text:style-name="T51">arr3 = arr3.sort_by <text:s/>{|el|</text:span></text:p>
      <text:p text:style-name="P126"><text:s text:c="5"/><text:span text:style-name="T51">el[</text:span><text:span text:style-name="T45">1</text:span><text:span text:style-name="T51">]</text:span></text:p>
      <text:p text:style-name="P126"><text:s text:c="2"/><text:span text:style-name="T51">}</text:span></text:p>
      <text:p text:style-name="P126"><text:s text:c="2"/></text:p>
      <text:p text:style-name="P126"><text:s text:c="2"/></text:p>
      <text:p text:style-name="P126"><text:s text:c="6"/><text:span text:style-name="T34">CSV</text:span><text:span text:style-name="T51">.open(</text:span><text:span text:style-name="T36">"</text:span><text:span text:style-name="T40">result.csv</text:span><text:span text:style-name="T36">"</text:span><text:span text:style-name="T51">, </text:span><text:span text:style-name="T36">"</text:span><text:span text:style-name="T40">w</text:span><text:span text:style-name="T36">"</text:span><text:span text:style-name="T51">) </text:span><text:span text:style-name="T49">do</text:span><text:span text:style-name="T51"> |csv|</text:span></text:p>
      <text:p text:style-name="P126"><text:s/></text:p>
      <text:p text:style-name="P125">arr3.each <text:span text:style-name="T48">do</text:span> |element|</text:p>
      <text:p text:style-name="P125">csv &lt;&lt; element</text:p>
      <text:p text:style-name="P134">end</text:p>
      <text:p text:style-name="P126"><text:s/></text:p>
      <text:p text:style-name="P134">end</text:p>
      <text:p text:style-name="P5"><text:soft-page-break/></text:p>
      <text:p text:style-name="P5"/>
      <text:p text:style-name="P20">Problem:</text:p>
      <text:p text:style-name="P68">Unfinished, wrong variable and dont know how to compare.</text:p>
      <text:p text:style-name="P74"/>
      <text:p text:style-name="P20">Rank:</text:p>
      <text:p text:style-name="P48">Easy to understand: <text:span text:style-name="T82">2</text:span></text:p>
      <text:p text:style-name="P48">Readable: <text:span text:style-name="T68">2</text:span></text:p>
      <text:p text:style-name="P48">Working in most cases: <text:span text:style-name="T67">1</text:span></text:p>
      <text:p text:style-name="P48">Overall: <text:span text:style-name="T68">1.3</text:span></text:p>
      <text:p text:style-name="P112">Moretti Georgiev</text:p>
      <text:p text:style-name="P28">Code:</text:p>
      <text:p text:style-name="P6"/>
      <text:p text:style-name="P120">require <text:span text:style-name="T35">'</text:span><text:span text:style-name="T39">csv</text:span><text:span text:style-name="T35">'</text:span></text:p>
      <text:p text:style-name="P135"/>
      <text:p text:style-name="P125">student = <text:span text:style-name="T33">Hash</text:span>.new</text:p>
      <text:p text:style-name="P135"/>
      <text:p text:style-name="P125"><text:span text:style-name="T33">Dir</text:span>.glob(<text:span text:style-name="T35">"</text:span><text:span text:style-name="T61">#{</text:span><text:span text:style-name="T27">ARGV</text:span>[<text:span text:style-name="T44">0</text:span>]<text:span text:style-name="T61">}</text:span><text:span text:style-name="T39">*_*_*.rb</text:span><text:span text:style-name="T35">"</text:span>) <text:s/><text:span text:style-name="T48">do</text:span> |file|</text:p>
      <text:p text:style-name="P126"><text:s text:c="2"/><text:span text:style-name="T51">firstName = 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2"/><text:span text:style-name="T51">lastName = 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 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2"/><text:span text:style-name="T51">digit = 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</text:span></text:p>
      <text:p text:style-name="P126"><text:s text:c="2"/><text:span text:style-name="T49">if</text:span><text:span text:style-name="T51"> lastName.length == </text:span><text:span text:style-name="T45">10</text:span></text:p>
      <text:p text:style-name="P126"><text:s text:c="4"/><text:span text:style-name="T51">student[firstName] = lastName</text:span></text:p>
      <text:p text:style-name="P126"><text:s text:c="2"/><text:span text:style-name="T49">end</text:span></text:p>
      <text:p text:style-name="P134">end</text:p>
      <text:p text:style-name="P135"/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_file| </text:p>
      <text:p text:style-name="P126"><text:s text:c="2"/><text:span text:style-name="T51">student.sort.each </text:span><text:span text:style-name="T49">do</text:span><text:span text:style-name="T51"> |key, value|</text:span></text:p>
      <text:p text:style-name="P126"><text:s text:c="4"/><text:span text:style-name="T51">csv_file &lt;&lt; [</text:span><text:span text:style-name="T36">"</text:span><text:span text:style-name="T58">#{</text:span><text:span text:style-name="T51">key</text:span><text:span text:style-name="T58">}</text:span><text:span text:style-name="T40">, </text:span><text:span text:style-name="T58">#{</text:span><text:span text:style-name="T51">value</text:span><text:span text:style-name="T58">}</text:span><text:span text:style-name="T36">"</text:span><text:span text:style-name="T51">]</text:span></text:p>
      <text:p text:style-name="P126"><text:s text:c="2"/><text:span text:style-name="T49">end</text:span></text:p>
      <text:p text:style-name="P134">end</text:p>
      <text:p text:style-name="P6"/>
      <text:p text:style-name="P21">Problem:</text:p>
      <text:p text:style-name="P78">There is only one problem. There is space after the coma.</text:p>
      <text:p text:style-name="P78"/>
      <text:p text:style-name="P94">His brain is too high <text:span text:style-name="T82">above the ground</text:span> and can not works properly!</text:p>
      <text:p text:style-name="P78"/>
      <text:p text:style-name="P29">Fix:</text:p>
      <text:p text:style-name="P127"/>
      <text:p text:style-name="P127"><text:span text:style-name="T55">Change: <text:tab/></text:span><text:span text:style-name="T53">csv_file &lt;&lt; [</text:span><text:span text:style-name="T38">"</text:span><text:span text:style-name="T60">#{</text:span><text:span text:style-name="T53">key</text:span><text:span text:style-name="T60">}</text:span><text:span text:style-name="T42">, </text:span><text:span text:style-name="T60">#{</text:span><text:span text:style-name="T53">value</text:span><text:span text:style-name="T60">}</text:span><text:span text:style-name="T38">"</text:span><text:span text:style-name="T53">]</text:span></text:p>
      <text:p text:style-name="P128"><text:span text:style-name="T55">To: <text:tab/><text:tab/></text:span><text:span text:style-name="T54">csv_file &lt;&lt; [</text:span><text:span text:style-name="T37">"</text:span><text:span text:style-name="T59">#{</text:span><text:span text:style-name="T54">key</text:span><text:span text:style-name="T59">}</text:span><text:span text:style-name="T41">,</text:span><text:span text:style-name="T59">#{</text:span><text:span text:style-name="T54">value</text:span><text:span text:style-name="T59">}</text:span><text:span text:style-name="T37">"</text:span><text:span text:style-name="T54">]</text:span></text:p>
      <text:p text:style-name="P132"><text:span text:style-name="T51"/></text:p>
      <text:p text:style-name="P21">Rank:</text:p>
      <text:p text:style-name="P49">Easy to understand: <text:span text:style-name="T67">5</text:span></text:p>
      <text:p text:style-name="P49">Readable: <text:span text:style-name="T67">5</text:span></text:p>
      <text:p text:style-name="P49">Working in most cases: <text:span text:style-name="T69">5</text:span></text:p>
      <text:p text:style-name="P49">Overall: <text:span text:style-name="T69">5</text:span></text:p>
      <text:p text:style-name="P112">Nikola Marinov</text:p>
      <text:p text:style-name="P28">Code:</text:p>
      <text:p text:style-name="P6"/>
      <text:p text:style-name="P120">requre <text:span text:style-name="T35">'</text:span><text:span text:style-name="T39">csv</text:span><text:span text:style-name="T35">'</text:span></text:p>
      <text:p text:style-name="P125"><text:span text:style-name="T48">def</text:span> <text:span text:style-name="T56">is_numeric</text:span>(o)</text:p>
      <text:p text:style-name="P126"><text:s/><text:span text:style-name="T28">true</text:span><text:span text:style-name="T51"> </text:span><text:span text:style-name="T49">if</text:span><text:span text:style-name="T51"> Integer(o) </text:span><text:span text:style-name="T49">rescue</text:span><text:span text:style-name="T51"> </text:span><text:span text:style-name="T28">false</text:span></text:p>
      <text:p text:style-name="P126"><text:s/><text:span text:style-name="T49">end</text:span></text:p>
      <text:p text:style-name="P135"><text:span text:style-name="T2"><text:s/></text:span><text:span text:style-name="T10">array=[]</text:span></text:p>
      <text:p text:style-name="P125">count=<text:span text:style-name="T44">0</text:span></text:p>
      <text:p text:style-name="P125"><text:span text:style-name="T44"/></text:p>
      <text:p text:style-name="P135"><text:span text:style-name="T22">Dir</text:span><text:span text:style-name="T10">.glob(</text:span><text:span text:style-name="T1">ARGV</text:span><text:span text:style-name="T10">[</text:span><text:span text:style-name="T15">0</text:span><text:span text:style-name="T10">] + </text:span><text:span text:style-name="T23">"</text:span><text:span text:style-name="T21">/**/*.*</text:span><text:span text:style-name="T23">"</text:span><text:span text:style-name="T10">).each </text:span><text:span text:style-name="T18">do</text:span><text:span text:style-name="T10"> |file|</text:span></text:p>
      <text:p text:style-name="P126"><text:s/><text:span text:style-name="T51">full_name=file.split(</text:span><text:span text:style-name="T36">"</text:span><text:span text:style-name="T40">/</text:span><text:span text:style-name="T36">"</text:span><text:span text:style-name="T51">).last</text:span></text:p>
      <text:p text:style-name="P126"><text:s/><text:span text:style-name="T51">name = 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_split(</text:span><text:span text:style-name="T36">"</text:span><text:span text:style-name="T40">_</text:span><text:span text:style-name="T36">"</text:span><text:span text:style-name="T51">)</text:span></text:p>
      <text:p text:style-name="P126"><text:s/><text:span text:style-name="T49">if</text:span><text:span text:style-name="T51"> name.lenght != </text:span><text:span text:style-name="T45">3</text:span><text:span text:style-name="T51"> &amp;&amp; !is_numeric(name[</text:span><text:span text:style-name="T45">2</text:span><text:span text:style-name="T51">])</text:span></text:p>
      <text:p text:style-name="P126"><text:s/><text:span text:style-name="T51">array(count) = []</text:span></text:p>
      <text:p text:style-name="P126"><text:s/><text:span text:style-name="T51">array(count) [</text:span><text:span text:style-name="T45">0</text:span><text:span text:style-name="T51">]=full_name</text:span></text:p>
      <text:p text:style-name="P126"><text:s/><text:span text:style-name="T51">array(count)[</text:span><text:span text:style-name="T45">1</text:span><text:span text:style-name="T51">]= full_name.to_s.lenght</text:span></text:p>
      <text:p text:style-name="P126"><text:s/><text:span text:style-name="T51">count += </text:span><text:span text:style-name="T45">1</text:span></text:p>
      <text:p text:style-name="P126"><text:s/><text:span text:style-name="T49">end</text:span></text:p>
      <text:p text:style-name="P126"><text:s/><text:span text:style-name="T49">end</text:span></text:p>
      <text:p text:style-name="P126"><text:span text:style-name="T49"/></text:p>
      <text:p text:style-name="P135"><text:span text:style-name="T2"><text:s/></text:span><text:span text:style-name="T22">Dir</text:span><text:span text:style-name="T10">.glob(</text:span><text:span text:style-name="T1">ARGV</text:span><text:span text:style-name="T10">[</text:span><text:span text:style-name="T15">0</text:span><text:span text:style-name="T10">] + </text:span><text:span text:style-name="T23">"</text:span><text:span text:style-name="T21">/**/*.*</text:span><text:span text:style-name="T23">"</text:span><text:span text:style-name="T10">).each </text:span><text:span text:style-name="T18">do</text:span><text:span text:style-name="T10"> |file|</text:span></text:p>
      <text:p text:style-name="P126"><text:s/><text:span text:style-name="T51">full_name=file.split(</text:span><text:span text:style-name="T36">"</text:span><text:span text:style-name="T40">/</text:span><text:span text:style-name="T36">"</text:span><text:span text:style-name="T51">).last</text:span></text:p>
      <text:p text:style-name="P126"><text:s/><text:span text:style-name="T51">name = 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_split(</text:span><text:span text:style-name="T36">"</text:span><text:span text:style-name="T40">_</text:span><text:span text:style-name="T36">"</text:span><text:span text:style-name="T51">)</text:span></text:p>
      <text:p text:style-name="P126"><text:s/><text:span text:style-name="T49">if</text:span><text:span text:style-name="T51"> name.lenght != </text:span><text:span text:style-name="T45">3</text:span><text:span text:style-name="T51"> &amp;&amp; !is_numeric(name[</text:span><text:span text:style-name="T45">2</text:span><text:span text:style-name="T51">])</text:span></text:p>
      <text:p text:style-name="P126"><text:s/><text:span text:style-name="T51">array(count) = []</text:span></text:p>
      <text:p text:style-name="P126"><text:s/><text:span text:style-name="T51">array(count) [</text:span><text:span text:style-name="T45">0</text:span><text:span text:style-name="T51">]=full_name</text:span></text:p>
      <text:p text:style-name="P126"><text:s/><text:span text:style-name="T51">array(count)[</text:span><text:span text:style-name="T45">1</text:span><text:span text:style-name="T51">]= full_name.to_s.lenght</text:span></text:p>
      <text:p text:style-name="P126"><text:s/><text:span text:style-name="T51">count += </text:span><text:span text:style-name="T45">1</text:span><text:span text:style-name="T51"> </text:span></text:p>
      <text:p text:style-name="P126"><text:s/><text:span text:style-name="T49">end</text:span></text:p>
      <text:p text:style-name="P126"><text:s/><text:span text:style-name="T49">end</text:span></text:p>
      <text:p text:style-name="P126"><text:span text:style-name="T49"/></text:p>
      <text:p text:style-name="P126"><text:s/><text:span text:style-name="T51">array = array.sort_by{|el| el|</text:span><text:span text:style-name="T45">0</text:span><text:span text:style-name="T51">|}</text:span> </text:p>
      <text:p text:style-name="P126"><text:s/><text:span text:style-name="T34">CSV</text:span><text:span text:style-name="T51">.open(</text:span><text:span text:style-name="T36">"</text:span><text:span text:style-name="T40">task.csv</text:span><text:span text:style-name="T36">"</text:span><text:span text:style-name="T51">,w) </text:span><text:span text:style-name="T49">do</text:span><text:span text:style-name="T51"> |csv|</text:span></text:p>
      <text:p text:style-name="P126"><text:s/><text:span text:style-name="T51">array=uniq.each </text:span><text:span text:style-name="T49">do</text:span><text:span text:style-name="T51"> |element|</text:span></text:p>
      <text:p text:style-name="P126"><text:s/><text:span text:style-name="T51">csv &lt;&lt; element</text:span></text:p>
      <text:p text:style-name="P126"><text:s/><text:span text:style-name="T49">end</text:span></text:p>
      <text:p text:style-name="P126"><text:s/><text:span text:style-name="T49">end</text:span></text:p>
      <text:p text:style-name="P22"/>
      <text:p text:style-name="P22">Problem:</text:p>
      <text:p text:style-name="P91">Wrong result file name. <text:s/>Strange defining of array</text:p>
      <text:p text:style-name="P79"/>
      <text:p text:style-name="P79"><text:span text:style-name="T66">Fix:</text:span></text:p>
      <text:p text:style-name="P68">Can not be fixed! And always late for class!</text:p>
      <text:p text:style-name="P63"/>
      <text:p text:style-name="P22">Rank:</text:p>
      <text:p text:style-name="P50">Easy to understand: <text:span text:style-name="T70">3</text:span></text:p>
      <text:p text:style-name="P50">Readable: <text:span text:style-name="T70">2</text:span></text:p>
      <text:p text:style-name="P50">Working in most cases: <text:span text:style-name="T70">1</text:span></text:p>
      <text:p text:style-name="P2">Overall: <text:span text:style-name="T70">1.6</text:span></text:p>
      <text:p text:style-name="P116">Petko Bozhinov</text:p>
      <text:p text:style-name="P28">Code:</text:p>
      <text:p text:style-name="P6"/>
      <text:p text:style-name="P120">require <text:span text:style-name="T35">'</text:span><text:span text:style-name="T39">csv</text:span><text:span text:style-name="T35">'</text:span></text:p>
      <text:p text:style-name="P135"/>
      <text:p text:style-name="P125"><text:span text:style-name="T48">class</text:span> <text:span text:style-name="T65">String</text:span></text:p>
      <text:p text:style-name="P126"><text:s text:c="2"/><text:span text:style-name="T49">def</text:span><text:span text:style-name="T51"> </text:span><text:span text:style-name="T57">numeric?</text:span></text:p>
      <text:p text:style-name="P126"><text:s text:c="4"/><text:span text:style-name="T51">Float(</text:span><text:span text:style-name="T28">self</text:span><text:span text:style-name="T51">) != </text:span><text:span text:style-name="T28">nil</text:span><text:span text:style-name="T51"> </text:span><text:span text:style-name="T49">rescue</text:span><text:span text:style-name="T51"> </text:span><text:span text:style-name="T28">false</text:span></text:p>
      <text:p text:style-name="P126"><text:s text:c="2"/><text:span text:style-name="T49">end</text:span></text:p>
      <text:p text:style-name="P134">end</text:p>
      <text:p text:style-name="P135"/>
      <text:p text:style-name="P125">output = <text:span text:style-name="T33">Array</text:span>.new</text:p>
      <text:p text:style-name="P125">i = <text:span text:style-name="T44">0</text:span></text:p>
      <text:p text:style-name="P125"><text:span text:style-name="T33">Dir</text:span>.glob(<text:span text:style-name="T27">ARGV</text:span>[<text:span text:style-name="T44">0</text:span>] + <text:span text:style-name="T35">"</text:span><text:span text:style-name="T39">/*</text:span><text:span text:style-name="T35">"</text:span>) <text:span text:style-name="T48">do</text:span> |file|</text:p>
      <text:p text:style-name="P126"><text:s text:c="2"/><text:span text:style-name="T51">file = file.split(</text:span><text:span text:style-name="T36">'</text:span><text:span text:style-name="T40">/</text:span><text:span text:style-name="T36">'</text:span><text:span text:style-name="T51">).last.split(</text:span><text:span text:style-name="T36">'</text:span><text:span text:style-name="T40">.</text:span><text:span text:style-name="T36">'</text:span><text:span text:style-name="T51">).first.split(</text:span><text:span text:style-name="T36">'</text:span><text:span text:style-name="T40">_</text:span><text:span text:style-name="T36">'</text:span><text:span text:style-name="T51">)</text:span></text:p>
      <text:p text:style-name="P126"><text:s text:c="2"/><text:span text:style-name="T34">Dir</text:span><text:span text:style-name="T51">.glob(</text:span><text:span text:style-name="T28">ARGV</text:span><text:span text:style-name="T51">[</text:span><text:span text:style-name="T45">1</text:span><text:span text:style-name="T51">] + </text:span><text:span text:style-name="T36">"</text:span><text:span text:style-name="T40">/*</text:span><text:span text:style-name="T36">"</text:span><text:span text:style-name="T51">) </text:span><text:span text:style-name="T49">do</text:span><text:span text:style-name="T51"> |file2|</text:span></text:p>
      <text:p text:style-name="P126"><text:s text:c="4"/><text:span text:style-name="T51">file2 = file2.split(</text:span><text:span text:style-name="T36">'</text:span><text:span text:style-name="T40">/</text:span><text:span text:style-name="T36">'</text:span><text:span text:style-name="T51">).last.split(</text:span><text:span text:style-name="T36">'</text:span><text:span text:style-name="T40">.</text:span><text:span text:style-name="T36">'</text:span><text:span text:style-name="T51">).first.split(</text:span><text:span text:style-name="T36">'</text:span><text:span text:style-name="T40">_</text:span><text:span text:style-name="T36">'</text:span><text:span text:style-name="T51">)</text:span></text:p>
      <text:p text:style-name="P126"><text:s text:c="4"/><text:span text:style-name="T49">if</text:span><text:span text:style-name="T51"> </text:span><text:span text:style-name="T36">"</text:span><text:span text:style-name="T58">#{</text:span><text:span text:style-name="T51">file[</text:span><text:span text:style-name="T45">0</text:span><text:span text:style-name="T51">]</text:span><text:span text:style-name="T58">}</text:span><text:span text:style-name="T40"> </text:span><text:span text:style-name="T58">#{</text:span><text:span text:style-name="T51">file[</text:span><text:span text:style-name="T45">1</text:span><text:span text:style-name="T51">]</text:span><text:span text:style-name="T58">}</text:span><text:span text:style-name="T36">"</text:span><text:span text:style-name="T51"> == </text:span><text:span text:style-name="T36">"</text:span><text:span text:style-name="T58">#{</text:span><text:span text:style-name="T51">file2[</text:span><text:span text:style-name="T45">0</text:span><text:span text:style-name="T51">]</text:span><text:span text:style-name="T58">}</text:span><text:span text:style-name="T40"> </text:span><text:span text:style-name="T58">#{</text:span><text:span text:style-name="T51">file2[</text:span><text:span text:style-name="T45">1</text:span><text:span text:style-name="T51">]</text:span><text:span text:style-name="T58">}</text:span><text:span text:style-name="T36">"</text:span></text:p>
      <text:p text:style-name="P126"><text:s text:c="6"/><text:span text:style-name="T49">if</text:span><text:span text:style-name="T51"> file[</text:span><text:span text:style-name="T45">2</text:span><text:span text:style-name="T51">].numeric?</text:span></text:p>
      <text:p text:style-name="P126"><text:s text:c="8"/><text:span text:style-name="T49">if</text:span><text:span text:style-name="T51"> file[</text:span><text:span text:style-name="T45">0</text:span><text:span text:style-name="T51">].to_s.length == </text:span><text:span text:style-name="T45">5</text:span></text:p>
      <text:p text:style-name="P126"><text:s text:c="10"/><text:span text:style-name="T51">output[i] = </text:span><text:span text:style-name="T34">Array</text:span><text:span text:style-name="T51">.new</text:span></text:p>
      <text:p text:style-name="P126"><text:s text:c="10"/><text:span text:style-name="T51">output[i][</text:span><text:span text:style-name="T45">0</text:span><text:span text:style-name="T51">] = file[</text:span><text:span text:style-name="T45">0</text:span><text:span text:style-name="T51">]</text:span></text:p>
      <text:p text:style-name="P126"><text:s text:c="10"/><text:span text:style-name="T51">output[i][</text:span><text:span text:style-name="T45">1</text:span><text:span text:style-name="T51">] = file[</text:span><text:span text:style-name="T45">1</text:span><text:span text:style-name="T51">]</text:span></text:p>
      <text:p text:style-name="P126"><text:s text:c="10"/><text:span text:style-name="T51">i+=</text:span><text:span text:style-name="T45">1</text:span></text:p>
      <text:p text:style-name="P126"><text:s text:c="8"/><text:span text:style-name="T49">end</text:span></text:p>
      <text:p text:style-name="P126"><text:s text:c="6"/><text:span text:style-name="T49">end</text:span></text:p>
      <text:p text:style-name="P126"><text:s text:c="4"/><text:span text:style-name="T49">end</text:span></text:p>
      <text:p text:style-name="P126"><text:s text:c="2"/><text:span text:style-name="T49">end</text:span><text:span text:style-name="T51"> <text:s/></text:span></text:p>
      <text:p text:style-name="P134">end</text:p>
      <text:p text:style-name="P135"/>
      <text:p text:style-name="P125">output = output.sort_by{ |element| element[<text:span text:style-name="T44">1</text:span>]}</text:p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output.each </text:span><text:span text:style-name="T49">do</text:span><text:span text:style-name="T51"> |pusher|</text:span></text:p>
      <text:p text:style-name="P126"><text:s text:c="4"/><text:span text:style-name="T51">csv &lt;&lt; pusher</text:span></text:p>
      <text:p text:style-name="P126"><text:s text:c="2"/><text:span text:style-name="T49">end</text:span></text:p>
      <text:p text:style-name="P134">end</text:p>
      <text:p text:style-name="P6"/>
      <text:p text:style-name="P24">Problem:</text:p>
      <text:p text:style-name="P95">Wrong calling defined class and its method.</text:p>
      <text:p text:style-name="P92"/>
      <text:p text:style-name="P24">Rank:</text:p>
      <text:p text:style-name="P55">Easy to understand: <text:span text:style-name="T83">4</text:span></text:p>
      <text:p text:style-name="P55">Readable: <text:span text:style-name="T83">5</text:span></text:p>
      <text:p text:style-name="P55">Working in most cases: <text:span text:style-name="T70">1</text:span></text:p>
      <text:p text:style-name="P3">Overall: <text:span text:style-name="T83">3.3</text:span></text:p>
      <text:p text:style-name="P112">Radoslav Kostadinov</text:p>
      <text:p text:style-name="P28">Code:</text:p>
      <text:p text:style-name="P6"/>
      <text:p text:style-name="P120">require <text:span text:style-name="T35">'</text:span><text:span text:style-name="T39">csv</text:span><text:span text:style-name="T35">'</text:span></text:p>
      <text:p text:style-name="P125">file1 = <text:span text:style-name="T33">Hash</text:span>.new</text:p>
      <text:p text:style-name="P135"><text:span text:style-name="T10">file2 = </text:span><text:span text:style-name="T22">Hash</text:span><text:span text:style-name="T10">.new</text:span></text:p>
      <text:p text:style-name="P125">path1 = <text:span text:style-name="T27">ARGV</text:span>[<text:span text:style-name="T44">0</text:span>]</text:p>
      <text:p text:style-name="P125">path2 = <text:span text:style-name="T27">ARGV</text:span>[<text:span text:style-name="T44">1</text:span>]</text:p>
      <text:p text:style-name="P135"/>
      <text:p text:style-name="P125"><text:span text:style-name="T33">Dir</text:span>.glob(<text:span text:style-name="T35">"</text:span><text:span text:style-name="T61">#{</text:span>path1<text:span text:style-name="T61">}</text:span><text:span text:style-name="T39">*.rb</text:span><text:span text:style-name="T35">"</text:span>) <text:span text:style-name="T48">do</text:span> |my_text_file| </text:p>
      <text:p text:style-name="P126"><text:s text:c="4"/><text:span text:style-name="T51">s = my_text_file.split(</text:span><text:span text:style-name="T62">/</text:span><text:span text:style-name="T40">\/</text:span><text:span text:style-name="T62">/</text:span><text:span text:style-name="T51">).last.capitalize</text:span></text:p>
      <text:p text:style-name="P126"><text:s text:c="4"/><text:span text:style-name="T51">first_name = my_text_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4"/><text:span text:style-name="T51">last_name <text:s/>= my_text_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35"/>
      <text:p text:style-name="P126"><text:s text:c="4"/></text:p>
      <text:p text:style-name="P126"><text:s text:c="4"/><text:span text:style-name="T49">if</text:span><text:span text:style-name="T51"> s.count(</text:span><text:span text:style-name="T36">'</text:span><text:span text:style-name="T40">_</text:span><text:span text:style-name="T36">'</text:span><text:span text:style-name="T51">) == </text:span><text:span text:style-name="T45">2</text:span><text:span text:style-name="T51"> </text:span><text:span text:style-name="T49">and</text:span><text:span text:style-name="T51"> !((first_name == </text:span><text:span text:style-name="T36">""</text:span><text:span text:style-name="T51"> || first_name == </text:span><text:span text:style-name="T36">"</text:span><text:span text:style-name="T40"> </text:span><text:span text:style-name="T36">"</text:span><text:span text:style-name="T51">) || (last_name == </text:span><text:span text:style-name="T36">""</text:span><text:span text:style-name="T51"> || last_name == </text:span><text:span text:style-name="T36">"</text:span><text:span text:style-name="T40"> </text:span><text:span text:style-name="T36">"</text:span><text:span text:style-name="T51">))</text:span></text:p>
      <text:p text:style-name="P126"><text:s text:c="8"/><text:span text:style-name="T51">file1[first_name] = last_name</text:span></text:p>
      <text:p text:style-name="P126"><text:s text:c="6"/><text:span text:style-name="T49">end</text:span></text:p>
      <text:p text:style-name="P134">end</text:p>
      <text:p text:style-name="P135"/>
      <text:p text:style-name="P125"><text:span text:style-name="T33">Dir</text:span>.glob(<text:span text:style-name="T35">"</text:span><text:span text:style-name="T61">#{</text:span>path2<text:span text:style-name="T61">}</text:span><text:span text:style-name="T39">*.rb</text:span><text:span text:style-name="T35">"</text:span>) <text:span text:style-name="T48">do</text:span> |my_text_file| </text:p>
      <text:p text:style-name="P126"><text:s text:c="4"/><text:span text:style-name="T51">s = my_text_file.split(</text:span><text:span text:style-name="T62">/</text:span><text:span text:style-name="T40">\/</text:span><text:span text:style-name="T62">/</text:span><text:span text:style-name="T51">).last.capitalize</text:span></text:p>
      <text:p text:style-name="P126"><text:s text:c="4"/><text:span text:style-name="T51">first_name = my_text_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4"/><text:span text:style-name="T51">last_name <text:s/>= my_text_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_</text:span><text:span text:style-name="T36">"</text:span><text:span text:style-name="T51">,</text:span><text:span text:style-name="T45">2</text:span><text:span text:style-name="T51">).last.split(</text:span><text:span text:style-name="T36">"</text:span><text:span text:style-name="T40">_</text:span><text:span text:style-name="T36">"</text:span><text:span text:style-name="T51">).first</text:span></text:p>
      <text:p text:style-name="P126"><text:s text:c="2"/></text:p>
      <text:p text:style-name="P126"><text:s text:c="4"/><text:span text:style-name="T49">if</text:span><text:span text:style-name="T51"> s.count(</text:span><text:span text:style-name="T36">'</text:span><text:span text:style-name="T40">_</text:span><text:span text:style-name="T36">'</text:span><text:span text:style-name="T51">) == </text:span><text:span text:style-name="T45">2</text:span><text:span text:style-name="T51"> </text:span><text:span text:style-name="T49">and</text:span><text:span text:style-name="T51"> !((first_name == </text:span><text:span text:style-name="T36">""</text:span><text:span text:style-name="T51"> || first_name == </text:span><text:span text:style-name="T36">"</text:span><text:span text:style-name="T40"> </text:span><text:span text:style-name="T36">"</text:span><text:span text:style-name="T51">) || (last_name == </text:span><text:span text:style-name="T36">""</text:span><text:span text:style-name="T51"> || last_name == </text:span><text:span text:style-name="T36">"</text:span><text:span text:style-name="T40"> </text:span><text:span text:style-name="T36">"</text:span><text:span text:style-name="T51">))</text:span></text:p>
      <text:p text:style-name="P126"><text:s text:c="8"/><text:span text:style-name="T51">file2[first_name] = last_name</text:span></text:p>
      <text:p text:style-name="P126"><text:s text:c="6"/><text:span text:style-name="T49">end</text:span></text:p>
      <text:p text:style-name="P134">end</text:p>
      <text:p text:style-name="P135"/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file1.sort.each </text:span><text:span text:style-name="T49">do</text:span><text:span text:style-name="T51"> |first_name, last_name|</text:span></text:p>
      <text:p text:style-name="P126"><text:s text:c="4"/><text:span text:style-name="T51">file2.sort.each </text:span><text:span text:style-name="T49">do</text:span><text:span text:style-name="T51"> |first_name1, last_name1|</text:span></text:p>
      <text:p text:style-name="P126"><text:s text:c="5"/><text:span text:style-name="T49">if</text:span><text:span text:style-name="T51"> first_name1 == first_name </text:span><text:span text:style-name="T49">and</text:span><text:span text:style-name="T51"> last_name1 == last_name</text:span></text:p>
      <text:p text:style-name="P126"><text:s text:c="6"/><text:span text:style-name="T49">begin</text:span></text:p>
      <text:p text:style-name="P126"><text:s text:c="6"/><text:span text:style-name="T49">end</text:span></text:p>
      <text:p text:style-name="P126"><text:s text:c="6"/><text:span text:style-name="T49">else</text:span></text:p>
      <text:p text:style-name="P126"><text:s text:c="8"/><text:span text:style-name="T51">csv &lt;&lt; [last_name1, first_name1]</text:span></text:p>
      <text:p text:style-name="P126"><text:s text:c="6"/><text:span text:style-name="T49">end</text:span></text:p>
      <text:p text:style-name="P126"><text:s text:c="4"/><text:span text:style-name="T49">end</text:span></text:p>
      <text:p text:style-name="P126"><text:s text:c="2"/><text:span text:style-name="T49">end</text:span></text:p>
      <text:p text:style-name="P126"><text:s text:c="2"/><text:span text:style-name="T49">end</text:span></text:p>
      <text:p text:style-name="P6"/>
      <text:p text:style-name="P25">Problem:</text:p>
      <text:p text:style-name="P97">Wrong loops while writing in result file and spamming in the official_results_a.csv file.</text:p>
      <text:p text:style-name="P93"/>
      <text:p text:style-name="P25">Rank:</text:p>
      <text:p text:style-name="P56">Easy to understand: <text:span text:style-name="T84">1</text:span></text:p>
      <text:p text:style-name="P56">Readable: <text:span text:style-name="T84">1</text:span></text:p>
      <text:p text:style-name="P56">Working in most cases: <text:span text:style-name="T70">1</text:span></text:p>
      <text:p text:style-name="P4">Overall: <text:span text:style-name="T84">0</text:span></text:p>
      <text:p text:style-name="P113">Simeon Shopkin</text:p>
      <text:p text:style-name="P36">Code:</text:p>
      <text:p text:style-name="P121">require <text:span text:style-name="T35">'</text:span><text:span text:style-name="T39">csv</text:span><text:span text:style-name="T35">'</text:span></text:p>
      <text:p text:style-name="P135"/>
      <text:p text:style-name="P125">arr = <text:span text:style-name="T33">Array</text:span>.new</text:p>
      <text:p text:style-name="P126"><text:s text:c="2"/><text:span text:style-name="T34">Dir</text:span><text:span text:style-name="T51">.glob(</text:span><text:span text:style-name="T28">ARGV</text:span><text:span text:style-name="T51">[</text:span><text:span text:style-name="T45">0</text:span><text:span text:style-name="T51">]+</text:span><text:span text:style-name="T36">"</text:span><text:span text:style-name="T40">/*.rb</text:span><text:span text:style-name="T36">"</text:span><text:span text:style-name="T51">) </text:span><text:span text:style-name="T49">do</text:span><text:span text:style-name="T51"> |first_files| <text:s text:c="7"/></text:span></text:p>
      <text:p text:style-name="P126"><text:s text:c="4"/><text:span text:style-name="T34">Dir</text:span><text:span text:style-name="T51">.glob(</text:span><text:span text:style-name="T28">ARGV</text:span><text:span text:style-name="T51">[</text:span><text:span text:style-name="T45">1</text:span><text:span text:style-name="T51">]+</text:span><text:span text:style-name="T36">"</text:span><text:span text:style-name="T40">/*.rb</text:span><text:span text:style-name="T36">"</text:span><text:span text:style-name="T51">) </text:span><text:span text:style-name="T49">do</text:span><text:span text:style-name="T51"> |second_files|</text:span></text:p>
      <text:p text:style-name="P126"><text:s text:c="6"/><text:span text:style-name="T51">first_files = first_files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.split(</text:span><text:span text:style-name="T36">"</text:span><text:span text:style-name="T40">_</text:span><text:span text:style-name="T36">"</text:span><text:span text:style-name="T51">)</text:span></text:p>
      <text:p text:style-name="P126"><text:s text:c="6"/><text:span text:style-name="T49">if</text:span><text:span text:style-name="T51"> first_files.size != </text:span><text:span text:style-name="T45">3</text:span></text:p>
      <text:p text:style-name="P126"><text:s text:c="8"/><text:span text:style-name="T49">if</text:span><text:span text:style-name="T51"> first_files != second_files</text:span></text:p>
      <text:p text:style-name="P126"><text:s text:c="12"/><text:span text:style-name="T51">print_count = first_files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 <text:s/></text:span></text:p>
      <text:p text:style-name="P126"><text:s text:c="12"/><text:span text:style-name="T51">p = print_count.size.to_s</text:span></text:p>
      <text:p text:style-name="P126"><text:s text:c="12"/><text:span text:style-name="T51">print = first_files[</text:span><text:span text:style-name="T45">0</text:span><text:span text:style-name="T51">].capitalize+</text:span><text:span text:style-name="T36">"</text:span><text:span text:style-name="T40">_</text:span><text:span text:style-name="T36">"</text:span><text:span text:style-name="T51">+first_files[</text:span><text:span text:style-name="T45">1</text:span><text:span text:style-name="T51">].capitalize+</text:span><text:span text:style-name="T36">"</text:span><text:span text:style-name="T40">_</text:span><text:span text:style-name="T36">"</text:span><text:span text:style-name="T51">+first_files[</text:span><text:span text:style-name="T45">2</text:span><text:span text:style-name="T51">]+</text:span><text:span text:style-name="T36">"</text:span><text:span text:style-name="T40">,</text:span><text:span text:style-name="T36">"</text:span><text:span text:style-name="T51">+p</text:span></text:p>
      <text:p text:style-name="P126"><text:s text:c="12"/><text:span text:style-name="T51">arr.push(print)</text:span></text:p>
      <text:p text:style-name="P126"><text:s text:c="8"/><text:span text:style-name="T49">end</text:span></text:p>
      <text:p text:style-name="P126"><text:s text:c="6"/><text:span text:style-name="T49">end</text:span><text:span text:style-name="T51"> <text:s text:c="3"/></text:span></text:p>
      <text:p text:style-name="P126"><text:s text:c="4"/><text:span text:style-name="T49">end</text:span></text:p>
      <text:p text:style-name="P126"><text:s text:c="2"/><text:span text:style-name="T49">end</text:span><text:span text:style-name="T51"> <text:s/></text:span></text:p>
      <text:p text:style-name="P126"><text:s text:c="2"/></text:p>
      <text:p text:style-name="P126"><text:s text:c="2"/><text:span text:style-name="T34">CSV</text:span><text:span text:style-name="T51">.open(</text:span><text:span text:style-name="T36">"</text:span><text:span text:style-name="T40">result.csv</text:span><text:span text:style-name="T36">"</text:span><text:span text:style-name="T51">,</text:span><text:span text:style-name="T36">"</text:span><text:span text:style-name="T40">w</text:span><text:span text:style-name="T36">"</text:span><text:span text:style-name="T51">) </text:span><text:span text:style-name="T49">do</text:span><text:span text:style-name="T51"> |csv|</text:span></text:p>
      <text:p text:style-name="P126"><text:s text:c="4"/><text:span text:style-name="T51">arr.sort.each </text:span><text:span text:style-name="T49">do</text:span><text:span text:style-name="T51"> |element|</text:span></text:p>
      <text:p text:style-name="P126"><text:s text:c="6"/><text:span text:style-name="T51">csv &lt;&lt; [element]</text:span></text:p>
      <text:p text:style-name="P126"><text:s text:c="4"/><text:span text:style-name="T49">end</text:span></text:p>
      <text:p text:style-name="P126"><text:s text:c="2"/><text:span text:style-name="T49">end</text:span></text:p>
      <text:p text:style-name="P8"/>
      <text:p text:style-name="P25">Problem:</text:p>
      <text:p text:style-name="P97">The whole program is wrong! He did not understood the task.</text:p>
      <text:p text:style-name="P64"/>
      <text:p text:style-name="P25">Rank:</text:p>
      <text:p text:style-name="P56">Easy to understand: <text:span text:style-name="T70">3</text:span></text:p>
      <text:p text:style-name="P56">Readable: <text:span text:style-name="T84">4</text:span></text:p>
      <text:p text:style-name="P56">Working in most cases: <text:span text:style-name="T70">1</text:span></text:p>
      <text:p text:style-name="P4">Overall: <text:span text:style-name="T84">2.6</text:span></text:p>
      <text:p text:style-name="P113">Stanimir Bogdanov </text:p>
      <text:p text:style-name="P36">Code:</text:p>
      <text:p text:style-name="P8"/>
      <text:p text:style-name="P121">require <text:span text:style-name="T35">'</text:span><text:span text:style-name="T39">csv</text:span><text:span text:style-name="T35">'</text:span></text:p>
      <text:p text:style-name="P135"/>
      <text:p text:style-name="P125">directory = <text:span text:style-name="T27">ARGV</text:span>[<text:span text:style-name="T44">0</text:span>]</text:p>
      <text:p text:style-name="P125">students = <text:span text:style-name="T33">Hash</text:span>.new</text:p>
      <text:p text:style-name="P135"/>
      <text:p text:style-name="P125"><text:span text:style-name="T33">Dir</text:span>.glob(<text:span text:style-name="T35">"</text:span><text:span text:style-name="T61">#{</text:span>directory<text:span text:style-name="T61">}</text:span><text:span text:style-name="T39">*</text:span><text:span text:style-name="T35">"</text:span>) <text:span text:style-name="T48">do</text:span> |filename|</text:p>
      <text:p text:style-name="P126"><text:s text:c="2"/><text:span text:style-name="T49">unless</text:span><text:span text:style-name="T51"> (filename.split(</text:span><text:span text:style-name="T36">'</text:span><text:span text:style-name="T40">/</text:span><text:span text:style-name="T36">'</text:span><text:span text:style-name="T51">).last =~ </text:span><text:span text:style-name="T62">/</text:span><text:span text:style-name="T63">^[a-zA-Z0-9]+_[a-zA-Z0-9]+_[0-9]+.rb$</text:span><text:span text:style-name="T62">/</text:span><text:span text:style-name="T51">).nil?</text:span></text:p>
      <text:p text:style-name="P126"><text:s text:c="4"/><text:span text:style-name="T51">first_name = filename.split(</text:span><text:span text:style-name="T36">'</text:span><text:span text:style-name="T40">/</text:span><text:span text:style-name="T36">'</text:span><text:span text:style-name="T51">).last.split(</text:span><text:span text:style-name="T36">'</text:span><text:span text:style-name="T40">_</text:span><text:span text:style-name="T36">'</text:span><text:span text:style-name="T51">)[</text:span><text:span text:style-name="T45">0</text:span><text:span text:style-name="T51">]</text:span></text:p>
      <text:p text:style-name="P126"><text:s text:c="4"/><text:span text:style-name="T51">second_name = filename.split(</text:span><text:span text:style-name="T36">'</text:span><text:span text:style-name="T40">/</text:span><text:span text:style-name="T36">'</text:span><text:span text:style-name="T51">).last.split(</text:span><text:span text:style-name="T36">'</text:span><text:span text:style-name="T40">_</text:span><text:span text:style-name="T36">'</text:span><text:span text:style-name="T51">)[</text:span><text:span text:style-name="T45">1</text:span><text:span text:style-name="T51">]</text:span></text:p>
      <text:p text:style-name="P126"><text:s text:c="4"/><text:span text:style-name="T51">students[first_name] = second_name </text:span><text:span text:style-name="T49">if</text:span><text:span text:style-name="T51"> first_name.length == </text:span><text:span text:style-name="T45">10</text:span></text:p>
      <text:p text:style-name="P126"><text:s text:c="2"/><text:span text:style-name="T49">end</text:span></text:p>
      <text:p text:style-name="P134">end</text:p>
      <text:p text:style-name="P135"/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34">Hash</text:span><text:span text:style-name="T51">[students.sort_by { |first, last| last }.reverse].each </text:span><text:span text:style-name="T49">do</text:span><text:span text:style-name="T51"> |first, last|</text:span></text:p>
      <text:p text:style-name="P126"><text:s text:c="4"/><text:span text:style-name="T51">csv &lt;&lt; [ first, last ]</text:span></text:p>
      <text:p text:style-name="P126"><text:s text:c="4"/><text:span text:style-name="T43"># puts "#{first},#{last}"</text:span></text:p>
      <text:p text:style-name="P126"><text:s text:c="2"/><text:span text:style-name="T49">end</text:span></text:p>
      <text:p text:style-name="P134">end</text:p>
      <text:p text:style-name="P8"/>
      <text:p text:style-name="P26">Problem:</text:p>
      <text:p text:style-name="P99">Stanimir is TOO SMART for this EASY program!</text:p>
      <text:p text:style-name="P98"/>
      <text:p text:style-name="P26">Rank:</text:p>
      <text:p text:style-name="P57">Easy to understand: <text:span text:style-name="T85">1</text:span></text:p>
      <text:p text:style-name="P57">Readable: <text:span text:style-name="T85">1</text:span></text:p>
      <text:p text:style-name="P57">Working in most cases: <text:span text:style-name="T85">1</text:span></text:p>
      <text:p text:style-name="P57">Overall: <text:span text:style-name="T85">1</text:span></text:p>
      <text:p text:style-name="P113">Stanislav Gospodinov</text:p>
      <text:p text:style-name="P36">Code:</text:p>
      <text:p text:style-name="P8"/>
      <text:p text:style-name="P121">require <text:span text:style-name="T35">'</text:span><text:span text:style-name="T39">csv</text:span><text:span text:style-name="T35">'</text:span></text:p>
      <text:p text:style-name="P125">hash = <text:span text:style-name="T33">Hash</text:span>.new</text:p>
      <text:p text:style-name="P135"/>
      <text:p text:style-name="P125"><text:span text:style-name="T33">Dir</text:span>.glob(<text:span text:style-name="T35">"</text:span><text:span text:style-name="T61">#{</text:span><text:span text:style-name="T27">ARGV</text:span>[<text:span text:style-name="T44">0</text:span>]<text:span text:style-name="T61">}</text:span><text:span text:style-name="T39">*.rb</text:span><text:span text:style-name="T35">"</text:span>) <text:span text:style-name="T48">do</text:span> |file|</text:p>
      <text:p text:style-name="P126"><text:s text:c="2"/><text:span text:style-name="T51">filename = file.split(</text:span><text:span text:style-name="T36">'</text:span><text:span text:style-name="T40">/</text:span><text:span text:style-name="T36">'</text:span><text:span text:style-name="T51">).last.split(</text:span><text:span text:style-name="T36">'</text:span><text:span text:style-name="T40">.</text:span><text:span text:style-name="T36">'</text:span><text:span text:style-name="T51">).first;</text:span></text:p>
      <text:p text:style-name="P126"><text:s text:c="4"/><text:span text:style-name="T49">if</text:span><text:span text:style-name="T51"> filename.split(</text:span><text:span text:style-name="T36">'</text:span><text:span text:style-name="T40">_</text:span><text:span text:style-name="T36">'</text:span><text:span text:style-name="T51">).length == </text:span><text:span text:style-name="T45">3</text:span></text:p>
      <text:p text:style-name="P126"><text:s text:c="6"/><text:span text:style-name="T49">if</text:span><text:span text:style-name="T51"> filename.split(</text:span><text:span text:style-name="T36">'</text:span><text:span text:style-name="T40">_</text:span><text:span text:style-name="T36">'</text:span><text:span text:style-name="T51">)[</text:span><text:span text:style-name="T45">1</text:span><text:span text:style-name="T51">].length == </text:span><text:span text:style-name="T45">5</text:span><text:span text:style-name="T51"> </text:span></text:p>
      <text:p text:style-name="P126"><text:s text:c="8"/><text:span text:style-name="T51">hash[filename.split(</text:span><text:span text:style-name="T36">'</text:span><text:span text:style-name="T40">_</text:span><text:span text:style-name="T36">'</text:span><text:span text:style-name="T51">)[</text:span><text:span text:style-name="T45">0</text:span><text:span text:style-name="T51">]] = filename.split(</text:span><text:span text:style-name="T36">'</text:span><text:span text:style-name="T40">_</text:span><text:span text:style-name="T36">'</text:span><text:span text:style-name="T51">)[</text:span><text:span text:style-name="T45">1</text:span><text:span text:style-name="T51">]</text:span></text:p>
      <text:p text:style-name="P126"><text:s text:c="6"/><text:span text:style-name="T49">end</text:span></text:p>
      <text:p text:style-name="P126"><text:s text:c="4"/><text:span text:style-name="T49">end</text:span></text:p>
      <text:p text:style-name="P134">end</text:p>
      <text:p text:style-name="P135"/>
      <text:p text:style-name="P125">hash = <text:span text:style-name="T33">Hash</text:span>[hash.sort_by{|k, v| v}]</text:p>
      <text:p text:style-name="P135"/>
      <text:p text:style-name="P125"><text:span text:style-name="T33">CSV</text:span>.open(<text:span text:style-name="T35">"</text:span><text:span text:style-name="T39">results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hash.each </text:span><text:span text:style-name="T49">do</text:span><text:span text:style-name="T51"> |key, value|</text:span></text:p>
      <text:p text:style-name="P126"><text:s text:c="4"/><text:span text:style-name="T51">csv &lt;&lt; [key, value].flatten</text:span></text:p>
      <text:p text:style-name="P126"><text:s text:c="2"/><text:span text:style-name="T49">end</text:span></text:p>
      <text:p text:style-name="P134">end</text:p>
      <text:p text:style-name="P8"/>
      <text:p text:style-name="P27">Problem:</text:p>
      <text:p text:style-name="P100">Wrong result file name.</text:p>
      <text:p text:style-name="P76"/>
      <text:p text:style-name="P27">Rank:</text:p>
      <text:p text:style-name="P58">Easy to understand: <text:span text:style-name="T67">5</text:span></text:p>
      <text:p text:style-name="P58">Readable: <text:span text:style-name="T67">5</text:span></text:p>
      <text:p text:style-name="P58">Working in most cases: <text:span text:style-name="T67">5</text:span></text:p>
      <text:p text:style-name="P58">Overall: <text:span text:style-name="T67">5</text:span></text:p>
      <text:p text:style-name="P113">Stanislav Valkanov</text:p>
      <text:p text:style-name="P36">Code:</text:p>
      <text:p text:style-name="P8"/>
      <text:p text:style-name="P121">require <text:span text:style-name="T35">'</text:span><text:span text:style-name="T39">csv</text:span><text:span text:style-name="T35">'</text:span></text:p>
      <text:p text:style-name="P125">a = <text:span text:style-name="T33">Hash</text:span>.new</text:p>
      <text:p text:style-name="P125">path = <text:span text:style-name="T27">ARGV</text:span>[<text:span text:style-name="T44">0</text:span>]</text:p>
      <text:p text:style-name="P125"><text:span text:style-name="T33">Dir</text:span>.glob(path + <text:span text:style-name="T35">"</text:span><text:span text:style-name="T39">**/*.rb</text:span><text:span text:style-name="T35">"</text:span>) <text:span text:style-name="T48">do</text:span> |my_text_file|</text:p>
      <text:p text:style-name="P125">short_name = my_text_file.split(<text:span text:style-name="T35">'</text:span><text:span text:style-name="T39">/</text:span><text:span text:style-name="T35">'</text:span>).last.split(<text:span text:style-name="T35">'</text:span><text:span text:style-name="T39">.</text:span><text:span text:style-name="T35">'</text:span>).first</text:p>
      <text:p text:style-name="P125">name = short_name.split(<text:span text:style-name="T35">"</text:span><text:span text:style-name="T39">_</text:span><text:span text:style-name="T35">"</text:span>)[<text:span text:style-name="T44">0</text:span>]</text:p>
      <text:p text:style-name="P125">last = short_name.split(<text:span text:style-name="T35">"</text:span><text:span text:style-name="T39">_</text:span><text:span text:style-name="T35">"</text:span>)[<text:span text:style-name="T44">1</text:span>]</text:p>
      <text:p text:style-name="P125">last.to_s</text:p>
      <text:p text:style-name="P125"><text:span text:style-name="T48">if</text:span> (last.length == <text:span text:style-name="T44">5</text:span>)&amp;&amp;(short_name.split(<text:span text:style-name="T35">"</text:span><text:span text:style-name="T39">_</text:span><text:span text:style-name="T35">"</text:span>).size == <text:span text:style-name="T44">3</text:span>)</text:p>
      <text:p text:style-name="P125">a[<text:span text:style-name="T35">"</text:span><text:span text:style-name="T61">#{</text:span>name<text:span text:style-name="T61">}</text:span><text:span text:style-name="T35">"</text:span>] = last</text:p>
      <text:p text:style-name="P134">end</text:p>
      <text:p text:style-name="P134">end</text:p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5"><text:span text:style-name="T33">Hash</text:span>[a.sort.reverse].each <text:span text:style-name="T48">do</text:span> |element|</text:p>
      <text:p text:style-name="P125">csv &lt;&lt; element</text:p>
      <text:p text:style-name="P134">end</text:p>
      <text:p text:style-name="P134">end</text:p>
      <text:p text:style-name="P9"/>
      <text:p text:style-name="P38">Problem:</text:p>
      <text:p text:style-name="P100">Works fine!</text:p>
      <text:p text:style-name="P9"/>
      <text:p text:style-name="P38">Rank:</text:p>
      <text:p text:style-name="P58">Easy to understand: <text:span text:style-name="T86">4</text:span></text:p>
      <text:p text:style-name="P58">Readable: <text:span text:style-name="T86">0</text:span></text:p>
      <text:p text:style-name="P58">Working in most cases: <text:span text:style-name="T67">5</text:span></text:p>
      <text:p text:style-name="P58">Overall: <text:span text:style-name="T86">3</text:span></text:p>
      <text:p text:style-name="P113">Tihomir Lidanski</text:p>
      <text:p text:style-name="P36">Code:</text:p>
      <text:p text:style-name="P8"/>
      <text:p text:style-name="P121">require <text:span text:style-name="T35">'</text:span><text:span text:style-name="T39">csv</text:span><text:span text:style-name="T35">'</text:span></text:p>
      <text:p text:style-name="P135"/>
      <text:p text:style-name="P125"><text:span text:style-name="T33">Dir</text:span>.glob(<text:span text:style-name="T27">ARGV</text:span>[<text:span text:style-name="T44">0</text:span>] + <text:span text:style-name="T35">"</text:span><text:span text:style-name="T39">*.</text:span><text:span text:style-name="T35">"</text:span>) <text:span text:style-name="T48">do</text:span> |file|</text:p>
      <text:p text:style-name="P126"><text:s text:c="2"/><text:span text:style-name="T51">name = file.split (</text:span><text:span text:style-name="T36">"</text:span><text:span text:style-name="T40">/</text:span><text:span text:style-name="T36">"</text:span><text:span text:style-name="T51">)last.split(</text:span><text:span text:style-name="T36">"</text:span><text:span text:style-name="T40">.</text:span><text:span text:style-name="T36">"</text:span><text:span text:style-name="T51">)</text:span></text:p>
      <text:p text:style-name="P126"><text:s text:c="2"/></text:p>
      <text:p text:style-name="P126"><text:s text:c="2"/></text:p>
      <text:p text:style-name="P125"><text:span text:style-name="T33">Dir</text:span>.glob(<text:span text:style-name="T27">ARGV</text:span>[<text:span text:style-name="T44">1</text:span>] + <text:span text:style-name="T35">"</text:span><text:span text:style-name="T39">*.</text:span><text:span text:style-name="T35">"</text:span>) <text:span text:style-name="T48">do</text:span> |file|</text:p>
      <text:p text:style-name="P135"/>
      <text:p text:style-name="P135"/>
      <text:p text:style-name="P135"/>
      <text:p text:style-name="P135"/>
      <text:p text:style-name="P125">puts name.length % <text:span text:style-name="T44">2</text:span>.round()</text:p>
      <text:p text:style-name="P135"/>
      <text:p text:style-name="P135"/>
      <text:p text:style-name="P135"/>
      <text:p text:style-name="P134">end</text:p>
      <text:p text:style-name="P134">end</text:p>
      <text:p text:style-name="P135"/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/text:p>
      <text:p text:style-name="P135"/>
      <text:p text:style-name="P135"/>
      <text:p text:style-name="P134">end</text:p>
      <text:p text:style-name="P8"/>
      <text:p text:style-name="P38">Problem:</text:p>
      <text:p text:style-name="P100">Unfinished program.</text:p>
      <text:p text:style-name="P100"/>
      <text:p text:style-name="P38">Rank:</text:p>
      <text:p text:style-name="P58">Easy to understand: <text:span text:style-name="T86">3</text:span></text:p>
      <text:p text:style-name="P58">Readable:<text:span text:style-name="T86"> 1</text:span></text:p>
      <text:p text:style-name="P58">Working in most cases: <text:span text:style-name="T86">10000000 <text:s/>← points for trying</text:span></text:p>
      <text:p text:style-name="P59">Overall: <text:span text:style-name="T87">3333334.3</text:span></text:p>
      <text:p text:style-name="P114">Veselin Dechev</text:p>
      <text:p text:style-name="P37">Code:</text:p>
      <text:p text:style-name="P10"/>
      <text:p text:style-name="P122">require <text:span text:style-name="T35">'</text:span><text:span text:style-name="T39">csv</text:span><text:span text:style-name="T35">'</text:span></text:p>
      <text:p text:style-name="P125">result = <text:span text:style-name="T33">Hash</text:span>.new</text:p>
      <text:p text:style-name="P125"><text:span text:style-name="T33">Dir</text:span>.glob(<text:span text:style-name="T27">ARGV</text:span>[<text:span text:style-name="T44">0</text:span>] + <text:span text:style-name="T35">"</text:span><text:span text:style-name="T39">*.rb</text:span><text:span text:style-name="T35">"</text:span>).each <text:span text:style-name="T48">do</text:span> |first|</text:p>
      <text:p text:style-name="P126"><text:s text:c="2"/><text:span text:style-name="T51">name1 = first.split(</text:span><text:span text:style-name="T36">"</text:span><text:span text:style-name="T40">/</text:span><text:span text:style-name="T36">"</text:span><text:span text:style-name="T51">).last.capitalize</text:span></text:p>
      <text:p text:style-name="P126"><text:s text:c="2"/><text:span text:style-name="T51">first_name = name1.split(</text:span><text:span text:style-name="T36">"</text:span><text:span text:style-name="T40">_</text:span><text:span text:style-name="T36">"</text:span><text:span text:style-name="T51">).first.capitalize</text:span></text:p>
      <text:p text:style-name="P126"><text:s text:c="2"/><text:span text:style-name="T51">last_name = name1.split(</text:span><text:span text:style-name="T36">"</text:span><text:span text:style-name="T40">_</text:span><text:span text:style-name="T36">"</text:span><text:span text:style-name="T51">,</text:span><text:span text:style-name="T45">2</text:span><text:span text:style-name="T51">).last.split(</text:span><text:span text:style-name="T36">'</text:span><text:span text:style-name="T40">_</text:span><text:span text:style-name="T36">'</text:span><text:span text:style-name="T51">).first.capitalize</text:span></text:p>
      <text:p text:style-name="P126"><text:s text:c="2"/><text:span text:style-name="T34">Dir</text:span><text:span text:style-name="T51">.glob(</text:span><text:span text:style-name="T28">ARGV</text:span><text:span text:style-name="T51">[</text:span><text:span text:style-name="T45">1</text:span><text:span text:style-name="T51">]+</text:span><text:span text:style-name="T36">"</text:span><text:span text:style-name="T40">*.rb</text:span><text:span text:style-name="T36">"</text:span><text:span text:style-name="T51">).each </text:span><text:span text:style-name="T49">do</text:span><text:span text:style-name="T51"> |second|</text:span></text:p>
      <text:p text:style-name="P126"><text:s text:c="4"/><text:span text:style-name="T51">name2 = second.split(</text:span><text:span text:style-name="T36">"</text:span><text:span text:style-name="T40">/</text:span><text:span text:style-name="T36">"</text:span><text:span text:style-name="T51">).last.capitalize</text:span></text:p>
      <text:p text:style-name="P126"><text:s text:c="4"/><text:span text:style-name="T49">if</text:span><text:span text:style-name="T51"> (name1 == name2)</text:span></text:p>
      <text:p text:style-name="P126"><text:s text:c="6"/><text:span text:style-name="T51">result.compare_by_identity</text:span></text:p>
      <text:p text:style-name="P126"><text:s text:c="6"/><text:span text:style-name="T51">result[first_name] = last_name</text:span></text:p>
      <text:p text:style-name="P126"><text:s text:c="4"/><text:span text:style-name="T49">end</text:span></text:p>
      <text:p text:style-name="P134">end</text:p>
      <text:p text:style-name="P134">end</text:p>
      <text:p text:style-name="P125"><text:span text:style-name="T33">CSV</text:span>.open(<text:span text:style-name="T35">"</text:span><text:span text:style-name="T39">result.csv</text:span><text:span text:style-name="T35">"</text:span>, <text:span text:style-name="T35">"</text:span><text:span text:style-name="T39">w</text:span><text:span text:style-name="T35">"</text:span>) <text:span text:style-name="T48">do</text:span> |csv|</text:p>
      <text:p text:style-name="P126"><text:s text:c="2"/><text:span text:style-name="T51">result.sort_by{|k, v| k}.each </text:span><text:span text:style-name="T49">do</text:span><text:span text:style-name="T51"> |element|</text:span></text:p>
      <text:p text:style-name="P126"><text:s text:c="4"/><text:span text:style-name="T51">csv &lt;&lt; element</text:span></text:p>
      <text:p text:style-name="P126"><text:s text:c="4"/><text:span text:style-name="T49">end</text:span></text:p>
      <text:p text:style-name="P126"><text:s text:c="2"/><text:span text:style-name="T49">end</text:span></text:p>
      <text:p text:style-name="P10"/>
      <text:p text:style-name="P10"/>
      <text:p text:style-name="P39">Problem:</text:p>
      <text:p text:style-name="P102">Wrong file name. <text:span text:style-name="T99">НЕ Е ТЪП ДА СИ ЛЕСНО!!!!</text:span></text:p>
      <text:p text:style-name="P102"/>
      <text:p text:style-name="P102">Fix:</text:p>
      <text:p text:style-name="P69"><text:span text:style-name="T88">Rename file name to: </text:span><text:span text:style-name="T91">Veselin_Dechev_</text:span><text:span text:style-name="T92">2</text:span><text:span text:style-name="T91">_5f1c22.rb</text:span></text:p>
      <text:p text:style-name="P102"/>
      <text:p text:style-name="P101"/>
      <text:p text:style-name="P39">Rank:</text:p>
      <text:p text:style-name="P60">Easy to understand: <text:span text:style-name="T88">0</text:span></text:p>
      <text:p text:style-name="P60">Readable:<text:span text:style-name="T86"> 0</text:span></text:p>
      <text:p text:style-name="P60">Working in most cases: <text:span text:style-name="T88">0</text:span></text:p>
      <text:p text:style-name="P60">Overall: <text:span text:style-name="T88">0</text:span></text:p>
      <text:p text:style-name="P117">Borislav Rusinov</text:p>
      <text:p text:style-name="P37">Code:</text:p>
      <text:p text:style-name="P10"/>
      <text:p text:style-name="P122">a=<text:span text:style-name="T27">ARGV</text:span>[<text:span text:style-name="T44">0</text:span>]</text:p>
      <text:p text:style-name="P125">require <text:span text:style-name="T35">'</text:span><text:span text:style-name="T39">csv</text:span><text:span text:style-name="T35">'</text:span></text:p>
      <text:p text:style-name="P125">array=[]</text:p>
      <text:p text:style-name="P125"><text:span text:style-name="T33">Dir</text:span>.glob(<text:span text:style-name="T35">"</text:span><text:span text:style-name="T61">#{</text:span>a<text:span text:style-name="T61">}</text:span><text:span text:style-name="T39">*.*</text:span><text:span text:style-name="T35">"</text:span>) <text:s/><text:span text:style-name="T48">do</text:span> |my_text_file|</text:p>
      <text:p text:style-name="P126"><text:s text:c="2"/><text:span text:style-name="T51">name = my_text_file.split(</text:span><text:span text:style-name="T36">"</text:span><text:span text:style-name="T40">/</text:span><text:span text:style-name="T36">"</text:span><text:span text:style-name="T51">).last.split(</text:span><text:span text:style-name="T36">"</text:span><text:span text:style-name="T40">.</text:span><text:span text:style-name="T36">"</text:span><text:span text:style-name="T51">).first.split(</text:span><text:span text:style-name="T36">"</text:span><text:span text:style-name="T40">_</text:span><text:span text:style-name="T36">"</text:span><text:span text:style-name="T51">) <text:s/></text:span></text:p>
      <text:p text:style-name="P126"><text:s text:c="2"/><text:span text:style-name="T49">if</text:span><text:span text:style-name="T51"> name[</text:span><text:span text:style-name="T45">1</text:span><text:span text:style-name="T51">]!=</text:span><text:span text:style-name="T28">nil</text:span><text:span text:style-name="T51"> &amp;&amp; name[</text:span><text:span text:style-name="T45">0</text:span><text:span text:style-name="T51">].length==</text:span><text:span text:style-name="T45">10</text:span></text:p>
      <text:p text:style-name="P126"><text:s text:c="4"/><text:span text:style-name="T51">array &lt;&lt; name[</text:span><text:span text:style-name="T45">0</text:span><text:span text:style-name="T51">] + </text:span><text:span text:style-name="T36">"</text:span><text:span text:style-name="T40">,</text:span><text:span text:style-name="T36">"</text:span><text:span text:style-name="T51"> + name[</text:span><text:span text:style-name="T45">1</text:span><text:span text:style-name="T51">]</text:span></text:p>
      <text:p text:style-name="P126"><text:s text:c="2"/><text:span text:style-name="T49">end</text:span></text:p>
      <text:p text:style-name="P134">end</text:p>
      <text:p text:style-name="P125">array.sort!</text:p>
      <text:p text:style-name="P125">array.reverse!</text:p>
      <text:p text:style-name="P125"><text:span text:style-name="T33">File</text:span>.open(<text:span text:style-name="T35">"</text:span><text:span text:style-name="T39">results.csv</text:span><text:span text:style-name="T35">"</text:span>, <text:span text:style-name="T35">"</text:span><text:span text:style-name="T39">w</text:span><text:span text:style-name="T35">"</text:span>) <text:span text:style-name="T48">do</text:span> |csv| <text:s text:c="3"/></text:p>
      <text:p text:style-name="P126"><text:s text:c="2"/><text:span text:style-name="T51">array.each </text:span><text:span text:style-name="T49">do</text:span><text:span text:style-name="T51"> |arg|</text:span></text:p>
      <text:p text:style-name="P126"><text:s text:c="2"/><text:span text:style-name="T51">csv.puts(arg)</text:span></text:p>
      <text:p text:style-name="P126"><text:s text:c="2"/><text:span text:style-name="T49">end</text:span></text:p>
      <text:p text:style-name="P134">end</text:p>
      <text:p text:style-name="P7"/>
      <text:p text:style-name="P108">Problem:</text:p>
      <text:p text:style-name="P104"><text:span text:style-name="T24">Bobo is really really stupid, ugly, fat and </text:span><text:span text:style-name="T25">the</text:span><text:span text:style-name="T24"> biggest G</text:span><text:span text:style-name="T25">@</text:span><text:span text:style-name="T24">Y EVER!!!!!</text:span></text:p>
      <text:p text:style-name="P103"/>
      <text:p text:style-name="P107">Fix:</text:p>
      <text:p text:style-name="P109"><text:span text:style-name="T31">Chnge file name to: </text:span><text:span text:style-name="T97">Borislav_Rusinov_</text:span><text:span text:style-name="T98">1</text:span><text:span text:style-name="T97">_6fb3ad.rb</text:span></text:p>
      <text:p text:style-name="P110"><text:span text:style-name="T95">Change result file name to: </text:span><text:span text:style-name="T97">result.csv</text:span></text:p>
      <text:p text:style-name="P105"/>
      <text:p text:style-name="P40">Rank:</text:p>
      <text:p text:style-name="P61">Easy to understand: <text:span text:style-name="T101">5</text:span></text:p>
      <text:p text:style-name="P61">Readable:<text:span text:style-name="T86"> 5</text:span></text:p>
      <text:p text:style-name="P61">Working in most cases: <text:span text:style-name="T101">5</text:span></text:p>
      <text:p text:style-name="P106">Overall: <text:span text:style-name="T101">10</text:span><text:span text:style-name="T100"> &lt;3&lt;3&lt;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Bitstream Vera Sans Mono', 'Courier New', Courier, monospace"/>
    <style:font-face style:name="Consolas" svg:font-family="Consolas, 'Liberation Mono', Menlo, Courier, monospace"/>
    <style:font-face style:name="Helvetica" svg:font-family="Helvetica, Arial, 'lucida grande', tahoma, verdana, arial, sans-serif"/>
    <style:font-face style:name="Ubuntu Mono" svg:font-family="'Ubuntu Mono'"/>
    <style:font-face style:name="UbuntuRegular" svg:font-family="UbuntuRegular, Ubuntu, 'Bitstream Vera Sans', 'DejaVu Sans', Tahoma, sans-serif"/>
    <style:font-face style:name="Liberation Sans1" svg:font-family="'Liberation San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9ebaf" officeooo:paragraph-rsid="0019eba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-top="0in" fo:padding-bottom="0.0201in" fo:padding-left="0.0201in" fo:padding-right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echnological School “Electronic Systems” </text:p>
        <text:p text:style-name="MP1">associated with Technical University Sofia</text:p>
        <text:p text:style-name="MP1">www.elsys-bg.org</text:p>
        <text:p text:style-name="MP1">Rainbow Patk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37:14.844205747</meta:creation-date>
    <dc:date>2014-10-26T20:26:47.623789369</dc:date>
    <meta:editing-duration>PT4H16M21S</meta:editing-duration>
    <meta:editing-cycles>27</meta:editing-cycles>
    <meta:generator>LibreOffice/4.2.6.3$Linux_X86_64 LibreOffice_project/420m0$Build-3</meta:generator>
    <meta:document-statistic meta:table-count="0" meta:image-count="0" meta:object-count="0" meta:page-count="26" meta:paragraph-count="857" meta:word-count="2433" meta:character-count="20104" meta:non-whitespace-character-count="17081"/>
  </office:meta>
</office:document-meta>
</file>